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4e9a06" fo:font-weight="bold"/>
    </style:style>
    <style:style style:name="T2" style:family="text">
      <style:text-properties fo:color="#3465a4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(base) <text:span text:style-name="T1">student@bioinfo-Precision-T5600</text:span>:<text:span text:style-name="T2">~</text:span>$ cd --help</text:p>
      <text:p text:style-name="Preformatted_20_Text">cd: cd [-L|[-P [-e]] [-@]] [dir]</text:p>
      <text:p text:style-name="Preformatted_20_Text"><text:s text:c="4"/>Change the shell working directory.</text:p>
      <text:p text:style-name="Preformatted_20_Text"><text:s text:c="4"/></text:p>
      <text:p text:style-name="Preformatted_20_Text"><text:s text:c="4"/>Change the current directory to DIR. <text:s/>The default DIR is the value of the</text:p>
      <text:p text:style-name="Preformatted_20_Text"><text:s text:c="4"/>HOME shell variable.</text:p>
      <text:p text:style-name="Preformatted_20_Text"><text:s text:c="4"/></text:p>
      <text:p text:style-name="Preformatted_20_Text"><text:s text:c="4"/>The variable CDPATH defines the search path for the directory containing</text:p>
      <text:p text:style-name="Preformatted_20_Text"><text:s text:c="4"/>DIR. <text:s/>Alternative directory names in CDPATH are separated by a colon (:).</text:p>
      <text:p text:style-name="Preformatted_20_Text"><text:s text:c="4"/>A null directory name is the same as the current directory. <text:s/>If DIR begins</text:p>
      <text:p text:style-name="Preformatted_20_Text"><text:s text:c="4"/>with a slash (/), then CDPATH is not used.</text:p>
      <text:p text:style-name="Preformatted_20_Text"><text:s text:c="4"/></text:p>
      <text:p text:style-name="Preformatted_20_Text"><text:s text:c="4"/>If the directory is not found, and the shell option `cdable_vars&amp;apos; is set,</text:p>
      <text:p text:style-name="Preformatted_20_Text"><text:s text:c="4"/>the word is assumed to be <text:s/>a variable name. <text:s/>If that variable has a value,</text:p>
      <text:p text:style-name="Preformatted_20_Text"><text:s text:c="4"/>its value is used for DIR.</text:p>
      <text:p text:style-name="Preformatted_20_Text"><text:s text:c="4"/></text:p>
      <text:p text:style-name="Preformatted_20_Text"><text:s text:c="4"/>Options:</text:p>
      <text:p text:style-name="Preformatted_20_Text"><text:s text:c="6"/>-L <text:s text:c="7"/>force symbolic links to be followed: resolve symbolic</text:p>
      <text:p text:style-name="Preformatted_20_Text"><text:s text:c="16"/>links in DIR after processing instances of `..&amp;apos;</text:p>
      <text:p text:style-name="Preformatted_20_Text"><text:s text:c="6"/>-P <text:s text:c="7"/>use the physical directory structure without following</text:p>
      <text:p text:style-name="Preformatted_20_Text"><text:s text:c="16"/>symbolic links: resolve symbolic links in DIR before</text:p>
      <text:p text:style-name="Preformatted_20_Text"><text:s text:c="16"/>processing instances of `..&amp;apos;</text:p>
      <text:p text:style-name="Preformatted_20_Text"><text:s text:c="6"/>-e <text:s text:c="7"/>if the -P option is supplied, and the current working</text:p>
      <text:p text:style-name="Preformatted_20_Text"><text:s text:c="16"/>directory cannot be determined successfully, exit with</text:p>
      <text:p text:style-name="Preformatted_20_Text"><text:s text:c="16"/>a non-zero status</text:p>
      <text:p text:style-name="Preformatted_20_Text"><text:s text:c="6"/>-@ <text:s text:c="7"/>on systems that support it, present a file with extended</text:p>
      <text:p text:style-name="Preformatted_20_Text"><text:s text:c="16"/>attributes as a directory containing the file attributes</text:p>
      <text:p text:style-name="Preformatted_20_Text"><text:s text:c="4"/></text:p>
      <text:p text:style-name="Preformatted_20_Text"><text:s text:c="4"/>The default is to follow symbolic links, as if `-L&amp;apos; were specified.</text:p>
      <text:p text:style-name="Preformatted_20_Text"><text:s text:c="4"/>`..&amp;apos; is processed by removing the immediately previous pathname component</text:p>
      <text:p text:style-name="Preformatted_20_Text"><text:s text:c="4"/>back to a slash or the beginning of DIR.</text:p>
      <text:p text:style-name="Preformatted_20_Text"><text:s text:c="4"/></text:p>
      <text:p text:style-name="Preformatted_20_Text"><text:s text:c="4"/>Exit Status:</text:p>
      <text:p text:style-name="Preformatted_20_Text"><text:s text:c="4"/>Returns 0 if the directory is changed, and if $PWD is set successfully when</text:p>
      <text:p text:style-name="Preformatted_20_Text"><text:s text:c="4"/>-P is used; non-zero otherwise.</text:p>
      <text:p text:style-name="Preformatted_20_Text">(base) <text:span text:style-name="T1">student@bioinfo-Precision-T5600</text:span>:<text:span text:style-name="T2">~</text:span>$ ls --help</text:p>
      <text:p text:style-name="Preformatted_20_Text">Usage: ls [OPTION]... [FILE]...</text:p>
      <text:p text:style-name="Preformatted_20_Text">List information about the FILEs (the current directory by default).</text:p>
      <text:p text:style-name="Preformatted_20_Text">Sort entries alphabetically if none of -cftuvSUX nor --sort is specified.</text:p>
      <text:p text:style-name="Preformatted_20_Text"/>
      <text:p text:style-name="Preformatted_20_Text">Mandatory arguments to long options are mandatory for short options too.</text:p>
      <text:p text:style-name="Preformatted_20_Text"><text:s text:c="2"/>-a, --all <text:s text:c="17"/>do not ignore entries starting with .</text:p>
      <text:p text:style-name="Preformatted_20_Text"><text:s text:c="2"/>-A, --almost-all <text:s text:c="10"/>do not list implied . and ..</text:p>
      <text:p text:style-name="Preformatted_20_Text"><text:s text:c="6"/>--author <text:s text:c="14"/>with -l, print the author of each file</text:p>
      <text:p text:style-name="Preformatted_20_Text"><text:s text:c="2"/>-b, --escape <text:s text:c="14"/>print C-style escapes for nongraphic characters</text:p>
      <text:p text:style-name="Preformatted_20_Text"><text:s text:c="6"/>--block-size=SIZE <text:s text:c="5"/>with -l, scale sizes by SIZE when printing them;</text:p>
      <text:p text:style-name="Preformatted_20_Text"><text:s text:c="31"/>e.g., &amp;apos;--block-size=M&amp;apos;; see SIZE format below</text:p>
      <text:p text:style-name="Preformatted_20_Text"><text:s text:c="2"/>-B, --ignore-backups <text:s text:c="6"/>do not list implied entries ending with ~</text:p>
      <text:p text:style-name="Preformatted_20_Text"><text:s text:c="2"/>-c <text:s text:c="24"/>with -lt: sort by, and show, ctime (time of last</text:p>
      <text:p text:style-name="Preformatted_20_Text"><text:s text:c="31"/>modification of file status information);</text:p>
      <text:p text:style-name="Preformatted_20_Text"><text:s text:c="31"/>with -l: show ctime and sort by name;</text:p>
      <text:p text:style-name="Preformatted_20_Text"><text:s text:c="31"/>otherwise: sort by ctime, newest first</text:p>
      <text:p text:style-name="Preformatted_20_Text"><text:s text:c="2"/>-C <text:s text:c="24"/>list entries by columns</text:p>
      <text:p text:style-name="Preformatted_20_Text"><text:s text:c="6"/>--color[=WHEN] <text:s text:c="8"/>colorize the output; WHEN can be &amp;apos;always&amp;apos; (default</text:p>
      <text:p text:style-name="Preformatted_20_Text"><text:s text:c="31"/>if omitted), &amp;apos;auto&amp;apos;, or &amp;apos;never&amp;apos;; more info below</text:p>
      <text:p text:style-name="Preformatted_20_Text"><text:s text:c="2"/>-d, --directory <text:s text:c="11"/>list directories themselves, not their contents</text:p>
      <text:p text:style-name="Preformatted_20_Text"><text:s text:c="2"/>-D, --dired <text:s text:c="15"/>generate output designed for Emacs&amp;apos; dired mode</text:p>
      <text:p text:style-name="Preformatted_20_Text"><text:s text:c="2"/>-f <text:s text:c="24"/>do not sort, enable -aU, disable -ls --color</text:p>
      <text:p text:style-name="Preformatted_20_Text"><text:s text:c="2"/>-F, --classify <text:s text:c="12"/>append indicator (one of */=&gt;@|) to entries</text:p>
      <text:p text:style-name="Preformatted_20_Text"><text:soft-page-break/><text:s text:c="6"/>--file-type <text:s text:c="11"/>likewise, except do not append &amp;apos;*&amp;apos;</text:p>
      <text:p text:style-name="Preformatted_20_Text"><text:s text:c="6"/>--format=WORD <text:s text:c="9"/>across -x, commas -m, horizontal -x, long -l,</text:p>
      <text:p text:style-name="Preformatted_20_Text"><text:s text:c="31"/>single-column -1, verbose -l, vertical -C</text:p>
      <text:p text:style-name="Preformatted_20_Text"><text:s text:c="6"/>--full-time <text:s text:c="11"/>like -l --time-style=full-iso</text:p>
      <text:p text:style-name="Preformatted_20_Text"><text:s text:c="2"/>-g <text:s text:c="24"/>like -l, but do not list owner</text:p>
      <text:p text:style-name="Preformatted_20_Text"><text:s text:c="6"/>--group-directories-first</text:p>
      <text:p text:style-name="Preformatted_20_Text"><text:s text:c="29"/>group directories before files;</text:p>
      <text:p text:style-name="Preformatted_20_Text"><text:s text:c="31"/>can be augmented with a --sort option, but any</text:p>
      <text:p text:style-name="Preformatted_20_Text"><text:s text:c="31"/>use of --sort=none (-U) disables grouping</text:p>
      <text:p text:style-name="Preformatted_20_Text"><text:s text:c="2"/>-G, --no-group <text:s text:c="12"/>in a long listing, don&amp;apos;t print group names</text:p>
      <text:p text:style-name="Preformatted_20_Text"><text:s text:c="2"/>-h, --human-readable <text:s text:c="6"/>with -l and -s, print sizes like 1K 234M 2G etc.</text:p>
      <text:p text:style-name="Preformatted_20_Text"><text:s text:c="6"/>--si <text:s text:c="18"/>likewise, but use powers of 1000 not 1024</text:p>
      <text:p text:style-name="Preformatted_20_Text"><text:s text:c="2"/>-H, --dereference-command-line</text:p>
      <text:p text:style-name="Preformatted_20_Text"><text:s text:c="29"/>follow symbolic links listed on the command line</text:p>
      <text:p text:style-name="Preformatted_20_Text"><text:s text:c="6"/>--dereference-command-line-symlink-to-dir</text:p>
      <text:p text:style-name="Preformatted_20_Text"><text:s text:c="29"/>follow each command line symbolic link</text:p>
      <text:p text:style-name="Preformatted_20_Text"><text:s text:c="31"/>that points to a directory</text:p>
      <text:p text:style-name="Preformatted_20_Text"><text:s text:c="6"/>--hide=PATTERN <text:s text:c="8"/>do not list implied entries matching shell PATTERN</text:p>
      <text:p text:style-name="Preformatted_20_Text"><text:s text:c="31"/>(overridden by -a or -A)</text:p>
      <text:p text:style-name="Preformatted_20_Text"><text:s text:c="6"/>--hyperlink[=WHEN] <text:s text:c="4"/>hyperlink file names; WHEN can be &amp;apos;always&amp;apos;</text:p>
      <text:p text:style-name="Preformatted_20_Text"><text:s text:c="31"/>(default if omitted), &amp;apos;auto&amp;apos;, or &amp;apos;never&amp;apos;</text:p>
      <text:p text:style-name="Preformatted_20_Text"><text:s text:c="6"/>--indicator-style=WORD <text:s/>append indicator with style WORD to entry names:</text:p>
      <text:p text:style-name="Preformatted_20_Text"><text:s text:c="31"/>none (default), slash (-p),</text:p>
      <text:p text:style-name="Preformatted_20_Text"><text:s text:c="31"/>file-type (--file-type), classify (-F)</text:p>
      <text:p text:style-name="Preformatted_20_Text"><text:s text:c="2"/>-i, --inode <text:s text:c="15"/>print the index number of each file</text:p>
      <text:p text:style-name="Preformatted_20_Text"><text:s text:c="2"/>-I, --ignore=PATTERN <text:s text:c="6"/>do not list implied entries matching shell PATTERN</text:p>
      <text:p text:style-name="Preformatted_20_Text"><text:s text:c="2"/>-k, --kibibytes <text:s text:c="11"/>default to 1024-byte blocks for disk usage;</text:p>
      <text:p text:style-name="Preformatted_20_Text"><text:s text:c="31"/>used only with -s and per directory totals</text:p>
      <text:p text:style-name="Preformatted_20_Text"><text:s text:c="2"/>-l <text:s text:c="24"/>use a long listing format</text:p>
      <text:p text:style-name="Preformatted_20_Text"><text:s text:c="2"/>-L, --dereference <text:s text:c="9"/>when showing file information for a symbolic</text:p>
      <text:p text:style-name="Preformatted_20_Text"><text:s text:c="31"/>link, show information for the file the link</text:p>
      <text:p text:style-name="Preformatted_20_Text"><text:s text:c="31"/>references rather than for the link itself</text:p>
      <text:p text:style-name="Preformatted_20_Text"><text:s text:c="2"/>-m <text:s text:c="24"/>fill width with a comma separated list of entries</text:p>
      <text:p text:style-name="Preformatted_20_Text"><text:s text:c="2"/>-n, --numeric-uid-gid <text:s text:c="5"/>like -l, but list numeric user and group IDs</text:p>
      <text:p text:style-name="Preformatted_20_Text"><text:s text:c="2"/>-N, --literal <text:s text:c="13"/>print entry names without quoting</text:p>
      <text:p text:style-name="Preformatted_20_Text"><text:s text:c="2"/>-o <text:s text:c="24"/>like -l, but do not list group information</text:p>
      <text:p text:style-name="Preformatted_20_Text"><text:s text:c="2"/>-p, --indicator-style=slash</text:p>
      <text:p text:style-name="Preformatted_20_Text"><text:s text:c="29"/>append / indicator to directories</text:p>
      <text:p text:style-name="Preformatted_20_Text"><text:s text:c="2"/>-q, --hide-control-chars <text:s text:c="2"/>print ? instead of nongraphic characters</text:p>
      <text:p text:style-name="Preformatted_20_Text"><text:s text:c="6"/>--show-control-chars <text:s text:c="2"/>show nongraphic characters as-is (the default,</text:p>
      <text:p text:style-name="Preformatted_20_Text"><text:s text:c="31"/>unless program is &amp;apos;ls&amp;apos; and output is a terminal)</text:p>
      <text:p text:style-name="Preformatted_20_Text"><text:s text:c="2"/>-Q, --quote-name <text:s text:c="10"/>enclose entry names in double quotes</text:p>
      <text:p text:style-name="Preformatted_20_Text"><text:s text:c="6"/>--quoting-style=WORD <text:s text:c="2"/>use quoting style WORD for entry names:</text:p>
      <text:p text:style-name="Preformatted_20_Text"><text:s text:c="31"/>literal, locale, shell, shell-always,</text:p>
      <text:p text:style-name="Preformatted_20_Text"><text:s text:c="31"/>shell-escape, shell-escape-always, c, escape</text:p>
      <text:p text:style-name="Preformatted_20_Text"><text:s text:c="31"/>(overrides QUOTING_STYLE environment variable)</text:p>
      <text:p text:style-name="Preformatted_20_Text"><text:s text:c="2"/>-r, --reverse <text:s text:c="13"/>reverse order while sorting</text:p>
      <text:p text:style-name="Preformatted_20_Text"><text:s text:c="2"/>-R, --recursive <text:s text:c="11"/>list subdirectories recursively</text:p>
      <text:p text:style-name="Preformatted_20_Text"><text:s text:c="2"/>-s, --size <text:s text:c="16"/>print the allocated size of each file, in blocks</text:p>
      <text:p text:style-name="Preformatted_20_Text"><text:s text:c="2"/>-S <text:s text:c="24"/>sort by file size, largest first</text:p>
      <text:p text:style-name="Preformatted_20_Text"><text:s text:c="6"/>--sort=WORD <text:s text:c="11"/>sort by WORD instead of name: none (-U), size (-S),</text:p>
      <text:p text:style-name="Preformatted_20_Text"><text:s text:c="31"/>time (-t), version (-v), extension (-X)</text:p>
      <text:p text:style-name="Preformatted_20_Text"><text:s text:c="6"/>--time=WORD <text:s text:c="11"/>with -l, show time as WORD instead of default</text:p>
      <text:p text:style-name="Preformatted_20_Text"><text:s text:c="31"/>modification time: atime or access or use (-u);</text:p>
      <text:p text:style-name="Preformatted_20_Text"><text:s text:c="31"/>ctime or status (-c); also use specified time</text:p>
      <text:p text:style-name="Preformatted_20_Text"><text:s text:c="31"/>as sort key if --sort=time (newest first)</text:p>
      <text:p text:style-name="Preformatted_20_Text"><text:s text:c="6"/>--time-style=TIME_STYLE <text:s/>time/date format with -l; see TIME_STYLE below</text:p>
      <text:p text:style-name="Preformatted_20_Text"><text:s text:c="2"/>-t <text:s text:c="24"/>sort by modification time, newest first</text:p>
      <text:p text:style-name="Preformatted_20_Text"><text:s text:c="2"/>-T, --tabsize=COLS <text:s text:c="8"/>assume tab stops at each COLS instead of 8</text:p>
      <text:p text:style-name="Preformatted_20_Text"><text:s text:c="2"/>-u <text:s text:c="24"/>with -lt: sort by, and show, access time;</text:p>
      <text:p text:style-name="Preformatted_20_Text"><text:s text:c="31"/>with -l: show access time and sort by name;</text:p>
      <text:p text:style-name="Preformatted_20_Text"><text:soft-page-break/><text:s text:c="31"/>otherwise: sort by access time, newest first</text:p>
      <text:p text:style-name="Preformatted_20_Text"><text:s text:c="2"/>-U <text:s text:c="24"/>do not sort; list entries in directory order</text:p>
      <text:p text:style-name="Preformatted_20_Text"><text:s text:c="2"/>-v <text:s text:c="24"/>natural sort of (version) numbers within text</text:p>
      <text:p text:style-name="Preformatted_20_Text"><text:s text:c="2"/>-w, --width=COLS <text:s text:c="10"/>set output width to COLS. <text:s/>0 means no limit</text:p>
      <text:p text:style-name="Preformatted_20_Text"><text:s text:c="2"/>-x <text:s text:c="24"/>list entries by lines instead of by columns</text:p>
      <text:p text:style-name="Preformatted_20_Text"><text:s text:c="2"/>-X <text:s text:c="24"/>sort alphabetically by entry extension</text:p>
      <text:p text:style-name="Preformatted_20_Text"><text:s text:c="2"/>-Z, --context <text:s text:c="13"/>print any security context of each file</text:p>
      <text:p text:style-name="Preformatted_20_Text"><text:s text:c="2"/>-1 <text:s text:c="24"/>list one file per line. <text:s/>Avoid &amp;apos;\n&amp;apos; with -q or -b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The SIZE argument is an integer and optional unit (example: 10K is 10*1024).</text:p>
      <text:p text:style-name="Preformatted_20_Text">Units are K,M,G,T,P,E,Z,Y (powers of 1024) or KB,MB,... (powers of 1000).</text:p>
      <text:p text:style-name="Preformatted_20_Text"/>
      <text:p text:style-name="Preformatted_20_Text">The TIME_STYLE argument can be full-iso, long-iso, iso, locale, or +FORMAT.</text:p>
      <text:p text:style-name="Preformatted_20_Text">FORMAT is interpreted like in date(1). <text:s/>If FORMAT is FORMAT1&lt;newline&gt;FORMAT2,</text:p>
      <text:p text:style-name="Preformatted_20_Text">then FORMAT1 applies to non-recent files and FORMAT2 to recent files.</text:p>
      <text:p text:style-name="Preformatted_20_Text">TIME_STYLE prefixed with &amp;apos;posix-&amp;apos; takes effect only outside the POSIX locale.</text:p>
      <text:p text:style-name="Preformatted_20_Text">Also the TIME_STYLE environment variable sets the default style to use.</text:p>
      <text:p text:style-name="Preformatted_20_Text"/>
      <text:p text:style-name="Preformatted_20_Text">Using color to distinguish file types is disabled both by default and</text:p>
      <text:p text:style-name="Preformatted_20_Text">with --color=never. <text:s/>With --color=auto, ls emits color codes only when</text:p>
      <text:p text:style-name="Preformatted_20_Text">standard output is connected to a terminal. <text:s/>The LS_COLORS environment</text:p>
      <text:p text:style-name="Preformatted_20_Text">variable can change the settings. <text:s/>Use the dircolors command to set it.</text:p>
      <text:p text:style-name="Preformatted_20_Text"/>
      <text:p text:style-name="Preformatted_20_Text">Exit status:</text:p>
      <text:p text:style-name="Preformatted_20_Text"><text:s/>0 <text:s/>if OK,</text:p>
      <text:p text:style-name="Preformatted_20_Text"><text:s/>1 <text:s/>if minor problems (e.g., cannot access subdirectory),</text:p>
      <text:p text:style-name="Preformatted_20_Text"><text:s/>2 <text:s/>if serious trouble (e.g., cannot access command-line argument)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ls&gt;</text:p>
      <text:p text:style-name="Preformatted_20_Text">or available locally via: info &amp;apos;(coreutils) ls invocation&amp;apos;</text:p>
      <text:p text:style-name="Preformatted_20_Text">(base) <text:span text:style-name="T1">student@bioinfo-Precision-T5600</text:span>:<text:span text:style-name="T2">~</text:span>$ mkdir --help</text:p>
      <text:p text:style-name="Preformatted_20_Text">Usage: mkdir [OPTION]... DIRECTORY...</text:p>
      <text:p text:style-name="Preformatted_20_Text">Create the DIRECTORY(ies), if they do not already exist.</text:p>
      <text:p text:style-name="Preformatted_20_Text"/>
      <text:p text:style-name="Preformatted_20_Text">Mandatory arguments to long options are mandatory for short options too.</text:p>
      <text:p text:style-name="Preformatted_20_Text"><text:s text:c="2"/>-m, --mode=MODE <text:s text:c="2"/>set file mode (as in chmod), not a=rwx - umask</text:p>
      <text:p text:style-name="Preformatted_20_Text"><text:s text:c="2"/>-p, --parents <text:s text:c="4"/>no error if existing, make parent directories as needed</text:p>
      <text:p text:style-name="Preformatted_20_Text"><text:s text:c="2"/>-v, --verbose <text:s text:c="4"/>print a message for each created directory</text:p>
      <text:p text:style-name="Preformatted_20_Text"><text:s text:c="2"/>-Z <text:s text:c="18"/>set SELinux security context of each created directory</text:p>
      <text:p text:style-name="Preformatted_20_Text"><text:s text:c="25"/>to the default type</text:p>
      <text:p text:style-name="Preformatted_20_Text"><text:s text:c="6"/>--context[=CTX] <text:s/>like -Z, or if CTX is specified then set the SELinux</text:p>
      <text:p text:style-name="Preformatted_20_Text"><text:s text:c="25"/>or SMACK security context to CTX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mkdir&gt;</text:p>
      <text:p text:style-name="Preformatted_20_Text">or available locally via: info &amp;apos;(coreutils) mkdir invocation&amp;apos;</text:p>
      <text:p text:style-name="Preformatted_20_Text">(base) <text:span text:style-name="T1">student@bioinfo-Precision-T5600</text:span>:<text:span text:style-name="T2">~</text:span>$ gedit --help</text:p>
      <text:p text:style-name="Preformatted_20_Text">Usage:</text:p>
      <text:p text:style-name="Preformatted_20_Text"><text:s text:c="2"/>gedit [OPTION…] [FILE…] [+LINE[:COLUMN]]</text:p>
      <text:p text:style-name="Preformatted_20_Text"/>
      <text:p text:style-name="Preformatted_20_Text">Help Options:</text:p>
      <text:p text:style-name="Preformatted_20_Text"><text:s text:c="2"/>-h, --help <text:s text:c="21"/>Show help options</text:p>
      <text:p text:style-name="Preformatted_20_Text"><text:s text:c="2"/>--help-all <text:s text:c="21"/>Show all help options</text:p>
      <text:p text:style-name="Preformatted_20_Text"><text:s text:c="2"/>--help-gapplication <text:s text:c="12"/>Show GApplication options</text:p>
      <text:p text:style-name="Preformatted_20_Text"><text:s text:c="2"/>--help-gtk <text:s text:c="21"/>Show GTK+ Options</text:p>
      <text:p text:style-name="Preformatted_20_Text"/>
      <text:p text:style-name="Preformatted_20_Text">Application Options:</text:p>
      <text:p text:style-name="Preformatted_20_Text"><text:soft-page-break/><text:s text:c="2"/>-V, --version <text:s text:c="18"/>Show the application’s version</text:p>
      <text:p text:style-name="Preformatted_20_Text"><text:s text:c="2"/>--list-encodings <text:s text:c="15"/>Display list of possible values for the encoding option</text:p>
      <text:p text:style-name="Preformatted_20_Text"><text:s text:c="2"/>--encoding=ENCODING <text:s text:c="12"/>Set the character encoding to be used to open the files listed on the command line</text:p>
      <text:p text:style-name="Preformatted_20_Text"><text:s text:c="2"/>--new-window <text:s text:c="19"/>Create a new top-level window in an existing instance of gedit</text:p>
      <text:p text:style-name="Preformatted_20_Text"><text:s text:c="2"/>--new-document <text:s text:c="17"/>Create a new document in an existing instance of gedit</text:p>
      <text:p text:style-name="Preformatted_20_Text"><text:s text:c="2"/>-w, --wait <text:s text:c="21"/>Open files and block process until files are closed</text:p>
      <text:p text:style-name="Preformatted_20_Text"><text:s text:c="2"/>-s, --standalone <text:s text:c="15"/>Run gedit in standalone mode</text:p>
      <text:p text:style-name="Preformatted_20_Text"><text:s text:c="2"/>--display=DISPLAY <text:s text:c="14"/>X display to use</text:p>
      <text:p text:style-name="Preformatted_20_Text"/>
      <text:p text:style-name="Preformatted_20_Text">(base) <text:span text:style-name="T1">student@bioinfo-Precision-T5600</text:span>:<text:span text:style-name="T2">~</text:span>$ cat --help</text:p>
      <text:p text:style-name="Preformatted_20_Text">Usage: cat [OPTION]... [FILE]...</text:p>
      <text:p text:style-name="Preformatted_20_Text">Concatenate FILE(s) to standard output.</text:p>
      <text:p text:style-name="Preformatted_20_Text"/>
      <text:p text:style-name="Preformatted_20_Text">With no FILE, or when FILE is -, read standard input.</text:p>
      <text:p text:style-name="Preformatted_20_Text"/>
      <text:p text:style-name="Preformatted_20_Text"><text:s text:c="2"/>-A, --show-all <text:s text:c="10"/>equivalent to -vET</text:p>
      <text:p text:style-name="Preformatted_20_Text"><text:s text:c="2"/>-b, --number-nonblank <text:s text:c="3"/>number nonempty output lines, overrides -n</text:p>
      <text:p text:style-name="Preformatted_20_Text"><text:s text:c="2"/>-e <text:s text:c="22"/>equivalent to -vE</text:p>
      <text:p text:style-name="Preformatted_20_Text"><text:s text:c="2"/>-E, --show-ends <text:s text:c="9"/>display $ at end of each line</text:p>
      <text:p text:style-name="Preformatted_20_Text"><text:s text:c="2"/>-n, --number <text:s text:c="12"/>number all output lines</text:p>
      <text:p text:style-name="Preformatted_20_Text"><text:s text:c="2"/>-s, --squeeze-blank <text:s text:c="5"/>suppress repeated empty output lines</text:p>
      <text:p text:style-name="Preformatted_20_Text"><text:s text:c="2"/>-t <text:s text:c="22"/>equivalent to -vT</text:p>
      <text:p text:style-name="Preformatted_20_Text"><text:s text:c="2"/>-T, --show-tabs <text:s text:c="9"/>display TAB characters as ^I</text:p>
      <text:p text:style-name="Preformatted_20_Text"><text:s text:c="2"/>-u <text:s text:c="22"/>(ignored)</text:p>
      <text:p text:style-name="Preformatted_20_Text"><text:s text:c="2"/>-v, --show-nonprinting <text:s text:c="2"/>use ^ and M- notation, except for LFD and TAB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Examples:</text:p>
      <text:p text:style-name="Preformatted_20_Text"><text:s text:c="2"/>cat f - g <text:s/>Output f&amp;apos;s contents, then standard input, then g&amp;apos;s contents.</text:p>
      <text:p text:style-name="Preformatted_20_Text"><text:s text:c="2"/>cat <text:s text:c="7"/>Copy standard input to standard output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cat&gt;</text:p>
      <text:p text:style-name="Preformatted_20_Text">or available locally via: info &amp;apos;(coreutils) cat invocation&amp;apos;</text:p>
      <text:p text:style-name="Preformatted_20_Text">(base) <text:span text:style-name="T1">student@bioinfo-Precision-T5600</text:span>:<text:span text:style-name="T2">~</text:span>$ tac --help</text:p>
      <text:p text:style-name="Preformatted_20_Text">Usage: tac [OPTION]... [FILE]...</text:p>
      <text:p text:style-name="Preformatted_20_Text">Write each FILE to standard output, last line first.</text:p>
      <text:p text:style-name="Preformatted_20_Text"/>
      <text:p text:style-name="Preformatted_20_Text">With no FILE, or when FILE is -, read standard input.</text:p>
      <text:p text:style-name="Preformatted_20_Text"/>
      <text:p text:style-name="Preformatted_20_Text">Mandatory arguments to long options are mandatory for short options too.</text:p>
      <text:p text:style-name="Preformatted_20_Text"><text:s text:c="2"/>-b, --before <text:s text:c="12"/>attach the separator before instead of after</text:p>
      <text:p text:style-name="Preformatted_20_Text"><text:s text:c="2"/>-r, --regex <text:s text:c="13"/>interpret the separator as a regular expression</text:p>
      <text:p text:style-name="Preformatted_20_Text"><text:s text:c="2"/>-s, --separator=STRING <text:s text:c="2"/>use STRING as the separator instead of newlin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tac&gt;</text:p>
      <text:p text:style-name="Preformatted_20_Text">or available locally via: info &amp;apos;(coreutils) tac invocation&amp;apos;</text:p>
      <text:p text:style-name="Preformatted_20_Text">(base) <text:span text:style-name="T1">student@bioinfo-Precision-T5600</text:span>:<text:span text:style-name="T2">~</text:span>$ rm --help</text:p>
      <text:p text:style-name="Preformatted_20_Text">Usage: rm [OPTION]... [FILE]...</text:p>
      <text:p text:style-name="Preformatted_20_Text">Remove (unlink) the FILE(s).</text:p>
      <text:p text:style-name="Preformatted_20_Text"/>
      <text:p text:style-name="Preformatted_20_Text"><text:s text:c="2"/>-f, --force <text:s text:c="10"/>ignore nonexistent files and arguments, never prompt</text:p>
      <text:p text:style-name="Preformatted_20_Text"><text:s text:c="2"/>-i <text:s text:c="19"/>prompt before every removal</text:p>
      <text:p text:style-name="Preformatted_20_Text"><text:s text:c="2"/>-I <text:s text:c="19"/>prompt once before removing more than three files, or</text:p>
      <text:p text:style-name="Preformatted_20_Text"><text:soft-page-break/><text:s text:c="26"/>when removing recursively; less intrusive than -i,</text:p>
      <text:p text:style-name="Preformatted_20_Text"><text:s text:c="26"/>while still giving protection against most mistakes</text:p>
      <text:p text:style-name="Preformatted_20_Text"><text:s text:c="6"/>--interactive[=WHEN] <text:s/>prompt according to WHEN: never, once (-I), or</text:p>
      <text:p text:style-name="Preformatted_20_Text"><text:s text:c="26"/>always (-i); without WHEN, prompt always</text:p>
      <text:p text:style-name="Preformatted_20_Text"><text:s text:c="6"/>--one-file-system <text:s/>when removing a hierarchy recursively, skip any</text:p>
      <text:p text:style-name="Preformatted_20_Text"><text:s text:c="26"/>directory that is on a file system different from</text:p>
      <text:p text:style-name="Preformatted_20_Text"><text:s text:c="26"/>that of the corresponding command line argument</text:p>
      <text:p text:style-name="Preformatted_20_Text"><text:s text:c="6"/>--no-preserve-root <text:s/>do not treat &amp;apos;/&amp;apos; specially</text:p>
      <text:p text:style-name="Preformatted_20_Text"><text:s text:c="6"/>--preserve-root[=all] <text:s/>do not remove &amp;apos;/&amp;apos; (default);</text:p>
      <text:p text:style-name="Preformatted_20_Text"><text:s text:c="30"/>with &amp;apos;all&amp;apos;, reject any command line argument</text:p>
      <text:p text:style-name="Preformatted_20_Text"><text:s text:c="30"/>on a separate device from its parent</text:p>
      <text:p text:style-name="Preformatted_20_Text"><text:s text:c="2"/>-r, -R, --recursive <text:s text:c="2"/>remove directories and their contents recursively</text:p>
      <text:p text:style-name="Preformatted_20_Text"><text:s text:c="2"/>-d, --dir <text:s text:c="12"/>remove empty directories</text:p>
      <text:p text:style-name="Preformatted_20_Text"><text:s text:c="2"/>-v, --verbose <text:s text:c="8"/>explain what is being don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By default, rm does not remove directories. <text:s/>Use the --recursive (-r or -R)</text:p>
      <text:p text:style-name="Preformatted_20_Text">option to remove each listed directory, too, along with all of its contents.</text:p>
      <text:p text:style-name="Preformatted_20_Text"/>
      <text:p text:style-name="Preformatted_20_Text">To remove a file whose name starts with a &amp;apos;-&amp;apos;, for example &amp;apos;-foo&amp;apos;,</text:p>
      <text:p text:style-name="Preformatted_20_Text">use one of these commands:</text:p>
      <text:p text:style-name="Preformatted_20_Text"><text:s text:c="2"/>rm -- -foo</text:p>
      <text:p text:style-name="Preformatted_20_Text"/>
      <text:p text:style-name="Preformatted_20_Text"><text:s text:c="2"/>rm ./-foo</text:p>
      <text:p text:style-name="Preformatted_20_Text"/>
      <text:p text:style-name="Preformatted_20_Text">Note that if you use rm to remove a file, it might be possible to recover</text:p>
      <text:p text:style-name="Preformatted_20_Text">some of its contents, given sufficient expertise and/or time. <text:s/>For greater</text:p>
      <text:p text:style-name="Preformatted_20_Text">assurance that the contents are truly unrecoverable, consider using shred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rm&gt;</text:p>
      <text:p text:style-name="Preformatted_20_Text">or available locally via: info &amp;apos;(coreutils) rm invocation&amp;apos;</text:p>
      <text:p text:style-name="Preformatted_20_Text">(base) <text:span text:style-name="T1">student@bioinfo-Precision-T5600</text:span>:<text:span text:style-name="T2">~</text:span>$ lscpu --help</text:p>
      <text:p text:style-name="Preformatted_20_Text"/>
      <text:p text:style-name="Preformatted_20_Text">Usage:</text:p>
      <text:p text:style-name="Preformatted_20_Text"><text:s/>lscpu [options]</text:p>
      <text:p text:style-name="Preformatted_20_Text"/>
      <text:p text:style-name="Preformatted_20_Text">Display information about the CPU architecture.</text:p>
      <text:p text:style-name="Preformatted_20_Text"/>
      <text:p text:style-name="Preformatted_20_Text">Options:</text:p>
      <text:p text:style-name="Preformatted_20_Text"><text:s/>-a, --all <text:s text:c="14"/>print both online and offline CPUs (default for -e)</text:p>
      <text:p text:style-name="Preformatted_20_Text"><text:s/>-b, --online <text:s text:c="11"/>print online CPUs only (default for -p)</text:p>
      <text:p text:style-name="Preformatted_20_Text"><text:s/>-B, --bytes <text:s text:c="12"/>print sizes in bytes rather than in human readable format</text:p>
      <text:p text:style-name="Preformatted_20_Text"><text:s/>-C, --caches[=&lt;list&gt;] <text:s text:c="2"/>info about caches in extended readable format</text:p>
      <text:p text:style-name="Preformatted_20_Text"><text:s/>-c, --offline <text:s text:c="10"/>print offline CPUs only</text:p>
      <text:p text:style-name="Preformatted_20_Text"><text:s/>-J, --json <text:s text:c="13"/>use JSON for default or extended format</text:p>
      <text:p text:style-name="Preformatted_20_Text"><text:s/>-e, --extended[=&lt;list&gt;] print out an extended readable format</text:p>
      <text:p text:style-name="Preformatted_20_Text"><text:s/>-p, --parse[=&lt;list&gt;] <text:s text:c="3"/>print out a parsable format</text:p>
      <text:p text:style-name="Preformatted_20_Text"><text:s/>-s, --sysroot &lt;dir&gt; <text:s text:c="4"/>use specified directory as system root</text:p>
      <text:p text:style-name="Preformatted_20_Text"><text:s/>-x, --hex <text:s text:c="14"/>print hexadecimal masks rather than lists of CPUs</text:p>
      <text:p text:style-name="Preformatted_20_Text"><text:s/>-y, --physical <text:s text:c="9"/>print physical instead of logical IDs</text:p>
      <text:p text:style-name="Preformatted_20_Text"><text:s text:c="5"/>--output-all <text:s text:c="7"/>print all available columns for -e, -p or -C</text:p>
      <text:p text:style-name="Preformatted_20_Text"/>
      <text:p text:style-name="Preformatted_20_Text"><text:s/>-h, --help <text:s text:c="13"/>display this help</text:p>
      <text:p text:style-name="Preformatted_20_Text"><text:s/>-V, --version <text:s text:c="10"/>display version</text:p>
      <text:p text:style-name="Preformatted_20_Text"/>
      <text:p text:style-name="Preformatted_20_Text">Available output columns for -e or -p:</text:p>
      <text:p text:style-name="Preformatted_20_Text"><text:s text:c="11"/>CPU <text:s/>logical CPU number</text:p>
      <text:p text:style-name="Preformatted_20_Text"><text:s text:c="10"/>CORE <text:s/>logical core number</text:p>
      <text:p text:style-name="Preformatted_20_Text"><text:s text:c="8"/>SOCKET <text:s/>logical socket number</text:p>
      <text:p text:style-name="Preformatted_20_Text"><text:soft-page-break/><text:s text:c="10"/>NODE <text:s/>logical NUMA node number</text:p>
      <text:p text:style-name="Preformatted_20_Text"><text:s text:c="10"/>BOOK <text:s/>logical book number</text:p>
      <text:p text:style-name="Preformatted_20_Text"><text:s text:c="8"/>DRAWER <text:s/>logical drawer number</text:p>
      <text:p text:style-name="Preformatted_20_Text"><text:s text:c="9"/>CACHE <text:s/>shows how caches are shared between CPUs</text:p>
      <text:p text:style-name="Preformatted_20_Text"><text:s text:c="2"/>POLARIZATION <text:s/>CPU dispatching mode on virtual hardware</text:p>
      <text:p text:style-name="Preformatted_20_Text"><text:s text:c="7"/>ADDRESS <text:s/>physical address of a CPU</text:p>
      <text:p text:style-name="Preformatted_20_Text"><text:s text:c="4"/>CONFIGURED <text:s/>shows if the hypervisor has allocated the CPU</text:p>
      <text:p text:style-name="Preformatted_20_Text"><text:s text:c="8"/>ONLINE <text:s/>shows if Linux currently makes use of the CPU</text:p>
      <text:p text:style-name="Preformatted_20_Text"><text:s text:c="8"/>MAXMHZ <text:s/>shows the maximum MHz of the CPU</text:p>
      <text:p text:style-name="Preformatted_20_Text"><text:s text:c="8"/>MINMHZ <text:s/>shows the minimum MHz of the CPU</text:p>
      <text:p text:style-name="Preformatted_20_Text"/>
      <text:p text:style-name="Preformatted_20_Text">Available output columns for -C:</text:p>
      <text:p text:style-name="Preformatted_20_Text"><text:s text:c="6"/>ALL-SIZE <text:s/>size of all system caches</text:p>
      <text:p text:style-name="Preformatted_20_Text"><text:s text:c="9"/>LEVEL <text:s/>cache level</text:p>
      <text:p text:style-name="Preformatted_20_Text"><text:s text:c="10"/>NAME <text:s/>cache name</text:p>
      <text:p text:style-name="Preformatted_20_Text"><text:s text:c="6"/>ONE-SIZE <text:s/>size of one cache</text:p>
      <text:p text:style-name="Preformatted_20_Text"><text:s text:c="10"/>TYPE <text:s/>cache type</text:p>
      <text:p text:style-name="Preformatted_20_Text"><text:s text:c="10"/>WAYS <text:s/>ways of associativity</text:p>
      <text:p text:style-name="Preformatted_20_Text"/>
      <text:p text:style-name="Preformatted_20_Text">For more details see lscpu(1).</text:p>
      <text:p text:style-name="Preformatted_20_Text">(base) <text:span text:style-name="T1">student@bioinfo-Precision-T5600</text:span>:<text:span text:style-name="T2">~</text:span>$ ssh --help</text:p>
      <text:p text:style-name="Preformatted_20_Text">unknown option -- -</text:p>
      <text:p text:style-name="Preformatted_20_Text">usage: ssh [-46AaCfGgKkMNnqsTtVvXxYy] [-B bind_interface]</text:p>
      <text:p text:style-name="Preformatted_20_Text"><text:s text:c="11"/>[-b bind_address] [-c cipher_spec] [-D [bind_address:]port]</text:p>
      <text:p text:style-name="Preformatted_20_Text"><text:s text:c="11"/>[-E log_file] [-e escape_char] [-F configfile] [-I pkcs11]</text:p>
      <text:p text:style-name="Preformatted_20_Text"><text:s text:c="11"/>[-i identity_file] [-J [user@]host[:port]] [-L address]</text:p>
      <text:p text:style-name="Preformatted_20_Text"><text:s text:c="11"/>[-l login_name] [-m mac_spec] [-O ctl_cmd] [-o option] [-p port]</text:p>
      <text:p text:style-name="Preformatted_20_Text"><text:s text:c="11"/>[-Q query_option] [-R address] [-S ctl_path] [-W host:port]</text:p>
      <text:p text:style-name="Preformatted_20_Text"><text:s text:c="11"/>[-w local_tun[:remote_tun]] destination [command]</text:p>
      <text:p text:style-name="Preformatted_20_Text">(base) <text:span text:style-name="T1">student@bioinfo-Precision-T5600</text:span>:<text:span text:style-name="T2">~</text:span>$ ftp --help</text:p>
      <text:p text:style-name="Preformatted_20_Text">ftp: -: unknown option</text:p>
      <text:p text:style-name="Preformatted_20_Text">(base) <text:span text:style-name="T1">student@bioinfo-Precision-T5600</text:span>:<text:span text:style-name="T2">~</text:span>$ who --help</text:p>
      <text:p text:style-name="Preformatted_20_Text">Usage: who [OPTION]... [ FILE | ARG1 ARG2 ]</text:p>
      <text:p text:style-name="Preformatted_20_Text">Print information about users who are currently logged in.</text:p>
      <text:p text:style-name="Preformatted_20_Text"/>
      <text:p text:style-name="Preformatted_20_Text"><text:s text:c="2"/>-a, --all <text:s text:c="8"/>same as -b -d --login -p -r -t -T -u</text:p>
      <text:p text:style-name="Preformatted_20_Text"><text:s text:c="2"/>-b, --boot <text:s text:c="7"/>time of last system boot</text:p>
      <text:p text:style-name="Preformatted_20_Text"><text:s text:c="2"/>-d, --dead <text:s text:c="7"/>print dead processes</text:p>
      <text:p text:style-name="Preformatted_20_Text"><text:s text:c="2"/>-H, --heading <text:s text:c="4"/>print line of column headings</text:p>
      <text:p text:style-name="Preformatted_20_Text"><text:s text:c="6"/>--ips <text:s text:c="8"/>print ips instead of hostnames. with --lookup,</text:p>
      <text:p text:style-name="Preformatted_20_Text"><text:s text:c="20"/>canonicalizes based on stored IP, if available,</text:p>
      <text:p text:style-name="Preformatted_20_Text"><text:s text:c="20"/>rather than stored hostname</text:p>
      <text:p text:style-name="Preformatted_20_Text"><text:s text:c="2"/>-l, --login <text:s text:c="6"/>print system login processes</text:p>
      <text:p text:style-name="Preformatted_20_Text"><text:s text:c="6"/>--lookup <text:s text:c="5"/>attempt to canonicalize hostnames via DNS</text:p>
      <text:p text:style-name="Preformatted_20_Text"><text:s text:c="2"/>-m <text:s text:c="15"/>only hostname and user associated with stdin</text:p>
      <text:p text:style-name="Preformatted_20_Text"><text:s text:c="2"/>-p, --process <text:s text:c="4"/>print active processes spawned by init</text:p>
      <text:p text:style-name="Preformatted_20_Text"><text:s text:c="2"/>-q, --count <text:s text:c="6"/>all login names and number of users logged on</text:p>
      <text:p text:style-name="Preformatted_20_Text"><text:s text:c="2"/>-r, --runlevel <text:s text:c="3"/>print current runlevel</text:p>
      <text:p text:style-name="Preformatted_20_Text"><text:s text:c="2"/>-s, --short <text:s text:c="6"/>print only name, line, and time (default)</text:p>
      <text:p text:style-name="Preformatted_20_Text"><text:s text:c="2"/>-t, --time <text:s text:c="7"/>print last system clock change</text:p>
      <text:p text:style-name="Preformatted_20_Text"><text:s text:c="2"/>-T, -w, --mesg <text:s text:c="3"/>add user&amp;apos;s message status as +, - or ?</text:p>
      <text:p text:style-name="Preformatted_20_Text"><text:s text:c="2"/>-u, --users <text:s text:c="6"/>list users logged in</text:p>
      <text:p text:style-name="Preformatted_20_Text"><text:s text:c="6"/>--message <text:s text:c="4"/>same as -T</text:p>
      <text:p text:style-name="Preformatted_20_Text"><text:s text:c="6"/>--writable <text:s text:c="3"/>same as -T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If FILE is not specified, use /var/run/utmp. <text:s/>/var/log/wtmp as FILE is common.</text:p>
      <text:p text:style-name="Preformatted_20_Text">If ARG1 ARG2 given, -m presumed: &amp;apos;am i&amp;apos; or &amp;apos;mom likes&amp;apos; are usual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who&gt;</text:p>
      <text:p text:style-name="Preformatted_20_Text">or available locally via: info &amp;apos;(coreutils) who invocation&amp;apos;</text:p>
      <text:p text:style-name="Preformatted_20_Text"><text:soft-page-break/>(base) <text:span text:style-name="T1">student@bioinfo-Precision-T5600</text:span>:<text:span text:style-name="T2">~</text:span>$ date --help</text:p>
      <text:p text:style-name="Preformatted_20_Text">Usage: date [OPTION]... [+FORMAT]</text:p>
      <text:p text:style-name="Preformatted_20_Text"><text:s text:c="2"/>or: <text:s/>date [-u|--utc|--universal] [MMDDhhmm[[CC]YY][.ss]]</text:p>
      <text:p text:style-name="Preformatted_20_Text">Display the current time in the given FORMAT, or set the system date.</text:p>
      <text:p text:style-name="Preformatted_20_Text"/>
      <text:p text:style-name="Preformatted_20_Text">Mandatory arguments to long options are mandatory for short options too.</text:p>
      <text:p text:style-name="Preformatted_20_Text"><text:s text:c="2"/>-d, --date=STRING <text:s text:c="9"/>display time described by STRING, not &amp;apos;now&amp;apos;</text:p>
      <text:p text:style-name="Preformatted_20_Text"><text:s text:c="6"/>--debug <text:s text:c="15"/>annotate the parsed date,</text:p>
      <text:p text:style-name="Preformatted_20_Text"><text:s text:c="30"/>and warn about questionable usage to stderr</text:p>
      <text:p text:style-name="Preformatted_20_Text"><text:s text:c="2"/>-f, --file=DATEFILE <text:s text:c="7"/>like --date; once for each line of DATEFILE</text:p>
      <text:p text:style-name="Preformatted_20_Text"><text:s text:c="2"/>-I[FMT], --iso-8601[=FMT] <text:s/>output date/time in ISO 8601 format.</text:p>
      <text:p text:style-name="Preformatted_20_Text"><text:s text:c="31"/>FMT=&amp;apos;date&amp;apos; for date only (the default),</text:p>
      <text:p text:style-name="Preformatted_20_Text"><text:s text:c="31"/>&amp;apos;hours&amp;apos;, &amp;apos;minutes&amp;apos;, &amp;apos;seconds&amp;apos;, or &amp;apos;ns&amp;apos;</text:p>
      <text:p text:style-name="Preformatted_20_Text"><text:s text:c="31"/>for date and time to the indicated precision.</text:p>
      <text:p text:style-name="Preformatted_20_Text"><text:s text:c="31"/>Example: 2006-08-14T02:34:56-06:00</text:p>
      <text:p text:style-name="Preformatted_20_Text"><text:s text:c="2"/>-R, --rfc-email <text:s text:c="11"/>output date and time in RFC 5322 format.</text:p>
      <text:p text:style-name="Preformatted_20_Text"><text:s text:c="31"/>Example: Mon, 14 Aug 2006 02:34:56 -0600</text:p>
      <text:p text:style-name="Preformatted_20_Text"><text:s text:c="6"/>--rfc-3339=FMT <text:s text:c="8"/>output date/time in RFC 3339 format.</text:p>
      <text:p text:style-name="Preformatted_20_Text"><text:s text:c="31"/>FMT=&amp;apos;date&amp;apos;, &amp;apos;seconds&amp;apos;, or &amp;apos;ns&amp;apos;</text:p>
      <text:p text:style-name="Preformatted_20_Text"><text:s text:c="31"/>for date and time to the indicated precision.</text:p>
      <text:p text:style-name="Preformatted_20_Text"><text:s text:c="31"/>Example: 2006-08-14 02:34:56-06:00</text:p>
      <text:p text:style-name="Preformatted_20_Text"><text:s text:c="2"/>-r, --reference=FILE <text:s text:c="6"/>display the last modification time of FILE</text:p>
      <text:p text:style-name="Preformatted_20_Text"><text:s text:c="2"/>-s, --set=STRING <text:s text:c="10"/>set time described by STRING</text:p>
      <text:p text:style-name="Preformatted_20_Text"><text:s text:c="2"/>-u, --utc, --universal <text:s text:c="4"/>print or set Coordinated Universal Time (UTC)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FORMAT controls the output. <text:s/>Interpreted sequences are:</text:p>
      <text:p text:style-name="Preformatted_20_Text"/>
      <text:p text:style-name="Preformatted_20_Text"><text:s text:c="2"/>%% <text:s text:c="2"/>a literal %</text:p>
      <text:p text:style-name="Preformatted_20_Text"><text:s text:c="2"/>%a <text:s text:c="2"/>locale&amp;apos;s abbreviated weekday name (e.g., Sun)</text:p>
      <text:p text:style-name="Preformatted_20_Text"><text:s text:c="2"/>%A <text:s text:c="2"/>locale&amp;apos;s full weekday name (e.g., Sunday)</text:p>
      <text:p text:style-name="Preformatted_20_Text"><text:s text:c="2"/>%b <text:s text:c="2"/>locale&amp;apos;s abbreviated month name (e.g., Jan)</text:p>
      <text:p text:style-name="Preformatted_20_Text"><text:s text:c="2"/>%B <text:s text:c="2"/>locale&amp;apos;s full month name (e.g., January)</text:p>
      <text:p text:style-name="Preformatted_20_Text"><text:s text:c="2"/>%c <text:s text:c="2"/>locale&amp;apos;s date and time (e.g., Thu Mar <text:s/>3 23:05:25 2005)</text:p>
      <text:p text:style-name="Preformatted_20_Text"><text:s text:c="2"/>%C <text:s text:c="2"/>century; like %Y, except omit last two digits (e.g., 20)</text:p>
      <text:p text:style-name="Preformatted_20_Text"><text:s text:c="2"/>%d <text:s text:c="2"/>day of month (e.g., 01)</text:p>
      <text:p text:style-name="Preformatted_20_Text"><text:s text:c="2"/>%D <text:s text:c="2"/>date; same as %m/%d/%y</text:p>
      <text:p text:style-name="Preformatted_20_Text"><text:s text:c="2"/>%e <text:s text:c="2"/>day of month, space padded; same as %_d</text:p>
      <text:p text:style-name="Preformatted_20_Text"><text:s text:c="2"/>%F <text:s text:c="2"/>full date; same as %Y-%m-%d</text:p>
      <text:p text:style-name="Preformatted_20_Text"><text:s text:c="2"/>%g <text:s text:c="2"/>last two digits of year of ISO week number (see %G)</text:p>
      <text:p text:style-name="Preformatted_20_Text"><text:s text:c="2"/>%G <text:s text:c="2"/>year of ISO week number (see %V); normally useful only with %V</text:p>
      <text:p text:style-name="Preformatted_20_Text"><text:s text:c="2"/>%h <text:s text:c="2"/>same as %b</text:p>
      <text:p text:style-name="Preformatted_20_Text"><text:s text:c="2"/>%H <text:s text:c="2"/>hour (00..23)</text:p>
      <text:p text:style-name="Preformatted_20_Text"><text:s text:c="2"/>%I <text:s text:c="2"/>hour (01..12)</text:p>
      <text:p text:style-name="Preformatted_20_Text"><text:s text:c="2"/>%j <text:s text:c="2"/>day of year (001..366)</text:p>
      <text:p text:style-name="Preformatted_20_Text"><text:s text:c="2"/>%k <text:s text:c="2"/>hour, space padded ( 0..23); same as %_H</text:p>
      <text:p text:style-name="Preformatted_20_Text"><text:s text:c="2"/>%l <text:s text:c="2"/>hour, space padded ( 1..12); same as %_I</text:p>
      <text:p text:style-name="Preformatted_20_Text"><text:s text:c="2"/>%m <text:s text:c="2"/>month (01..12)</text:p>
      <text:p text:style-name="Preformatted_20_Text"><text:s text:c="2"/>%M <text:s text:c="2"/>minute (00..59)</text:p>
      <text:p text:style-name="Preformatted_20_Text"><text:s text:c="2"/>%n <text:s text:c="2"/>a newline</text:p>
      <text:p text:style-name="Preformatted_20_Text"><text:s text:c="2"/>%N <text:s text:c="2"/>nanoseconds (000000000..999999999)</text:p>
      <text:p text:style-name="Preformatted_20_Text"><text:s text:c="2"/>%p <text:s text:c="2"/>locale&amp;apos;s equivalent of either AM or PM; blank if not known</text:p>
      <text:p text:style-name="Preformatted_20_Text"><text:s text:c="2"/>%P <text:s text:c="2"/>like %p, but lower case</text:p>
      <text:p text:style-name="Preformatted_20_Text"><text:s text:c="2"/>%q <text:s text:c="2"/>quarter of year (1..4)</text:p>
      <text:p text:style-name="Preformatted_20_Text"><text:s text:c="2"/>%r <text:s text:c="2"/>locale&amp;apos;s 12-hour clock time (e.g., 11:11:04 PM)</text:p>
      <text:p text:style-name="Preformatted_20_Text"><text:s text:c="2"/>%R <text:s text:c="2"/>24-hour hour and minute; same as %H:%M</text:p>
      <text:p text:style-name="Preformatted_20_Text"><text:s text:c="2"/>%s <text:s text:c="2"/>seconds since 1970-01-01 00:00:00 UTC</text:p>
      <text:p text:style-name="Preformatted_20_Text"><text:s text:c="2"/>%S <text:s text:c="2"/>second (00..60)</text:p>
      <text:p text:style-name="Preformatted_20_Text"><text:s text:c="2"/>%t <text:s text:c="2"/>a tab</text:p>
      <text:p text:style-name="Preformatted_20_Text"><text:s text:c="2"/>%T <text:s text:c="2"/>time; same as %H:%M:%S</text:p>
      <text:p text:style-name="Preformatted_20_Text"><text:soft-page-break/><text:s text:c="2"/>%u <text:s text:c="2"/>day of week (1..7); 1 is Monday</text:p>
      <text:p text:style-name="Preformatted_20_Text"><text:s text:c="2"/>%U <text:s text:c="2"/>week number of year, with Sunday as first day of week (00..53)</text:p>
      <text:p text:style-name="Preformatted_20_Text"><text:s text:c="2"/>%V <text:s text:c="2"/>ISO week number, with Monday as first day of week (01..53)</text:p>
      <text:p text:style-name="Preformatted_20_Text"><text:s text:c="2"/>%w <text:s text:c="2"/>day of week (0..6); 0 is Sunday</text:p>
      <text:p text:style-name="Preformatted_20_Text"><text:s text:c="2"/>%W <text:s text:c="2"/>week number of year, with Monday as first day of week (00..53)</text:p>
      <text:p text:style-name="Preformatted_20_Text"><text:s text:c="2"/>%x <text:s text:c="2"/>locale&amp;apos;s date representation (e.g., 12/31/99)</text:p>
      <text:p text:style-name="Preformatted_20_Text"><text:s text:c="2"/>%X <text:s text:c="2"/>locale&amp;apos;s time representation (e.g., 23:13:48)</text:p>
      <text:p text:style-name="Preformatted_20_Text"><text:s text:c="2"/>%y <text:s text:c="2"/>last two digits of year (00..99)</text:p>
      <text:p text:style-name="Preformatted_20_Text"><text:s text:c="2"/>%Y <text:s text:c="2"/>year</text:p>
      <text:p text:style-name="Preformatted_20_Text"><text:s text:c="2"/>%z <text:s text:c="2"/>+hhmm numeric time zone (e.g., -0400)</text:p>
      <text:p text:style-name="Preformatted_20_Text"><text:s text:c="2"/>%:z <text:s/>+hh:mm numeric time zone (e.g., -04:00)</text:p>
      <text:p text:style-name="Preformatted_20_Text"><text:s text:c="2"/>%::z <text:s/>+hh:mm:ss numeric time zone (e.g., -04:00:00)</text:p>
      <text:p text:style-name="Preformatted_20_Text"><text:s text:c="2"/>%:::z <text:s/>numeric time zone with : to necessary precision (e.g., -04, +05:30)</text:p>
      <text:p text:style-name="Preformatted_20_Text"><text:s text:c="2"/>%Z <text:s text:c="2"/>alphabetic time zone abbreviation (e.g., EDT)</text:p>
      <text:p text:style-name="Preformatted_20_Text"/>
      <text:p text:style-name="Preformatted_20_Text">By default, date pads numeric fields with zeroes.</text:p>
      <text:p text:style-name="Preformatted_20_Text">The following optional flags may follow &amp;apos;%&amp;apos;:</text:p>
      <text:p text:style-name="Preformatted_20_Text"/>
      <text:p text:style-name="Preformatted_20_Text"><text:s text:c="2"/>- <text:s/>(hyphen) do not pad the field</text:p>
      <text:p text:style-name="Preformatted_20_Text"><text:s text:c="2"/>_ <text:s/>(underscore) pad with spaces</text:p>
      <text:p text:style-name="Preformatted_20_Text"><text:s text:c="2"/>0 <text:s/>(zero) pad with zeros</text:p>
      <text:p text:style-name="Preformatted_20_Text"><text:s text:c="2"/>^ <text:s/>use upper case if possible</text:p>
      <text:p text:style-name="Preformatted_20_Text"><text:s text:c="2"/># <text:s/>use opposite case if possible</text:p>
      <text:p text:style-name="Preformatted_20_Text"/>
      <text:p text:style-name="Preformatted_20_Text">After any flags comes an optional field width, as a decimal number;</text:p>
      <text:p text:style-name="Preformatted_20_Text">then an optional modifier, which is either</text:p>
      <text:p text:style-name="Preformatted_20_Text">E to use the locale&amp;apos;s alternate representations if available, or</text:p>
      <text:p text:style-name="Preformatted_20_Text">O to use the locale&amp;apos;s alternate numeric symbols if available.</text:p>
      <text:p text:style-name="Preformatted_20_Text"/>
      <text:p text:style-name="Preformatted_20_Text">Examples:</text:p>
      <text:p text:style-name="Preformatted_20_Text">Convert seconds since the epoch (1970-01-01 UTC) to a date</text:p>
      <text:p text:style-name="Preformatted_20_Text"><text:s text:c="2"/>$ date --date=&amp;apos;@2147483647&amp;apos;</text:p>
      <text:p text:style-name="Preformatted_20_Text"/>
      <text:p text:style-name="Preformatted_20_Text">Show the time on the west coast of the US (use tzselect(1) to find TZ)</text:p>
      <text:p text:style-name="Preformatted_20_Text"><text:s text:c="2"/>$ TZ=&amp;apos;America/Los_Angeles&amp;apos; date</text:p>
      <text:p text:style-name="Preformatted_20_Text"/>
      <text:p text:style-name="Preformatted_20_Text">Show the local time for 9AM next Friday on the west coast of the US</text:p>
      <text:p text:style-name="Preformatted_20_Text"><text:s text:c="2"/>$ date --date=&amp;apos;TZ="America/Los_Angeles" 09:00 next Fri&amp;apos;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date&gt;</text:p>
      <text:p text:style-name="Preformatted_20_Text">or available locally via: info &amp;apos;(coreutils) date invocation&amp;apos;</text:p>
      <text:p text:style-name="Preformatted_20_Text">(base) <text:span text:style-name="T1">student@bioinfo-Precision-T5600</text:span>:<text:span text:style-name="T2">~</text:span>$ pwd --help</text:p>
      <text:p text:style-name="Preformatted_20_Text">pwd: pwd [-LP]</text:p>
      <text:p text:style-name="Preformatted_20_Text"><text:s text:c="4"/>Print the name of the current working directory.</text:p>
      <text:p text:style-name="Preformatted_20_Text"><text:s text:c="4"/></text:p>
      <text:p text:style-name="Preformatted_20_Text"><text:s text:c="4"/>Options:</text:p>
      <text:p text:style-name="Preformatted_20_Text"><text:s text:c="6"/>-L <text:s text:c="7"/>print the value of $PWD if it names the current working</text:p>
      <text:p text:style-name="Preformatted_20_Text"><text:s text:c="16"/>directory</text:p>
      <text:p text:style-name="Preformatted_20_Text"><text:s text:c="6"/>-P <text:s text:c="7"/>print the physical directory, without any symbolic links</text:p>
      <text:p text:style-name="Preformatted_20_Text"><text:s text:c="4"/></text:p>
      <text:p text:style-name="Preformatted_20_Text"><text:s text:c="4"/>By default, `pwd&amp;apos; behaves as if `-L&amp;apos; were specified.</text:p>
      <text:p text:style-name="Preformatted_20_Text"><text:s text:c="4"/></text:p>
      <text:p text:style-name="Preformatted_20_Text"><text:s text:c="4"/>Exit Status:</text:p>
      <text:p text:style-name="Preformatted_20_Text"><text:s text:c="4"/>Returns 0 unless an invalid option is given or the current directory</text:p>
      <text:p text:style-name="Preformatted_20_Text"><text:s text:c="4"/>cannot be read.</text:p>
      <text:p text:style-name="Preformatted_20_Text">(base) <text:span text:style-name="T1">student@bioinfo-Precision-T5600</text:span>:<text:span text:style-name="T2">~</text:span>$ cp --help</text:p>
      <text:p text:style-name="Preformatted_20_Text">Usage: cp [OPTION]... [-T] SOURCE DEST</text:p>
      <text:p text:style-name="Preformatted_20_Text"><text:s text:c="2"/>or: <text:s/>cp [OPTION]... SOURCE... DIRECTORY</text:p>
      <text:p text:style-name="Preformatted_20_Text"><text:s text:c="2"/>or: <text:s/>cp [OPTION]... -t DIRECTORY SOURCE...</text:p>
      <text:p text:style-name="Preformatted_20_Text">Copy SOURCE to DEST, or multiple SOURCE(s) to DIRECTORY.</text:p>
      <text:p text:style-name="Preformatted_20_Text"/>
      <text:p text:style-name="Preformatted_20_Text">Mandatory arguments to long options are mandatory for short options too.</text:p>
      <text:p text:style-name="Preformatted_20_Text"><text:s text:c="2"/>-a, --archive <text:s text:c="15"/>same as -dR --preserve=all</text:p>
      <text:p text:style-name="Preformatted_20_Text"><text:soft-page-break/><text:s text:c="6"/>--attributes-only <text:s text:c="7"/>don&amp;apos;t copy the file data, just the attributes</text:p>
      <text:p text:style-name="Preformatted_20_Text"><text:s text:c="6"/>--backup[=CONTROL] <text:s text:c="6"/>make a backup of each existing destination file</text:p>
      <text:p text:style-name="Preformatted_20_Text"><text:s text:c="2"/>-b <text:s text:c="26"/>like --backup but does not accept an argument</text:p>
      <text:p text:style-name="Preformatted_20_Text"><text:s text:c="6"/>--copy-contents <text:s text:c="9"/>copy contents of special files when recursive</text:p>
      <text:p text:style-name="Preformatted_20_Text"><text:s text:c="2"/>-d <text:s text:c="26"/>same as --no-dereference --preserve=links</text:p>
      <text:p text:style-name="Preformatted_20_Text"><text:s text:c="2"/>-f, --force <text:s text:c="17"/>if an existing destination file cannot be</text:p>
      <text:p text:style-name="Preformatted_20_Text"><text:s text:c="33"/>opened, remove it and try again (this option</text:p>
      <text:p text:style-name="Preformatted_20_Text"><text:s text:c="33"/>is ignored when the -n option is also used)</text:p>
      <text:p text:style-name="Preformatted_20_Text"><text:s text:c="2"/>-i, --interactive <text:s text:c="11"/>prompt before overwrite (overrides a previous -n</text:p>
      <text:p text:style-name="Preformatted_20_Text"><text:s text:c="34"/>option)</text:p>
      <text:p text:style-name="Preformatted_20_Text"><text:s text:c="2"/>-H <text:s text:c="26"/>follow command-line symbolic links in SOURCE</text:p>
      <text:p text:style-name="Preformatted_20_Text"><text:s text:c="2"/>-l, --link <text:s text:c="18"/>hard link files instead of copying</text:p>
      <text:p text:style-name="Preformatted_20_Text"><text:s text:c="2"/>-L, --dereference <text:s text:c="11"/>always follow symbolic links in SOURCE</text:p>
      <text:p text:style-name="Preformatted_20_Text"><text:s text:c="2"/>-n, --no-clobber <text:s text:c="12"/>do not overwrite an existing file (overrides</text:p>
      <text:p text:style-name="Preformatted_20_Text"><text:s text:c="33"/>a previous -i option)</text:p>
      <text:p text:style-name="Preformatted_20_Text"><text:s text:c="2"/>-P, --no-dereference <text:s text:c="8"/>never follow symbolic links in SOURCE</text:p>
      <text:p text:style-name="Preformatted_20_Text"><text:s text:c="2"/>-p <text:s text:c="26"/>same as --preserve=mode,ownership,timestamps</text:p>
      <text:p text:style-name="Preformatted_20_Text"><text:s text:c="6"/>--preserve[=ATTR_LIST] <text:s text:c="2"/>preserve the specified attributes (default:</text:p>
      <text:p text:style-name="Preformatted_20_Text"><text:s text:c="33"/>mode,ownership,timestamps), if possible</text:p>
      <text:p text:style-name="Preformatted_20_Text"><text:s text:c="33"/>additional attributes: context, links, xattr,</text:p>
      <text:p text:style-name="Preformatted_20_Text"><text:s text:c="33"/>all</text:p>
      <text:p text:style-name="Preformatted_20_Text"><text:s text:c="6"/>--no-preserve=ATTR_LIST <text:s/>don&amp;apos;t preserve the specified attributes</text:p>
      <text:p text:style-name="Preformatted_20_Text"><text:s text:c="6"/>--parents <text:s text:c="15"/>use full source file name under DIRECTORY</text:p>
      <text:p text:style-name="Preformatted_20_Text"><text:s text:c="2"/>-R, -r, --recursive <text:s text:c="9"/>copy directories recursively</text:p>
      <text:p text:style-name="Preformatted_20_Text"><text:s text:c="6"/>--reflink[=WHEN] <text:s text:c="8"/>control clone/CoW copies. See below</text:p>
      <text:p text:style-name="Preformatted_20_Text"><text:s text:c="6"/>--remove-destination <text:s text:c="4"/>remove each existing destination file before</text:p>
      <text:p text:style-name="Preformatted_20_Text"><text:s text:c="33"/>attempting to open it (contrast with --force)</text:p>
      <text:p text:style-name="Preformatted_20_Text"><text:s text:c="6"/>--sparse=WHEN <text:s text:c="11"/>control creation of sparse files. See below</text:p>
      <text:p text:style-name="Preformatted_20_Text"><text:s text:c="6"/>--strip-trailing-slashes <text:s/>remove any trailing slashes from each SOURCE</text:p>
      <text:p text:style-name="Preformatted_20_Text"><text:s text:c="33"/>argument</text:p>
      <text:p text:style-name="Preformatted_20_Text"><text:s text:c="2"/>-s, --symbolic-link <text:s text:c="9"/>make symbolic links instead of copying</text:p>
      <text:p text:style-name="Preformatted_20_Text"><text:s text:c="2"/>-S, --suffix=SUFFIX <text:s text:c="9"/>override the usual backup suffix</text:p>
      <text:p text:style-name="Preformatted_20_Text"><text:s text:c="2"/>-t, --target-directory=DIRECTORY <text:s/>copy all SOURCE arguments into DIRECTORY</text:p>
      <text:p text:style-name="Preformatted_20_Text"><text:s text:c="2"/>-T, --no-target-directory <text:s text:c="3"/>treat DEST as a normal file</text:p>
      <text:p text:style-name="Preformatted_20_Text"><text:s text:c="2"/>-u, --update <text:s text:c="16"/>copy only when the SOURCE file is newer</text:p>
      <text:p text:style-name="Preformatted_20_Text"><text:s text:c="33"/>than the destination file or when the</text:p>
      <text:p text:style-name="Preformatted_20_Text"><text:s text:c="33"/>destination file is missing</text:p>
      <text:p text:style-name="Preformatted_20_Text"><text:s text:c="2"/>-v, --verbose <text:s text:c="15"/>explain what is being done</text:p>
      <text:p text:style-name="Preformatted_20_Text"><text:s text:c="2"/>-x, --one-file-system <text:s text:c="7"/>stay on this file system</text:p>
      <text:p text:style-name="Preformatted_20_Text"><text:s text:c="2"/>-Z <text:s text:c="26"/>set SELinux security context of destination</text:p>
      <text:p text:style-name="Preformatted_20_Text"><text:s text:c="33"/>file to default type</text:p>
      <text:p text:style-name="Preformatted_20_Text"><text:s text:c="6"/>--context[=CTX] <text:s text:c="9"/>like -Z, or if CTX is specified then set the</text:p>
      <text:p text:style-name="Preformatted_20_Text"><text:s text:c="33"/>SELinux or SMACK security context to CTX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By default, sparse SOURCE files are detected by a crude heuristic and the</text:p>
      <text:p text:style-name="Preformatted_20_Text">corresponding DEST file is made sparse as well. <text:s/>That is the behavior</text:p>
      <text:p text:style-name="Preformatted_20_Text">selected by --sparse=auto. <text:s/>Specify --sparse=always to create a sparse DEST</text:p>
      <text:p text:style-name="Preformatted_20_Text">file whenever the SOURCE file contains a long enough sequence of zero bytes.</text:p>
      <text:p text:style-name="Preformatted_20_Text">Use --sparse=never to inhibit creation of sparse files.</text:p>
      <text:p text:style-name="Preformatted_20_Text"/>
      <text:p text:style-name="Preformatted_20_Text">When --reflink[=always] is specified, perform a lightweight copy, where the</text:p>
      <text:p text:style-name="Preformatted_20_Text">data blocks are copied only when modified. <text:s/>If this is not possible the copy</text:p>
      <text:p text:style-name="Preformatted_20_Text">fails, or if --reflink=auto is specified, fall back to a standard copy.</text:p>
      <text:p text:style-name="Preformatted_20_Text">Use --reflink=never to ensure a standard copy is performed.</text:p>
      <text:p text:style-name="Preformatted_20_Text"/>
      <text:p text:style-name="Preformatted_20_Text">The backup suffix is &amp;apos;~&amp;apos;, unless set with --suffix or SIMPLE_BACKUP_SUFFIX.</text:p>
      <text:p text:style-name="Preformatted_20_Text">The version control method may be selected via the --backup option or through</text:p>
      <text:p text:style-name="Preformatted_20_Text">the VERSION_CONTROL environment variable. <text:s/>Here are the values:</text:p>
      <text:p text:style-name="Preformatted_20_Text"/>
      <text:p text:style-name="Preformatted_20_Text"><text:s text:c="2"/>none, off <text:s text:c="6"/>never make backups (even if --backup is given)</text:p>
      <text:p text:style-name="Preformatted_20_Text"><text:soft-page-break/><text:s text:c="2"/>numbered, t <text:s text:c="4"/>make numbered backups</text:p>
      <text:p text:style-name="Preformatted_20_Text"><text:s text:c="2"/>existing, nil <text:s text:c="2"/>numbered if numbered backups exist, simple otherwise</text:p>
      <text:p text:style-name="Preformatted_20_Text"><text:s text:c="2"/>simple, never <text:s text:c="2"/>always make simple backups</text:p>
      <text:p text:style-name="Preformatted_20_Text"/>
      <text:p text:style-name="Preformatted_20_Text">As a special case, cp makes a backup of SOURCE when the force and backup</text:p>
      <text:p text:style-name="Preformatted_20_Text">options are given and SOURCE and DEST are the same name for an existing,</text:p>
      <text:p text:style-name="Preformatted_20_Text">regular file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cp&gt;</text:p>
      <text:p text:style-name="Preformatted_20_Text">or available locally via: info &amp;apos;(coreutils) cp invocation&amp;apos;</text:p>
      <text:p text:style-name="Preformatted_20_Text">(base) <text:span text:style-name="T1">student@bioinfo-Precision-T5600</text:span>:<text:span text:style-name="T2">~</text:span>$ mv --help</text:p>
      <text:p text:style-name="Preformatted_20_Text">Usage: mv [OPTION]... [-T] SOURCE DEST</text:p>
      <text:p text:style-name="Preformatted_20_Text"><text:s text:c="2"/>or: <text:s/>mv [OPTION]... SOURCE... DIRECTORY</text:p>
      <text:p text:style-name="Preformatted_20_Text"><text:s text:c="2"/>or: <text:s/>mv [OPTION]... -t DIRECTORY SOURCE...</text:p>
      <text:p text:style-name="Preformatted_20_Text">Rename SOURCE to DEST, or move SOURCE(s) to DIRECTORY.</text:p>
      <text:p text:style-name="Preformatted_20_Text"/>
      <text:p text:style-name="Preformatted_20_Text">Mandatory arguments to long options are mandatory for short options too.</text:p>
      <text:p text:style-name="Preformatted_20_Text"><text:s text:c="6"/>--backup[=CONTROL] <text:s text:c="6"/>make a backup of each existing destination file</text:p>
      <text:p text:style-name="Preformatted_20_Text"><text:s text:c="2"/>-b <text:s text:c="26"/>like --backup but does not accept an argument</text:p>
      <text:p text:style-name="Preformatted_20_Text"><text:s text:c="2"/>-f, --force <text:s text:c="17"/>do not prompt before overwriting</text:p>
      <text:p text:style-name="Preformatted_20_Text"><text:s text:c="2"/>-i, --interactive <text:s text:c="11"/>prompt before overwrite</text:p>
      <text:p text:style-name="Preformatted_20_Text"><text:s text:c="2"/>-n, --no-clobber <text:s text:c="12"/>do not overwrite an existing file</text:p>
      <text:p text:style-name="Preformatted_20_Text">If you specify more than one of -i, -f, -n, only the final one takes effect.</text:p>
      <text:p text:style-name="Preformatted_20_Text"><text:s text:c="6"/>--strip-trailing-slashes <text:s/>remove any trailing slashes from each SOURCE</text:p>
      <text:p text:style-name="Preformatted_20_Text"><text:s text:c="33"/>argument</text:p>
      <text:p text:style-name="Preformatted_20_Text"><text:s text:c="2"/>-S, --suffix=SUFFIX <text:s text:c="9"/>override the usual backup suffix</text:p>
      <text:p text:style-name="Preformatted_20_Text"><text:s text:c="2"/>-t, --target-directory=DIRECTORY <text:s/>move all SOURCE arguments into DIRECTORY</text:p>
      <text:p text:style-name="Preformatted_20_Text"><text:s text:c="2"/>-T, --no-target-directory <text:s text:c="3"/>treat DEST as a normal file</text:p>
      <text:p text:style-name="Preformatted_20_Text"><text:s text:c="2"/>-u, --update <text:s text:c="16"/>move only when the SOURCE file is newer</text:p>
      <text:p text:style-name="Preformatted_20_Text"><text:s text:c="33"/>than the destination file or when the</text:p>
      <text:p text:style-name="Preformatted_20_Text"><text:s text:c="33"/>destination file is missing</text:p>
      <text:p text:style-name="Preformatted_20_Text"><text:s text:c="2"/>-v, --verbose <text:s text:c="15"/>explain what is being done</text:p>
      <text:p text:style-name="Preformatted_20_Text"><text:s text:c="2"/>-Z, --context <text:s text:c="15"/>set SELinux security context of destination</text:p>
      <text:p text:style-name="Preformatted_20_Text"><text:s text:c="33"/>file to default typ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The backup suffix is &amp;apos;~&amp;apos;, unless set with --suffix or SIMPLE_BACKUP_SUFFIX.</text:p>
      <text:p text:style-name="Preformatted_20_Text">The version control method may be selected via the --backup option or through</text:p>
      <text:p text:style-name="Preformatted_20_Text">the VERSION_CONTROL environment variable. <text:s/>Here are the values:</text:p>
      <text:p text:style-name="Preformatted_20_Text"/>
      <text:p text:style-name="Preformatted_20_Text"><text:s text:c="2"/>none, off <text:s text:c="6"/>never make backups (even if --backup is given)</text:p>
      <text:p text:style-name="Preformatted_20_Text"><text:s text:c="2"/>numbered, t <text:s text:c="4"/>make numbered backups</text:p>
      <text:p text:style-name="Preformatted_20_Text"><text:s text:c="2"/>existing, nil <text:s text:c="2"/>numbered if numbered backups exist, simple otherwise</text:p>
      <text:p text:style-name="Preformatted_20_Text"><text:s text:c="2"/>simple, never <text:s text:c="2"/>always make simple backups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mv&gt;</text:p>
      <text:p text:style-name="Preformatted_20_Text">or available locally via: info &amp;apos;(coreutils) mv invocation&amp;apos;</text:p>
      <text:p text:style-name="Preformatted_20_Text">(base) <text:span text:style-name="T1">student@bioinfo-Precision-T5600</text:span>:<text:span text:style-name="T2">~</text:span>$ cd-i</text:p>
      <text:p text:style-name="Preformatted_20_Text"/>
      <text:p text:style-name="Preformatted_20_Text">Command &amp;apos;cd-i&amp;apos; not found, did you mean:</text:p>
      <text:p text:style-name="Preformatted_20_Text"/>
      <text:p text:style-name="Preformatted_20_Text"><text:s text:c="2"/>command &amp;apos;cdi&amp;apos; from deb cdo (1.9.9~rc1-1)</text:p>
      <text:p text:style-name="Preformatted_20_Text"/>
      <text:p text:style-name="Preformatted_20_Text">Try: sudo apt install &lt;deb name&gt;</text:p>
      <text:p text:style-name="Preformatted_20_Text"/>
      <text:p text:style-name="Preformatted_20_Text">(base) <text:span text:style-name="T1">student@bioinfo-Precision-T5600</text:span>:<text:span text:style-name="T2">~</text:span>$ cd -i</text:p>
      <text:p text:style-name="Preformatted_20_Text">bash: cd: -i: invalid option</text:p>
      <text:p text:style-name="Preformatted_20_Text">cd: usage: cd [-L|[-P [-e]] [-@]] [dir]</text:p>
      <text:p text:style-name="Preformatted_20_Text">(base) <text:span text:style-name="T1">student@bioinfo-Precision-T5600</text:span>:<text:span text:style-name="T2">~</text:span>$ ls --help</text:p>
      <text:p text:style-name="Preformatted_20_Text">Usage: ls [OPTION]... [FILE]...</text:p>
      <text:p text:style-name="Preformatted_20_Text"><text:soft-page-break/>List information about the FILEs (the current directory by default).</text:p>
      <text:p text:style-name="Preformatted_20_Text">Sort entries alphabetically if none of -cftuvSUX nor --sort is specified.</text:p>
      <text:p text:style-name="Preformatted_20_Text"/>
      <text:p text:style-name="Preformatted_20_Text">Mandatory arguments to long options are mandatory for short options too.</text:p>
      <text:p text:style-name="Preformatted_20_Text"><text:s text:c="2"/>-a, --all <text:s text:c="17"/>do not ignore entries starting with .</text:p>
      <text:p text:style-name="Preformatted_20_Text"><text:s text:c="2"/>-A, --almost-all <text:s text:c="10"/>do not list implied . and ..</text:p>
      <text:p text:style-name="Preformatted_20_Text"><text:s text:c="6"/>--author <text:s text:c="14"/>with -l, print the author of each file</text:p>
      <text:p text:style-name="Preformatted_20_Text"><text:s text:c="2"/>-b, --escape <text:s text:c="14"/>print C-style escapes for nongraphic characters</text:p>
      <text:p text:style-name="Preformatted_20_Text"><text:s text:c="6"/>--block-size=SIZE <text:s text:c="5"/>with -l, scale sizes by SIZE when printing them;</text:p>
      <text:p text:style-name="Preformatted_20_Text"><text:s text:c="31"/>e.g., &amp;apos;--block-size=M&amp;apos;; see SIZE format below</text:p>
      <text:p text:style-name="Preformatted_20_Text"><text:s text:c="2"/>-B, --ignore-backups <text:s text:c="6"/>do not list implied entries ending with ~</text:p>
      <text:p text:style-name="Preformatted_20_Text"><text:s text:c="2"/>-c <text:s text:c="24"/>with -lt: sort by, and show, ctime (time of last</text:p>
      <text:p text:style-name="Preformatted_20_Text"><text:s text:c="31"/>modification of file status information);</text:p>
      <text:p text:style-name="Preformatted_20_Text"><text:s text:c="31"/>with -l: show ctime and sort by name;</text:p>
      <text:p text:style-name="Preformatted_20_Text"><text:s text:c="31"/>otherwise: sort by ctime, newest first</text:p>
      <text:p text:style-name="Preformatted_20_Text"><text:s text:c="2"/>-C <text:s text:c="24"/>list entries by columns</text:p>
      <text:p text:style-name="Preformatted_20_Text"><text:s text:c="6"/>--color[=WHEN] <text:s text:c="8"/>colorize the output; WHEN can be &amp;apos;always&amp;apos; (default</text:p>
      <text:p text:style-name="Preformatted_20_Text"><text:s text:c="31"/>if omitted), &amp;apos;auto&amp;apos;, or &amp;apos;never&amp;apos;; more info below</text:p>
      <text:p text:style-name="Preformatted_20_Text"><text:s text:c="2"/>-d, --directory <text:s text:c="11"/>list directories themselves, not their contents</text:p>
      <text:p text:style-name="Preformatted_20_Text"><text:s text:c="2"/>-D, --dired <text:s text:c="15"/>generate output designed for Emacs&amp;apos; dired mode</text:p>
      <text:p text:style-name="Preformatted_20_Text"><text:s text:c="2"/>-f <text:s text:c="24"/>do not sort, enable -aU, disable -ls --color</text:p>
      <text:p text:style-name="Preformatted_20_Text"><text:s text:c="2"/>-F, --classify <text:s text:c="12"/>append indicator (one of */=&gt;@|) to entries</text:p>
      <text:p text:style-name="Preformatted_20_Text"><text:s text:c="6"/>--file-type <text:s text:c="11"/>likewise, except do not append &amp;apos;*&amp;apos;</text:p>
      <text:p text:style-name="Preformatted_20_Text"><text:s text:c="6"/>--format=WORD <text:s text:c="9"/>across -x, commas -m, horizontal -x, long -l,</text:p>
      <text:p text:style-name="Preformatted_20_Text"><text:s text:c="31"/>single-column -1, verbose -l, vertical -C</text:p>
      <text:p text:style-name="Preformatted_20_Text"><text:s text:c="6"/>--full-time <text:s text:c="11"/>like -l --time-style=full-iso</text:p>
      <text:p text:style-name="Preformatted_20_Text"><text:s text:c="2"/>-g <text:s text:c="24"/>like -l, but do not list owner</text:p>
      <text:p text:style-name="Preformatted_20_Text"><text:s text:c="6"/>--group-directories-first</text:p>
      <text:p text:style-name="Preformatted_20_Text"><text:s text:c="29"/>group directories before files;</text:p>
      <text:p text:style-name="Preformatted_20_Text"><text:s text:c="31"/>can be augmented with a --sort option, but any</text:p>
      <text:p text:style-name="Preformatted_20_Text"><text:s text:c="31"/>use of --sort=none (-U) disables grouping</text:p>
      <text:p text:style-name="Preformatted_20_Text"><text:s text:c="2"/>-G, --no-group <text:s text:c="12"/>in a long listing, don&amp;apos;t print group names</text:p>
      <text:p text:style-name="Preformatted_20_Text"><text:s text:c="2"/>-h, --human-readable <text:s text:c="6"/>with -l and -s, print sizes like 1K 234M 2G etc.</text:p>
      <text:p text:style-name="Preformatted_20_Text"><text:s text:c="6"/>--si <text:s text:c="18"/>likewise, but use powers of 1000 not 1024</text:p>
      <text:p text:style-name="Preformatted_20_Text"><text:s text:c="2"/>-H, --dereference-command-line</text:p>
      <text:p text:style-name="Preformatted_20_Text"><text:s text:c="29"/>follow symbolic links listed on the command line</text:p>
      <text:p text:style-name="Preformatted_20_Text"><text:s text:c="6"/>--dereference-command-line-symlink-to-dir</text:p>
      <text:p text:style-name="Preformatted_20_Text"><text:s text:c="29"/>follow each command line symbolic link</text:p>
      <text:p text:style-name="Preformatted_20_Text"><text:s text:c="31"/>that points to a directory</text:p>
      <text:p text:style-name="Preformatted_20_Text"><text:s text:c="6"/>--hide=PATTERN <text:s text:c="8"/>do not list implied entries matching shell PATTERN</text:p>
      <text:p text:style-name="Preformatted_20_Text"><text:s text:c="31"/>(overridden by -a or -A)</text:p>
      <text:p text:style-name="Preformatted_20_Text"><text:s text:c="6"/>--hyperlink[=WHEN] <text:s text:c="4"/>hyperlink file names; WHEN can be &amp;apos;always&amp;apos;</text:p>
      <text:p text:style-name="Preformatted_20_Text"><text:s text:c="31"/>(default if omitted), &amp;apos;auto&amp;apos;, or &amp;apos;never&amp;apos;</text:p>
      <text:p text:style-name="Preformatted_20_Text"><text:s text:c="6"/>--indicator-style=WORD <text:s/>append indicator with style WORD to entry names:</text:p>
      <text:p text:style-name="Preformatted_20_Text"><text:s text:c="31"/>none (default), slash (-p),</text:p>
      <text:p text:style-name="Preformatted_20_Text"><text:s text:c="31"/>file-type (--file-type), classify (-F)</text:p>
      <text:p text:style-name="Preformatted_20_Text"><text:s text:c="2"/>-i, --inode <text:s text:c="15"/>print the index number of each file</text:p>
      <text:p text:style-name="Preformatted_20_Text"><text:s text:c="2"/>-I, --ignore=PATTERN <text:s text:c="6"/>do not list implied entries matching shell PATTERN</text:p>
      <text:p text:style-name="Preformatted_20_Text"><text:s text:c="2"/>-k, --kibibytes <text:s text:c="11"/>default to 1024-byte blocks for disk usage;</text:p>
      <text:p text:style-name="Preformatted_20_Text"><text:s text:c="31"/>used only with -s and per directory totals</text:p>
      <text:p text:style-name="Preformatted_20_Text"><text:s text:c="2"/>-l <text:s text:c="24"/>use a long listing format</text:p>
      <text:p text:style-name="Preformatted_20_Text"><text:s text:c="2"/>-L, --dereference <text:s text:c="9"/>when showing file information for a symbolic</text:p>
      <text:p text:style-name="Preformatted_20_Text"><text:s text:c="31"/>link, show information for the file the link</text:p>
      <text:p text:style-name="Preformatted_20_Text"><text:s text:c="31"/>references rather than for the link itself</text:p>
      <text:p text:style-name="Preformatted_20_Text"><text:s text:c="2"/>-m <text:s text:c="24"/>fill width with a comma separated list of entries</text:p>
      <text:p text:style-name="Preformatted_20_Text"><text:s text:c="2"/>-n, --numeric-uid-gid <text:s text:c="5"/>like -l, but list numeric user and group IDs</text:p>
      <text:p text:style-name="Preformatted_20_Text"><text:s text:c="2"/>-N, --literal <text:s text:c="13"/>print entry names without quoting</text:p>
      <text:p text:style-name="Preformatted_20_Text"><text:s text:c="2"/>-o <text:s text:c="24"/>like -l, but do not list group information</text:p>
      <text:p text:style-name="Preformatted_20_Text"><text:s text:c="2"/>-p, --indicator-style=slash</text:p>
      <text:p text:style-name="Preformatted_20_Text"><text:soft-page-break/><text:s text:c="29"/>append / indicator to directories</text:p>
      <text:p text:style-name="Preformatted_20_Text"><text:s text:c="2"/>-q, --hide-control-chars <text:s text:c="2"/>print ? instead of nongraphic characters</text:p>
      <text:p text:style-name="Preformatted_20_Text"><text:s text:c="6"/>--show-control-chars <text:s text:c="2"/>show nongraphic characters as-is (the default,</text:p>
      <text:p text:style-name="Preformatted_20_Text"><text:s text:c="31"/>unless program is &amp;apos;ls&amp;apos; and output is a terminal)</text:p>
      <text:p text:style-name="Preformatted_20_Text"><text:s text:c="2"/>-Q, --quote-name <text:s text:c="10"/>enclose entry names in double quotes</text:p>
      <text:p text:style-name="Preformatted_20_Text"><text:s text:c="6"/>--quoting-style=WORD <text:s text:c="2"/>use quoting style WORD for entry names:</text:p>
      <text:p text:style-name="Preformatted_20_Text"><text:s text:c="31"/>literal, locale, shell, shell-always,</text:p>
      <text:p text:style-name="Preformatted_20_Text"><text:s text:c="31"/>shell-escape, shell-escape-always, c, escape</text:p>
      <text:p text:style-name="Preformatted_20_Text"><text:s text:c="31"/>(overrides QUOTING_STYLE environment variable)</text:p>
      <text:p text:style-name="Preformatted_20_Text"><text:s text:c="2"/>-r, --reverse <text:s text:c="13"/>reverse order while sorting</text:p>
      <text:p text:style-name="Preformatted_20_Text"><text:s text:c="2"/>-R, --recursive <text:s text:c="11"/>list subdirectories recursively</text:p>
      <text:p text:style-name="Preformatted_20_Text"><text:s text:c="2"/>-s, --size <text:s text:c="16"/>print the allocated size of each file, in blocks</text:p>
      <text:p text:style-name="Preformatted_20_Text"><text:s text:c="2"/>-S <text:s text:c="24"/>sort by file size, largest first</text:p>
      <text:p text:style-name="Preformatted_20_Text"><text:s text:c="6"/>--sort=WORD <text:s text:c="11"/>sort by WORD instead of name: none (-U), size (-S),</text:p>
      <text:p text:style-name="Preformatted_20_Text"><text:s text:c="31"/>time (-t), version (-v), extension (-X)</text:p>
      <text:p text:style-name="Preformatted_20_Text"><text:s text:c="6"/>--time=WORD <text:s text:c="11"/>with -l, show time as WORD instead of default</text:p>
      <text:p text:style-name="Preformatted_20_Text"><text:s text:c="31"/>modification time: atime or access or use (-u);</text:p>
      <text:p text:style-name="Preformatted_20_Text"><text:s text:c="31"/>ctime or status (-c); also use specified time</text:p>
      <text:p text:style-name="Preformatted_20_Text"><text:s text:c="31"/>as sort key if --sort=time (newest first)</text:p>
      <text:p text:style-name="Preformatted_20_Text"><text:s text:c="6"/>--time-style=TIME_STYLE <text:s/>time/date format with -l; see TIME_STYLE below</text:p>
      <text:p text:style-name="Preformatted_20_Text"><text:s text:c="2"/>-t <text:s text:c="24"/>sort by modification time, newest first</text:p>
      <text:p text:style-name="Preformatted_20_Text"><text:s text:c="2"/>-T, --tabsize=COLS <text:s text:c="8"/>assume tab stops at each COLS instead of 8</text:p>
      <text:p text:style-name="Preformatted_20_Text"><text:s text:c="2"/>-u <text:s text:c="24"/>with -lt: sort by, and show, access time;</text:p>
      <text:p text:style-name="Preformatted_20_Text"><text:s text:c="31"/>with -l: show access time and sort by name;</text:p>
      <text:p text:style-name="Preformatted_20_Text"><text:s text:c="31"/>otherwise: sort by access time, newest first</text:p>
      <text:p text:style-name="Preformatted_20_Text"><text:s text:c="2"/>-U <text:s text:c="24"/>do not sort; list entries in directory order</text:p>
      <text:p text:style-name="Preformatted_20_Text"><text:s text:c="2"/>-v <text:s text:c="24"/>natural sort of (version) numbers within text</text:p>
      <text:p text:style-name="Preformatted_20_Text"><text:s text:c="2"/>-w, --width=COLS <text:s text:c="10"/>set output width to COLS. <text:s/>0 means no limit</text:p>
      <text:p text:style-name="Preformatted_20_Text"><text:s text:c="2"/>-x <text:s text:c="24"/>list entries by lines instead of by columns</text:p>
      <text:p text:style-name="Preformatted_20_Text"><text:s text:c="2"/>-X <text:s text:c="24"/>sort alphabetically by entry extension</text:p>
      <text:p text:style-name="Preformatted_20_Text"><text:s text:c="2"/>-Z, --context <text:s text:c="13"/>print any security context of each file</text:p>
      <text:p text:style-name="Preformatted_20_Text"><text:s text:c="2"/>-1 <text:s text:c="24"/>list one file per line. <text:s/>Avoid &amp;apos;\n&amp;apos; with -q or -b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The SIZE argument is an integer and optional unit (example: 10K is 10*1024).</text:p>
      <text:p text:style-name="Preformatted_20_Text">Units are K,M,G,T,P,E,Z,Y (powers of 1024) or KB,MB,... (powers of 1000).</text:p>
      <text:p text:style-name="Preformatted_20_Text"/>
      <text:p text:style-name="Preformatted_20_Text">The TIME_STYLE argument can be full-iso, long-iso, iso, locale, or +FORMAT.</text:p>
      <text:p text:style-name="Preformatted_20_Text">FORMAT is interpreted like in date(1). <text:s/>If FORMAT is FORMAT1&lt;newline&gt;FORMAT2,</text:p>
      <text:p text:style-name="Preformatted_20_Text">then FORMAT1 applies to non-recent files and FORMAT2 to recent files.</text:p>
      <text:p text:style-name="Preformatted_20_Text">TIME_STYLE prefixed with &amp;apos;posix-&amp;apos; takes effect only outside the POSIX locale.</text:p>
      <text:p text:style-name="Preformatted_20_Text">Also the TIME_STYLE environment variable sets the default style to use.</text:p>
      <text:p text:style-name="Preformatted_20_Text"/>
      <text:p text:style-name="Preformatted_20_Text">Using color to distinguish file types is disabled both by default and</text:p>
      <text:p text:style-name="Preformatted_20_Text">with --color=never. <text:s/>With --color=auto, ls emits color codes only when</text:p>
      <text:p text:style-name="Preformatted_20_Text">standard output is connected to a terminal. <text:s/>The LS_COLORS environment</text:p>
      <text:p text:style-name="Preformatted_20_Text">variable can change the settings. <text:s/>Use the dircolors command to set it.</text:p>
      <text:p text:style-name="Preformatted_20_Text"/>
      <text:p text:style-name="Preformatted_20_Text">Exit status:</text:p>
      <text:p text:style-name="Preformatted_20_Text"><text:s/>0 <text:s/>if OK,</text:p>
      <text:p text:style-name="Preformatted_20_Text"><text:s/>1 <text:s/>if minor problems (e.g., cannot access subdirectory),</text:p>
      <text:p text:style-name="Preformatted_20_Text"><text:s/>2 <text:s/>if serious trouble (e.g., cannot access command-line argument)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ls&gt;</text:p>
      <text:p text:style-name="Preformatted_20_Text">or available locally via: info &amp;apos;(coreutils) ls invocation&amp;apos;</text:p>
      <text:p text:style-name="Preformatted_20_Text">(base) <text:span text:style-name="T1">student@bioinfo-Precision-T5600</text:span>:<text:span text:style-name="T2">~</text:span>$ lp --help</text:p>
      <text:p text:style-name="Preformatted_20_Text">Usage: lp [options] [--] [file(s)]</text:p>
      <text:p text:style-name="Preformatted_20_Text"><text:s text:c="7"/>lp [options] -i id</text:p>
      <text:p text:style-name="Preformatted_20_Text">Options:</text:p>
      <text:p text:style-name="Preformatted_20_Text"><text:soft-page-break/>-c <text:s text:c="21"/>Make a copy of the print file(s)</text:p>
      <text:p text:style-name="Preformatted_20_Text">-d destination <text:s text:c="9"/>Specify the destination</text:p>
      <text:p text:style-name="Preformatted_20_Text">-E <text:s text:c="21"/>Encrypt the connection to the server</text:p>
      <text:p text:style-name="Preformatted_20_Text">-h server[:port] <text:s text:c="7"/>Connect to the named server and port</text:p>
      <text:p text:style-name="Preformatted_20_Text">-H HH:MM <text:s text:c="15"/>Hold the job until the specified UTC time</text:p>
      <text:p text:style-name="Preformatted_20_Text">-H hold <text:s text:c="16"/>Hold the job until released/resumed</text:p>
      <text:p text:style-name="Preformatted_20_Text">-H immediate <text:s text:c="11"/>Print the job as soon as possible</text:p>
      <text:p text:style-name="Preformatted_20_Text">-H restart <text:s text:c="13"/>Reprint the job</text:p>
      <text:p text:style-name="Preformatted_20_Text">-H resume <text:s text:c="14"/>Resume a held job</text:p>
      <text:p text:style-name="Preformatted_20_Text">-i id <text:s text:c="18"/>Specify an existing job ID to modify</text:p>
      <text:p text:style-name="Preformatted_20_Text">-m <text:s text:c="21"/>Send an email notification when the job completes</text:p>
      <text:p text:style-name="Preformatted_20_Text">-n num-copies <text:s text:c="10"/>Specify the number of copies to print</text:p>
      <text:p text:style-name="Preformatted_20_Text">-o option[=value] <text:s text:c="6"/>Specify a printer-specific option</text:p>
      <text:p text:style-name="Preformatted_20_Text">-o job-sheets=standard <text:s/>Print a banner page with the job</text:p>
      <text:p text:style-name="Preformatted_20_Text">-o media=size <text:s text:c="10"/>Specify the media size to use</text:p>
      <text:p text:style-name="Preformatted_20_Text">-o number-up=N <text:s text:c="9"/>Specify that input pages should be printed N-up (1, 2, 4, 6, 9, and 16 are supported)</text:p>
      <text:p text:style-name="Preformatted_20_Text">-o orientation-requested=N</text:p>
      <text:p text:style-name="Preformatted_20_Text"><text:s text:c="24"/>Specify portrait (3) or landscape (4) orientation</text:p>
      <text:p text:style-name="Preformatted_20_Text">-o print-quality=N <text:s text:c="5"/>Specify the print quality - draft (3), normal (4), or best (5)</text:p>
      <text:p text:style-name="Preformatted_20_Text">-o sides=one-sided <text:s text:c="5"/>Specify 1-sided printing</text:p>
      <text:p text:style-name="Preformatted_20_Text">-o sides=two-sided-long-edge</text:p>
      <text:p text:style-name="Preformatted_20_Text"><text:s text:c="24"/>Specify 2-sided portrait printing</text:p>
      <text:p text:style-name="Preformatted_20_Text">-o sides=two-sided-short-edge</text:p>
      <text:p text:style-name="Preformatted_20_Text"><text:s text:c="24"/>Specify 2-sided landscape printing</text:p>
      <text:p text:style-name="Preformatted_20_Text">-P page-list <text:s text:c="11"/>Specify a list of pages to print</text:p>
      <text:p text:style-name="Preformatted_20_Text">-q priority <text:s text:c="12"/>Specify the priority from low (1) to high (100)</text:p>
      <text:p text:style-name="Preformatted_20_Text">-s <text:s text:c="21"/>Be silent</text:p>
      <text:p text:style-name="Preformatted_20_Text">-t title <text:s text:c="15"/>Specify the job title</text:p>
      <text:p text:style-name="Preformatted_20_Text">-U username <text:s text:c="12"/>Specify the username to use for authentication</text:p>
      <text:p text:style-name="Preformatted_20_Text">(base) <text:span text:style-name="T1">student@bioinfo-Precision-T5600</text:span>:<text:span text:style-name="T2">~</text:span>$ nano --help</text:p>
      <text:p text:style-name="Preformatted_20_Text">Usage: nano [OPTIONS] [[+LINE[,COLUMN]] FILE]...</text:p>
      <text:p text:style-name="Preformatted_20_Text"/>
      <text:p text:style-name="Preformatted_20_Text">To place the cursor on a specific line of a file, put the line number with</text:p>
      <text:p text:style-name="Preformatted_20_Text">a &amp;apos;+&amp;apos; before the filename. <text:s/>The column number can be added after a comma.</text:p>
      <text:p text:style-name="Preformatted_20_Text">When a filename is &amp;apos;-&amp;apos;, nano reads data from standard input.</text:p>
      <text:p text:style-name="Preformatted_20_Text"/>
      <text:p text:style-name="Preformatted_20_Text"><text:s/>Option <text:s text:c="8"/>Long option <text:s text:c="12"/>Meaning</text:p>
      <text:p text:style-name="Preformatted_20_Text"><text:s/>-A <text:s text:c="12"/>--smarthome <text:s text:c="12"/>Enable smart home key</text:p>
      <text:p text:style-name="Preformatted_20_Text"><text:s/>-B <text:s text:c="12"/>--backup <text:s text:c="15"/>Save backups of existing files</text:p>
      <text:p text:style-name="Preformatted_20_Text"><text:s/>-C &lt;dir&gt; <text:s text:c="6"/>--backupdir=&lt;dir&gt; <text:s text:c="6"/>Directory for saving unique backup files</text:p>
      <text:p text:style-name="Preformatted_20_Text"><text:s/>-D <text:s text:c="12"/>--boldtext <text:s text:c="13"/>Use bold instead of reverse video text</text:p>
      <text:p text:style-name="Preformatted_20_Text"><text:s/>-E <text:s text:c="12"/>--tabstospaces <text:s text:c="9"/>Convert typed tabs to spaces</text:p>
      <text:p text:style-name="Preformatted_20_Text"><text:s/>-F <text:s text:c="12"/>--multibuffer <text:s text:c="10"/>Read a file into a new buffer by default</text:p>
      <text:p text:style-name="Preformatted_20_Text"><text:s/>-G <text:s text:c="12"/>--locking <text:s text:c="14"/>Use (vim-style) lock files</text:p>
      <text:p text:style-name="Preformatted_20_Text"><text:s/>-H <text:s text:c="12"/>--historylog <text:s text:c="11"/>Log &amp; read search/replace string history</text:p>
      <text:p text:style-name="Preformatted_20_Text"><text:s/>-I <text:s text:c="12"/>--ignorercfiles <text:s text:c="8"/>Don&amp;apos;t look at nanorc files</text:p>
      <text:p text:style-name="Preformatted_20_Text"><text:s/>-J &lt;number&gt; <text:s text:c="3"/>--guidestripe=&lt;number&gt; <text:s/>Show a guiding bar at this column</text:p>
      <text:p text:style-name="Preformatted_20_Text"><text:s/>-K <text:s text:c="12"/>--rawsequences <text:s text:c="9"/>Fix numeric keypad key confusion problem</text:p>
      <text:p text:style-name="Preformatted_20_Text"><text:s/>-L <text:s text:c="12"/>--nonewlines <text:s text:c="11"/>Don&amp;apos;t add an automatic newline</text:p>
      <text:p text:style-name="Preformatted_20_Text"><text:s/>-M <text:s text:c="12"/>--trimblanks <text:s text:c="11"/>Trim tail spaces when hard-wrapping</text:p>
      <text:p text:style-name="Preformatted_20_Text"><text:s/>-N <text:s text:c="12"/>--noconvert <text:s text:c="12"/>Don&amp;apos;t convert files from DOS/Mac format</text:p>
      <text:p text:style-name="Preformatted_20_Text"><text:s/>-P <text:s text:c="12"/>--positionlog <text:s text:c="10"/>Log &amp; read location of cursor position</text:p>
      <text:p text:style-name="Preformatted_20_Text"><text:s/>-Q &lt;regex&gt; <text:s text:c="4"/>--quotestr=&lt;regex&gt; <text:s text:c="5"/>Regular expression to match quoting</text:p>
      <text:p text:style-name="Preformatted_20_Text"><text:s/>-R <text:s text:c="12"/>--restricted <text:s text:c="11"/>Restrict access to the filesystem</text:p>
      <text:p text:style-name="Preformatted_20_Text"><text:s/>-T &lt;#cols&gt; <text:s text:c="4"/>--tabsize=&lt;#cols&gt; <text:s text:c="6"/>Set width of a tab to #cols columns</text:p>
      <text:p text:style-name="Preformatted_20_Text"><text:s/>-U <text:s text:c="12"/>--quickblank <text:s text:c="11"/>Wipe status bar upon next keystroke</text:p>
      <text:p text:style-name="Preformatted_20_Text"><text:s/>-V <text:s text:c="12"/>--version <text:s text:c="14"/>Print version information and exit</text:p>
      <text:p text:style-name="Preformatted_20_Text"><text:s/>-W <text:s text:c="12"/>--wordbounds <text:s text:c="11"/>Detect word boundaries more accurately</text:p>
      <text:p text:style-name="Preformatted_20_Text"><text:s/>-X &lt;str&gt; <text:s text:c="6"/>--wordchars=&lt;str&gt; <text:s text:c="6"/>Which other characters are word parts</text:p>
      <text:p text:style-name="Preformatted_20_Text"><text:s/>-Y &lt;name&gt; <text:s text:c="5"/>--syntax=&lt;name&gt; <text:s text:c="8"/>Syntax definition to use for coloring</text:p>
      <text:p text:style-name="Preformatted_20_Text"><text:soft-page-break/><text:s/>-Z <text:s text:c="12"/>--zap <text:s text:c="18"/>Let Bsp and Del erase a marked region</text:p>
      <text:p text:style-name="Preformatted_20_Text"><text:s/>-a <text:s text:c="12"/>--atblanks <text:s text:c="13"/>When soft-wrapping, do it at whitespace</text:p>
      <text:p text:style-name="Preformatted_20_Text"><text:s/>-b <text:s text:c="12"/>--breaklonglines <text:s text:c="7"/>Automatically hard-wrap overlong lines</text:p>
      <text:p text:style-name="Preformatted_20_Text"><text:s/>-c <text:s text:c="12"/>--constantshow <text:s text:c="9"/>Constantly show cursor position</text:p>
      <text:p text:style-name="Preformatted_20_Text"><text:s/>-d <text:s text:c="12"/>--rebinddelete <text:s text:c="9"/>Fix Backspace/Delete confusion problem</text:p>
      <text:p text:style-name="Preformatted_20_Text"><text:s/>-e <text:s text:c="12"/>--emptyline <text:s text:c="12"/>Keep the line below the title bar empty</text:p>
      <text:p text:style-name="Preformatted_20_Text"><text:s/>-f &lt;file&gt; <text:s text:c="5"/>--rcfile=&lt;file&gt; <text:s text:c="8"/>Use only this file for configuring nano</text:p>
      <text:p text:style-name="Preformatted_20_Text"><text:s/>-g <text:s text:c="12"/>--showcursor <text:s text:c="11"/>Show cursor in file browser &amp; help text</text:p>
      <text:p text:style-name="Preformatted_20_Text"><text:s/>-h <text:s text:c="12"/>--help <text:s text:c="17"/>Show this help text and exit</text:p>
      <text:p text:style-name="Preformatted_20_Text"><text:s/>-i <text:s text:c="12"/>--autoindent <text:s text:c="11"/>Automatically indent new lines</text:p>
      <text:p text:style-name="Preformatted_20_Text"><text:s/>-j <text:s text:c="12"/>--jumpyscrolling <text:s text:c="7"/>Scroll per half-screen, not per line</text:p>
      <text:p text:style-name="Preformatted_20_Text"><text:s/>-k <text:s text:c="12"/>--cutfromcursor <text:s text:c="8"/>Cut from cursor to end of line</text:p>
      <text:p text:style-name="Preformatted_20_Text"><text:s/>-l <text:s text:c="12"/>--linenumbers <text:s text:c="10"/>Show line numbers in front of the text</text:p>
      <text:p text:style-name="Preformatted_20_Text"><text:s/>-m <text:s text:c="12"/>--mouse <text:s text:c="16"/>Enable the use of the mouse</text:p>
      <text:p text:style-name="Preformatted_20_Text"><text:s/>-n <text:s text:c="12"/>--noread <text:s text:c="15"/>Do not read the file (only write it)</text:p>
      <text:p text:style-name="Preformatted_20_Text"><text:s/>-o &lt;dir&gt; <text:s text:c="6"/>--operatingdir=&lt;dir&gt; <text:s text:c="3"/>Set operating directory</text:p>
      <text:p text:style-name="Preformatted_20_Text"><text:s/>-p <text:s text:c="12"/>--preserve <text:s text:c="13"/>Preserve XON (^Q) and XOFF (^S) keys</text:p>
      <text:p text:style-name="Preformatted_20_Text"><text:s/>-r &lt;#cols&gt; <text:s text:c="4"/>--fill=&lt;#cols&gt; <text:s text:c="9"/>Set width for hard-wrap and justify</text:p>
      <text:p text:style-name="Preformatted_20_Text"><text:s/>-s &lt;prog&gt; <text:s text:c="5"/>--speller=&lt;prog&gt; <text:s text:c="7"/>Enable alternate speller</text:p>
      <text:p text:style-name="Preformatted_20_Text"><text:s/>-t <text:s text:c="12"/>--tempfile <text:s text:c="13"/>Auto save on exit, don&amp;apos;t prompt</text:p>
      <text:p text:style-name="Preformatted_20_Text"><text:s/>-u <text:s text:c="12"/>--unix <text:s text:c="17"/>Save a file by default in Unix format</text:p>
      <text:p text:style-name="Preformatted_20_Text"><text:s/>-v <text:s text:c="12"/>--view <text:s text:c="17"/>View mode (read-only)</text:p>
      <text:p text:style-name="Preformatted_20_Text"><text:s/>-w <text:s text:c="12"/>--nowrap <text:s text:c="15"/>Don&amp;apos;t hard-wrap long lines [default]</text:p>
      <text:p text:style-name="Preformatted_20_Text"><text:s/>-x <text:s text:c="12"/>--nohelp <text:s text:c="15"/>Don&amp;apos;t show the two help lines</text:p>
      <text:p text:style-name="Preformatted_20_Text"><text:s/>-y <text:s text:c="12"/>--afterends <text:s text:c="12"/>Make Ctrl+Right stop at word ends</text:p>
      <text:p text:style-name="Preformatted_20_Text"><text:s/>-z <text:s text:c="12"/>--suspend <text:s text:c="14"/>Enable suspension</text:p>
      <text:p text:style-name="Preformatted_20_Text"><text:s/>-$ <text:s text:c="12"/>--softwrap <text:s text:c="13"/>Enable soft line wrapping</text:p>
      <text:p text:style-name="Preformatted_20_Text">(base) <text:span text:style-name="T1">student@bioinfo-Precision-T5600</text:span>:<text:span text:style-name="T2">~</text:span>$ man --help</text:p>
      <text:p text:style-name="Preformatted_20_Text">Usage: man [OPTION...] [SECTION] PAGE...</text:p>
      <text:p text:style-name="Preformatted_20_Text"/>
      <text:p text:style-name="Preformatted_20_Text"><text:s text:c="2"/>-C, --config-file=FILE <text:s text:c="4"/>use this user configuration file</text:p>
      <text:p text:style-name="Preformatted_20_Text"><text:s text:c="2"/>-d, --debug <text:s text:c="15"/>emit debugging messages</text:p>
      <text:p text:style-name="Preformatted_20_Text"><text:s text:c="2"/>-D, --default <text:s text:c="13"/>reset all options to their default values</text:p>
      <text:p text:style-name="Preformatted_20_Text"><text:s text:c="6"/>--warnings[=WARNINGS] <text:s/>enable warnings from groff</text:p>
      <text:p text:style-name="Preformatted_20_Text"/>
      <text:p text:style-name="Preformatted_20_Text"><text:s/>Main modes of operation:</text:p>
      <text:p text:style-name="Preformatted_20_Text"><text:s text:c="2"/>-f, --whatis <text:s text:c="14"/>equivalent to whatis</text:p>
      <text:p text:style-name="Preformatted_20_Text"><text:s text:c="2"/>-k, --apropos <text:s text:c="13"/>equivalent to apropos</text:p>
      <text:p text:style-name="Preformatted_20_Text"><text:s text:c="2"/>-K, --global-apropos <text:s text:c="6"/>search for text in all pages</text:p>
      <text:p text:style-name="Preformatted_20_Text"><text:s text:c="2"/>-l, --local-file <text:s text:c="10"/>interpret PAGE argument(s) as local filename(s)</text:p>
      <text:p text:style-name="Preformatted_20_Text"><text:s text:c="2"/>-w, --where, --path, --location</text:p>
      <text:p text:style-name="Preformatted_20_Text"><text:s text:c="29"/>print physical location of man page(s)</text:p>
      <text:p text:style-name="Preformatted_20_Text"><text:s text:c="2"/>-W, --where-cat, --location-cat</text:p>
      <text:p text:style-name="Preformatted_20_Text"><text:s text:c="29"/>print physical location of cat file(s)</text:p>
      <text:p text:style-name="Preformatted_20_Text"/>
      <text:p text:style-name="Preformatted_20_Text"><text:s text:c="2"/>-c, --catman <text:s text:c="14"/>used by catman to reformat out of date cat pages</text:p>
      <text:p text:style-name="Preformatted_20_Text"><text:s text:c="2"/>-R, --recode=ENCODING <text:s text:c="5"/>output source page encoded in ENCODING</text:p>
      <text:p text:style-name="Preformatted_20_Text"/>
      <text:p text:style-name="Preformatted_20_Text"><text:s/>Finding manual pages:</text:p>
      <text:p text:style-name="Preformatted_20_Text"><text:s text:c="2"/>-L, --locale=LOCALE <text:s text:c="7"/>define the locale for this particular man search</text:p>
      <text:p text:style-name="Preformatted_20_Text"><text:s text:c="2"/>-m, --systems=SYSTEM <text:s text:c="6"/>use manual pages from other systems</text:p>
      <text:p text:style-name="Preformatted_20_Text"><text:s text:c="2"/>-M, --manpath=PATH <text:s text:c="8"/>set search path for manual pages to PATH</text:p>
      <text:p text:style-name="Preformatted_20_Text"/>
      <text:p text:style-name="Preformatted_20_Text"><text:s text:c="2"/>-S, -s, --sections=LIST <text:s text:c="3"/>use colon separated section list</text:p>
      <text:p text:style-name="Preformatted_20_Text"/>
      <text:p text:style-name="Preformatted_20_Text"><text:s text:c="2"/>-e, --extension=EXTENSION <text:s/>limit search to extension type EXTENSION</text:p>
      <text:p text:style-name="Preformatted_20_Text"/>
      <text:p text:style-name="Preformatted_20_Text"><text:s text:c="2"/>-i, --ignore-case <text:s text:c="9"/>look for pages case-insensitively (default)</text:p>
      <text:p text:style-name="Preformatted_20_Text"><text:s text:c="2"/>-I, --match-case <text:s text:c="10"/>look for pages case-sensitively</text:p>
      <text:p text:style-name="Preformatted_20_Text"/>
      <text:p text:style-name="Preformatted_20_Text"><text:s text:c="6"/>--regex <text:s text:c="15"/>show all pages matching regex</text:p>
      <text:p text:style-name="Preformatted_20_Text"><text:s text:c="6"/>--wildcard <text:s text:c="12"/>show all pages matching wildcard</text:p>
      <text:p text:style-name="Preformatted_20_Text"/>
      <text:p text:style-name="Preformatted_20_Text"><text:soft-page-break/><text:s text:c="6"/>--names-only <text:s text:c="10"/>make --regex and --wildcard match page names only,</text:p>
      <text:p text:style-name="Preformatted_20_Text"><text:s text:c="29"/>not descriptions</text:p>
      <text:p text:style-name="Preformatted_20_Text"/>
      <text:p text:style-name="Preformatted_20_Text"><text:s text:c="2"/>-a, --all <text:s text:c="17"/>find all matching manual pages</text:p>
      <text:p text:style-name="Preformatted_20_Text"><text:s text:c="2"/>-u, --update <text:s text:c="14"/>force a cache consistency check</text:p>
      <text:p text:style-name="Preformatted_20_Text"/>
      <text:p text:style-name="Preformatted_20_Text"><text:s text:c="6"/>--no-subpages <text:s text:c="9"/>don&amp;apos;t try subpages, e.g. &amp;apos;man foo bar&amp;apos; =&gt; &amp;apos;man</text:p>
      <text:p text:style-name="Preformatted_20_Text"><text:s text:c="29"/>foo-bar&amp;apos;</text:p>
      <text:p text:style-name="Preformatted_20_Text"/>
      <text:p text:style-name="Preformatted_20_Text"><text:s/>Controlling formatted output:</text:p>
      <text:p text:style-name="Preformatted_20_Text"><text:s text:c="2"/>-P, --pager=PAGER <text:s text:c="9"/>use program PAGER to display output</text:p>
      <text:p text:style-name="Preformatted_20_Text"><text:s text:c="2"/>-r, --prompt=STRING <text:s text:c="7"/>provide the `less&amp;apos; pager with a prompt</text:p>
      <text:p text:style-name="Preformatted_20_Text"/>
      <text:p text:style-name="Preformatted_20_Text"><text:s text:c="2"/>-7, --ascii <text:s text:c="15"/>display ASCII translation of certain latin1 chars</text:p>
      <text:p text:style-name="Preformatted_20_Text"><text:s text:c="2"/>-E, --encoding=ENCODING <text:s text:c="3"/>use selected output encoding</text:p>
      <text:p text:style-name="Preformatted_20_Text"><text:s text:c="6"/>--no-hyphenation, --nh turn off hyphenation</text:p>
      <text:p text:style-name="Preformatted_20_Text"><text:s text:c="6"/>--no-justification, <text:s text:c="29"/>--nj <text:s text:c="2"/>turn off justification</text:p>
      <text:p text:style-name="Preformatted_20_Text"><text:s text:c="2"/>-p, --preprocessor=STRING <text:s/>STRING indicates which preprocessors to run:</text:p>
      <text:p text:style-name="Preformatted_20_Text"><text:s text:c="29"/>e - [n]eqn, p - pic, t - tbl,</text:p>
      <text:p text:style-name="Preformatted_20_Text">g - grap, r - refer, v - vgrind</text:p>
      <text:p text:style-name="Preformatted_20_Text"/>
      <text:p text:style-name="Preformatted_20_Text"><text:s text:c="2"/>-t, --troff <text:s text:c="15"/>use groff to format pages</text:p>
      <text:p text:style-name="Preformatted_20_Text"><text:s text:c="2"/>-T, --troff-device[=DEVICE] <text:s text:c="2"/>use groff with selected device</text:p>
      <text:p text:style-name="Preformatted_20_Text"/>
      <text:p text:style-name="Preformatted_20_Text"><text:s text:c="2"/>-H, --html[=BROWSER] <text:s text:c="6"/>use www-browser or BROWSER to display HTML output</text:p>
      <text:p text:style-name="Preformatted_20_Text"><text:s text:c="2"/>-X, --gxditview[=RESOLUTION] <text:s text:c="2"/>use groff and display through gxditview</text:p>
      <text:p text:style-name="Preformatted_20_Text"><text:s text:c="29"/>(X11):</text:p>
      <text:p text:style-name="Preformatted_20_Text"><text:s text:c="29"/>-X = -TX75, -X100 = -TX100, -X100-12 = -TX100-12</text:p>
      <text:p text:style-name="Preformatted_20_Text"><text:s text:c="2"/>-Z, --ditroff <text:s text:c="13"/>use groff and force it to produce ditroff</text:p>
      <text:p text:style-name="Preformatted_20_Text"/>
      <text:p text:style-name="Preformatted_20_Text"><text:s text:c="2"/>-?, --help <text:s text:c="16"/>give this help list</text:p>
      <text:p text:style-name="Preformatted_20_Text"><text:s text:c="6"/>--usage <text:s text:c="15"/>give a short usage message</text:p>
      <text:p text:style-name="Preformatted_20_Text"><text:s text:c="2"/>-V, --version <text:s text:c="13"/>print program version</text:p>
      <text:p text:style-name="Preformatted_20_Text"/>
      <text:p text:style-name="Preformatted_20_Text">Mandatory or optional arguments to long options are also mandatory or optional</text:p>
      <text:p text:style-name="Preformatted_20_Text">for any corresponding short options.</text:p>
      <text:p text:style-name="Preformatted_20_Text"/>
      <text:p text:style-name="Preformatted_20_Text">Report bugs to cjwatson@debian.org.</text:p>
      <text:p text:style-name="Preformatted_20_Text">(base) <text:span text:style-name="T1">student@bioinfo-Precision-T5600</text:span>:<text:span text:style-name="T2">~</text:span>$ tar --help</text:p>
      <text:p text:style-name="Preformatted_20_Text">Usage: tar [OPTION...] [FILE]...</text:p>
      <text:p text:style-name="Preformatted_20_Text">GNU &amp;apos;tar&amp;apos; saves many files together into a single tape or disk archive, and can</text:p>
      <text:p text:style-name="Preformatted_20_Text">restore individual files from the archive.</text:p>
      <text:p text:style-name="Preformatted_20_Text"/>
      <text:p text:style-name="Preformatted_20_Text">Examples:</text:p>
      <text:p text:style-name="Preformatted_20_Text"><text:s text:c="2"/>tar -cf archive.tar foo bar <text:s/># Create archive.tar from files foo and bar.</text:p>
      <text:p text:style-name="Preformatted_20_Text"><text:s text:c="2"/>tar -tvf archive.tar <text:s text:c="8"/># List all files in archive.tar verbosely.</text:p>
      <text:p text:style-name="Preformatted_20_Text"><text:s text:c="2"/>tar -xf archive.tar <text:s text:c="9"/># Extract all files from archive.tar.</text:p>
      <text:p text:style-name="Preformatted_20_Text"/>
      <text:p text:style-name="Preformatted_20_Text"><text:s/>Local file name selection:</text:p>
      <text:p text:style-name="Preformatted_20_Text"/>
      <text:p text:style-name="Preformatted_20_Text"><text:s text:c="6"/>--add-file=FILE <text:s text:c="7"/>add given FILE to the archive (useful if its name</text:p>
      <text:p text:style-name="Preformatted_20_Text"><text:s text:c="29"/>starts with a dash)</text:p>
      <text:p text:style-name="Preformatted_20_Text"><text:s text:c="2"/>-C, --directory=DIR <text:s text:c="7"/>change to directory DIR</text:p>
      <text:p text:style-name="Preformatted_20_Text"><text:s text:c="6"/>--exclude=PATTERN <text:s text:c="5"/>exclude files, given as a PATTERN</text:p>
      <text:p text:style-name="Preformatted_20_Text"><text:s text:c="6"/>--exclude-backups <text:s text:c="5"/>exclude backup and lock files</text:p>
      <text:p text:style-name="Preformatted_20_Text"><text:s text:c="6"/>--exclude-caches <text:s text:c="6"/>exclude contents of directories containing</text:p>
      <text:p text:style-name="Preformatted_20_Text"><text:s text:c="29"/>CACHEDIR.TAG, except for the tag file itself</text:p>
      <text:p text:style-name="Preformatted_20_Text"><text:s text:c="6"/>--exclude-caches-all <text:s text:c="2"/>exclude directories containing CACHEDIR.TAG</text:p>
      <text:p text:style-name="Preformatted_20_Text"><text:s text:c="6"/>--exclude-caches-under exclude everything under directories containing</text:p>
      <text:p text:style-name="Preformatted_20_Text"><text:s text:c="29"/>CACHEDIR.TAG</text:p>
      <text:p text:style-name="Preformatted_20_Text"><text:s text:c="6"/>--exclude-ignore=FILE <text:s/>read exclude patterns for each directory from</text:p>
      <text:p text:style-name="Preformatted_20_Text"><text:soft-page-break/><text:s text:c="29"/>FILE, if it exists</text:p>
      <text:p text:style-name="Preformatted_20_Text"><text:s text:c="6"/>--exclude-ignore-recursive=FILE</text:p>
      <text:p text:style-name="Preformatted_20_Text"><text:s text:c="29"/>read exclude patterns for each directory and its</text:p>
      <text:p text:style-name="Preformatted_20_Text"><text:s text:c="29"/>subdirectories from FILE, if it exists</text:p>
      <text:p text:style-name="Preformatted_20_Text"><text:s text:c="6"/>--exclude-tag=FILE <text:s text:c="4"/>exclude contents of directories containing FILE,</text:p>
      <text:p text:style-name="Preformatted_20_Text"><text:s text:c="29"/>except for FILE itself</text:p>
      <text:p text:style-name="Preformatted_20_Text"><text:s text:c="6"/>--exclude-tag-all=FILE exclude directories containing FILE</text:p>
      <text:p text:style-name="Preformatted_20_Text"><text:s text:c="6"/>--exclude-tag-under=FILE <text:s text:c="2"/>exclude everything under directories</text:p>
      <text:p text:style-name="Preformatted_20_Text"><text:s text:c="29"/>containing FILE</text:p>
      <text:p text:style-name="Preformatted_20_Text"><text:s text:c="6"/>--exclude-vcs <text:s text:c="9"/>exclude version control system directories</text:p>
      <text:p text:style-name="Preformatted_20_Text"><text:s text:c="6"/>--exclude-vcs-ignores <text:s/>read exclude patterns from the VCS ignore files</text:p>
      <text:p text:style-name="Preformatted_20_Text"><text:s text:c="6"/>--no-null <text:s text:c="13"/>disable the effect of the previous --null option</text:p>
      <text:p text:style-name="Preformatted_20_Text"><text:s text:c="6"/>--no-recursion <text:s text:c="8"/>avoid descending automatically in directories</text:p>
      <text:p text:style-name="Preformatted_20_Text"><text:s text:c="6"/>--no-unquote <text:s text:c="10"/>do not unquote input file or member names</text:p>
      <text:p text:style-name="Preformatted_20_Text"><text:s text:c="6"/>--no-verbatim-files-from <text:s text:c="2"/>-T treats file names starting with dash as</text:p>
      <text:p text:style-name="Preformatted_20_Text"><text:s text:c="29"/>options (default)</text:p>
      <text:p text:style-name="Preformatted_20_Text"><text:s text:c="6"/>--null <text:s text:c="16"/>-T reads null-terminated names; implies</text:p>
      <text:p text:style-name="Preformatted_20_Text"><text:s text:c="29"/>--verbatim-files-from</text:p>
      <text:p text:style-name="Preformatted_20_Text"><text:s text:c="6"/>--recursion <text:s text:c="11"/>recurse into directories (default)</text:p>
      <text:p text:style-name="Preformatted_20_Text"><text:s text:c="2"/>-T, --files-from=FILE <text:s text:c="5"/>get names to extract or create from FILE</text:p>
      <text:p text:style-name="Preformatted_20_Text"><text:s text:c="6"/>--unquote <text:s text:c="13"/>unquote input file or member names (default)</text:p>
      <text:p text:style-name="Preformatted_20_Text"><text:s text:c="6"/>--verbatim-files-from <text:s/>-T reads file names verbatim (no escape or option</text:p>
      <text:p text:style-name="Preformatted_20_Text"><text:s text:c="29"/>handling)</text:p>
      <text:p text:style-name="Preformatted_20_Text"><text:s text:c="2"/>-X, --exclude-from=FILE <text:s text:c="3"/>exclude patterns listed in FILE</text:p>
      <text:p text:style-name="Preformatted_20_Text"/>
      <text:p text:style-name="Preformatted_20_Text"><text:s/>File name matching options (affect both exclude and include patterns):</text:p>
      <text:p text:style-name="Preformatted_20_Text"/>
      <text:p text:style-name="Preformatted_20_Text"><text:s text:c="6"/>--anchored <text:s text:c="12"/>patterns match file name start</text:p>
      <text:p text:style-name="Preformatted_20_Text"><text:s text:c="6"/>--ignore-case <text:s text:c="9"/>ignore case</text:p>
      <text:p text:style-name="Preformatted_20_Text"><text:s text:c="6"/>--no-anchored <text:s text:c="9"/>patterns match after any &amp;apos;/&amp;apos; (default for</text:p>
      <text:p text:style-name="Preformatted_20_Text"><text:s text:c="29"/>exclusion)</text:p>
      <text:p text:style-name="Preformatted_20_Text"><text:s text:c="6"/>--no-ignore-case <text:s text:c="6"/>case sensitive matching (default)</text:p>
      <text:p text:style-name="Preformatted_20_Text"><text:s text:c="6"/>--no-wildcards <text:s text:c="8"/>verbatim string matching</text:p>
      <text:p text:style-name="Preformatted_20_Text"><text:s text:c="6"/>--no-wildcards-match-slash <text:s text:c="2"/>wildcards do not match &amp;apos;/&amp;apos;</text:p>
      <text:p text:style-name="Preformatted_20_Text"><text:s text:c="6"/>--wildcards <text:s text:c="11"/>use wildcards (default for exclusion)</text:p>
      <text:p text:style-name="Preformatted_20_Text"><text:s text:c="6"/>--wildcards-match-slash <text:s text:c="2"/>wildcards match &amp;apos;/&amp;apos; (default for exclusion)</text:p>
      <text:p text:style-name="Preformatted_20_Text"/>
      <text:p text:style-name="Preformatted_20_Text"><text:s/>Main operation mode:</text:p>
      <text:p text:style-name="Preformatted_20_Text"/>
      <text:p text:style-name="Preformatted_20_Text"><text:s text:c="2"/>-A, --catenate, --concatenate <text:s text:c="2"/>append tar files to an archive</text:p>
      <text:p text:style-name="Preformatted_20_Text"><text:s text:c="2"/>-c, --create <text:s text:c="14"/>create a new archive</text:p>
      <text:p text:style-name="Preformatted_20_Text"><text:s text:c="2"/>-d, --diff, --compare <text:s text:c="5"/>find differences between archive and file system</text:p>
      <text:p text:style-name="Preformatted_20_Text"><text:s text:c="6"/>--delete <text:s text:c="14"/>delete from the archive (not on mag tapes!)</text:p>
      <text:p text:style-name="Preformatted_20_Text"><text:s text:c="2"/>-r, --append <text:s text:c="14"/>append files to the end of an archive</text:p>
      <text:p text:style-name="Preformatted_20_Text"><text:s text:c="2"/>-t, --list <text:s text:c="16"/>list the contents of an archive</text:p>
      <text:p text:style-name="Preformatted_20_Text"><text:s text:c="6"/>--test-label <text:s text:c="10"/>test the archive volume label and exit</text:p>
      <text:p text:style-name="Preformatted_20_Text"><text:s text:c="2"/>-u, --update <text:s text:c="14"/>only append files newer than copy in archive</text:p>
      <text:p text:style-name="Preformatted_20_Text"><text:s text:c="2"/>-x, --extract, --get <text:s text:c="6"/>extract files from an archive</text:p>
      <text:p text:style-name="Preformatted_20_Text"/>
      <text:p text:style-name="Preformatted_20_Text"><text:s/>Operation modifiers:</text:p>
      <text:p text:style-name="Preformatted_20_Text"/>
      <text:p text:style-name="Preformatted_20_Text"><text:s text:c="6"/>--check-device <text:s text:c="8"/>check device numbers when creating incremental</text:p>
      <text:p text:style-name="Preformatted_20_Text"><text:s text:c="29"/>archives (default)</text:p>
      <text:p text:style-name="Preformatted_20_Text"><text:s text:c="2"/>-g, --listed-incremental=FILE <text:s text:c="2"/>handle new GNU-format incremental backup</text:p>
      <text:p text:style-name="Preformatted_20_Text"><text:s text:c="2"/>-G, --incremental <text:s text:c="9"/>handle old GNU-format incremental backup</text:p>
      <text:p text:style-name="Preformatted_20_Text"><text:s text:c="6"/>--hole-detection=TYPE <text:s/>technique to detect holes</text:p>
      <text:p text:style-name="Preformatted_20_Text"><text:s text:c="6"/>--ignore-failed-read <text:s text:c="2"/>do not exit with nonzero on unreadable files</text:p>
      <text:p text:style-name="Preformatted_20_Text"><text:s text:c="6"/>--level=NUMBER <text:s text:c="8"/>dump level for created listed-incremental archive</text:p>
      <text:p text:style-name="Preformatted_20_Text"><text:s text:c="2"/>-n, --seek <text:s text:c="16"/>archive is seekable</text:p>
      <text:p text:style-name="Preformatted_20_Text"><text:s text:c="6"/>--no-check-device <text:s text:c="5"/>do not check device numbers when creating</text:p>
      <text:p text:style-name="Preformatted_20_Text"><text:s text:c="29"/>incremental archives</text:p>
      <text:p text:style-name="Preformatted_20_Text"><text:s text:c="6"/>--no-seek <text:s text:c="13"/>archive is not seekable</text:p>
      <text:p text:style-name="Preformatted_20_Text"><text:s text:c="6"/>--occurrence[=NUMBER] <text:s/>process only the NUMBERth occurrence of each file</text:p>
      <text:p text:style-name="Preformatted_20_Text"><text:soft-page-break/><text:s text:c="29"/>in the archive; this option is valid only in</text:p>
      <text:p text:style-name="Preformatted_20_Text"><text:s text:c="29"/>conjunction with one of the subcommands --delete,</text:p>
      <text:p text:style-name="Preformatted_20_Text"><text:s text:c="29"/>--diff, --extract or --list and when a list of</text:p>
      <text:p text:style-name="Preformatted_20_Text"><text:s text:c="29"/>files is given either on the command line or via</text:p>
      <text:p text:style-name="Preformatted_20_Text"><text:s text:c="29"/>the -T option; NUMBER defaults to 1</text:p>
      <text:p text:style-name="Preformatted_20_Text"><text:s text:c="6"/>--sparse-version=MAJOR[.MINOR]</text:p>
      <text:p text:style-name="Preformatted_20_Text"><text:s text:c="29"/>set version of the sparse format to use (implies</text:p>
      <text:p text:style-name="Preformatted_20_Text"><text:s text:c="29"/>--sparse)</text:p>
      <text:p text:style-name="Preformatted_20_Text"><text:s text:c="2"/>-S, --sparse <text:s text:c="14"/>handle sparse files efficiently</text:p>
      <text:p text:style-name="Preformatted_20_Text"/>
      <text:p text:style-name="Preformatted_20_Text"><text:s/>Overwrite control:</text:p>
      <text:p text:style-name="Preformatted_20_Text"/>
      <text:p text:style-name="Preformatted_20_Text"><text:s text:c="2"/>-k, --keep-old-files <text:s text:c="6"/>don&amp;apos;t replace existing files when extracting,</text:p>
      <text:p text:style-name="Preformatted_20_Text"><text:s text:c="29"/>treat them as errors</text:p>
      <text:p text:style-name="Preformatted_20_Text"><text:s text:c="6"/>--keep-directory-symlink <text:s text:c="2"/>preserve existing symlinks to directories when</text:p>
      <text:p text:style-name="Preformatted_20_Text"><text:s text:c="29"/>extracting</text:p>
      <text:p text:style-name="Preformatted_20_Text"><text:s text:c="6"/>--keep-newer-files <text:s text:c="4"/>don&amp;apos;t replace existing files that are newer than</text:p>
      <text:p text:style-name="Preformatted_20_Text"><text:s text:c="29"/>their archive copies</text:p>
      <text:p text:style-name="Preformatted_20_Text"><text:s text:c="6"/>--no-overwrite-dir <text:s text:c="4"/>preserve metadata of existing directories</text:p>
      <text:p text:style-name="Preformatted_20_Text"><text:s text:c="6"/>--one-top-level[=DIR] <text:s/>create a subdirectory to avoid having loose files</text:p>
      <text:p text:style-name="Preformatted_20_Text"><text:s text:c="29"/>extracted</text:p>
      <text:p text:style-name="Preformatted_20_Text"><text:s text:c="6"/>--overwrite <text:s text:c="11"/>overwrite existing files when extracting</text:p>
      <text:p text:style-name="Preformatted_20_Text"><text:s text:c="6"/>--overwrite-dir <text:s text:c="7"/>overwrite metadata of existing directories when</text:p>
      <text:p text:style-name="Preformatted_20_Text"><text:s text:c="29"/>extracting (default)</text:p>
      <text:p text:style-name="Preformatted_20_Text"><text:s text:c="6"/>--recursive-unlink <text:s text:c="4"/>empty hierarchies prior to extracting directory</text:p>
      <text:p text:style-name="Preformatted_20_Text"><text:s text:c="6"/>--remove-files <text:s text:c="8"/>remove files after adding them to the archive</text:p>
      <text:p text:style-name="Preformatted_20_Text"><text:s text:c="6"/>--skip-old-files <text:s text:c="6"/>don&amp;apos;t replace existing files when extracting,</text:p>
      <text:p text:style-name="Preformatted_20_Text"><text:s text:c="29"/>silently skip over them</text:p>
      <text:p text:style-name="Preformatted_20_Text"><text:s text:c="2"/>-U, --unlink-first <text:s text:c="8"/>remove each file prior to extracting over it</text:p>
      <text:p text:style-name="Preformatted_20_Text"><text:s text:c="2"/>-W, --verify <text:s text:c="14"/>attempt to verify the archive after writing it</text:p>
      <text:p text:style-name="Preformatted_20_Text"/>
      <text:p text:style-name="Preformatted_20_Text"><text:s/>Select output stream:</text:p>
      <text:p text:style-name="Preformatted_20_Text"/>
      <text:p text:style-name="Preformatted_20_Text"><text:s text:c="6"/>--ignore-command-error ignore exit codes of children</text:p>
      <text:p text:style-name="Preformatted_20_Text"><text:s text:c="6"/>--no-ignore-command-error <text:s text:c="2"/>treat non-zero exit codes of children as</text:p>
      <text:p text:style-name="Preformatted_20_Text"><text:s text:c="29"/>error</text:p>
      <text:p text:style-name="Preformatted_20_Text"><text:s text:c="2"/>-O, --to-stdout <text:s text:c="11"/>extract files to standard output</text:p>
      <text:p text:style-name="Preformatted_20_Text"><text:s text:c="6"/>--to-command=COMMAND <text:s text:c="2"/>pipe extracted files to another program</text:p>
      <text:p text:style-name="Preformatted_20_Text"/>
      <text:p text:style-name="Preformatted_20_Text"><text:s/>Handling of file attributes:</text:p>
      <text:p text:style-name="Preformatted_20_Text"/>
      <text:p text:style-name="Preformatted_20_Text"><text:s text:c="6"/>--atime-preserve[=METHOD] <text:s text:c="2"/>preserve access times on dumped files, either</text:p>
      <text:p text:style-name="Preformatted_20_Text"><text:s text:c="29"/>by restoring the times after reading</text:p>
      <text:p text:style-name="Preformatted_20_Text"><text:s text:c="29"/>(METHOD=&amp;apos;replace&amp;apos;; default) or by not setting the</text:p>
      <text:p text:style-name="Preformatted_20_Text"><text:s text:c="29"/>times in the first place (METHOD=&amp;apos;system&amp;apos;)</text:p>
      <text:p text:style-name="Preformatted_20_Text"><text:s text:c="6"/>--clamp-mtime <text:s text:c="9"/>only set time when the file is more recent than</text:p>
      <text:p text:style-name="Preformatted_20_Text"><text:s text:c="29"/>what was given with --mtime</text:p>
      <text:p text:style-name="Preformatted_20_Text"><text:s text:c="6"/>--delay-directory-restore <text:s text:c="2"/>delay setting modification times and</text:p>
      <text:p text:style-name="Preformatted_20_Text"><text:s text:c="29"/>permissions of extracted directories until the end</text:p>
      <text:p text:style-name="Preformatted_20_Text"><text:s text:c="29"/>of extraction</text:p>
      <text:p text:style-name="Preformatted_20_Text"><text:s text:c="6"/>--group=NAME <text:s text:c="10"/>force NAME as group for added files</text:p>
      <text:p text:style-name="Preformatted_20_Text"><text:s text:c="6"/>--group-map=FILE <text:s text:c="6"/>use FILE to map file owner GIDs and names</text:p>
      <text:p text:style-name="Preformatted_20_Text"><text:s text:c="6"/>--mode=CHANGES <text:s text:c="8"/>force (symbolic) mode CHANGES for added files</text:p>
      <text:p text:style-name="Preformatted_20_Text"><text:s text:c="6"/>--mtime=DATE-OR-FILE <text:s text:c="2"/>set mtime for added files from DATE-OR-FILE</text:p>
      <text:p text:style-name="Preformatted_20_Text"><text:s text:c="2"/>-m, --touch <text:s text:c="15"/>don&amp;apos;t extract file modified time</text:p>
      <text:p text:style-name="Preformatted_20_Text"><text:s text:c="6"/>--no-delay-directory-restore</text:p>
      <text:p text:style-name="Preformatted_20_Text"><text:s text:c="29"/>cancel the effect of --delay-directory-restore</text:p>
      <text:p text:style-name="Preformatted_20_Text"><text:s text:c="29"/>option</text:p>
      <text:p text:style-name="Preformatted_20_Text"><text:s text:c="6"/>--no-same-owner <text:s text:c="7"/>extract files as yourself (default for ordinary</text:p>
      <text:p text:style-name="Preformatted_20_Text"><text:s text:c="29"/>users)</text:p>
      <text:p text:style-name="Preformatted_20_Text"><text:soft-page-break/><text:s text:c="6"/>--no-same-permissions <text:s/>apply the user&amp;apos;s umask when extracting permissions</text:p>
      <text:p text:style-name="Preformatted_20_Text"><text:s text:c="29"/>from the archive (default for ordinary users)</text:p>
      <text:p text:style-name="Preformatted_20_Text"><text:s text:c="6"/>--numeric-owner <text:s text:c="7"/>always use numbers for user/group names</text:p>
      <text:p text:style-name="Preformatted_20_Text"><text:s text:c="6"/>--owner=NAME <text:s text:c="10"/>force NAME as owner for added files</text:p>
      <text:p text:style-name="Preformatted_20_Text"><text:s text:c="6"/>--owner-map=FILE <text:s text:c="6"/>use FILE to map file owner UIDs and names</text:p>
      <text:p text:style-name="Preformatted_20_Text"><text:s text:c="2"/>-p, --preserve-permissions, --same-permissions</text:p>
      <text:p text:style-name="Preformatted_20_Text"><text:s text:c="29"/>extract information about file permissions</text:p>
      <text:p text:style-name="Preformatted_20_Text"><text:s text:c="29"/>(default for superuser)</text:p>
      <text:p text:style-name="Preformatted_20_Text"><text:s text:c="6"/>--same-owner <text:s text:c="10"/>try extracting files with the same ownership as</text:p>
      <text:p text:style-name="Preformatted_20_Text"><text:s text:c="29"/>exists in the archive (default for superuser)</text:p>
      <text:p text:style-name="Preformatted_20_Text"><text:s text:c="2"/>-s, --preserve-order, --same-order</text:p>
      <text:p text:style-name="Preformatted_20_Text"><text:s text:c="29"/>member arguments are listed in the same order as</text:p>
      <text:p text:style-name="Preformatted_20_Text"><text:s text:c="29"/>the files in the archive</text:p>
      <text:p text:style-name="Preformatted_20_Text"><text:s text:c="6"/>--sort=ORDER <text:s text:c="10"/>directory sorting order: none (default), name or</text:p>
      <text:p text:style-name="Preformatted_20_Text"><text:s text:c="29"/>inode</text:p>
      <text:p text:style-name="Preformatted_20_Text"/>
      <text:p text:style-name="Preformatted_20_Text"><text:s/>Handling of extended file attributes:</text:p>
      <text:p text:style-name="Preformatted_20_Text"/>
      <text:p text:style-name="Preformatted_20_Text"><text:s text:c="6"/>--acls <text:s text:c="16"/>Enable the POSIX ACLs support</text:p>
      <text:p text:style-name="Preformatted_20_Text"><text:s text:c="6"/>--no-acls <text:s text:c="13"/>Disable the POSIX ACLs support</text:p>
      <text:p text:style-name="Preformatted_20_Text"><text:s text:c="6"/>--no-selinux <text:s text:c="10"/>Disable the SELinux context support</text:p>
      <text:p text:style-name="Preformatted_20_Text"><text:s text:c="6"/>--no-xattrs <text:s text:c="11"/>Disable extended attributes support</text:p>
      <text:p text:style-name="Preformatted_20_Text"><text:s text:c="6"/>--selinux <text:s text:c="13"/>Enable the SELinux context support</text:p>
      <text:p text:style-name="Preformatted_20_Text"><text:s text:c="6"/>--xattrs <text:s text:c="14"/>Enable extended attributes support</text:p>
      <text:p text:style-name="Preformatted_20_Text"><text:s text:c="6"/>--xattrs-exclude=MASK <text:s/>specify the exclude pattern for xattr keys</text:p>
      <text:p text:style-name="Preformatted_20_Text"><text:s text:c="6"/>--xattrs-include=MASK <text:s/>specify the include pattern for xattr keys</text:p>
      <text:p text:style-name="Preformatted_20_Text"/>
      <text:p text:style-name="Preformatted_20_Text"><text:s/>Device selection and switching:</text:p>
      <text:p text:style-name="Preformatted_20_Text"/>
      <text:p text:style-name="Preformatted_20_Text"><text:s text:c="2"/>-f, --file=ARCHIVE <text:s text:c="8"/>use archive file or device ARCHIVE</text:p>
      <text:p text:style-name="Preformatted_20_Text"><text:s text:c="6"/>--force-local <text:s text:c="9"/>archive file is local even if it has a colon</text:p>
      <text:p text:style-name="Preformatted_20_Text"><text:s text:c="2"/>-F, --info-script=NAME, --new-volume-script=NAME</text:p>
      <text:p text:style-name="Preformatted_20_Text"><text:s text:c="29"/>run script at end of each tape (implies -M)</text:p>
      <text:p text:style-name="Preformatted_20_Text"><text:s text:c="2"/>-L, --tape-length=NUMBER <text:s text:c="2"/>change tape after writing NUMBER x 1024 bytes</text:p>
      <text:p text:style-name="Preformatted_20_Text"><text:s text:c="2"/>-M, --multi-volume <text:s text:c="8"/>create/list/extract multi-volume archive</text:p>
      <text:p text:style-name="Preformatted_20_Text"><text:s text:c="6"/>--rmt-command=COMMAND <text:s/>use given rmt COMMAND instead of rmt</text:p>
      <text:p text:style-name="Preformatted_20_Text"><text:s text:c="6"/>--rsh-command=COMMAND <text:s/>use remote COMMAND instead of rsh</text:p>
      <text:p text:style-name="Preformatted_20_Text"><text:s text:c="6"/>--volno-file=FILE <text:s text:c="5"/>use/update the volume number in FILE</text:p>
      <text:p text:style-name="Preformatted_20_Text"/>
      <text:p text:style-name="Preformatted_20_Text"><text:s/>Device blocking:</text:p>
      <text:p text:style-name="Preformatted_20_Text"/>
      <text:p text:style-name="Preformatted_20_Text"><text:s text:c="2"/>-b, --blocking-factor=BLOCKS <text:s text:c="2"/>BLOCKS x 512 bytes per record</text:p>
      <text:p text:style-name="Preformatted_20_Text"><text:s text:c="2"/>-B, --read-full-records <text:s text:c="3"/>reblock as we read (for 4.2BSD pipes)</text:p>
      <text:p text:style-name="Preformatted_20_Text"><text:s text:c="2"/>-i, --ignore-zeros <text:s text:c="8"/>ignore zeroed blocks in archive (means EOF)</text:p>
      <text:p text:style-name="Preformatted_20_Text"><text:s text:c="6"/>--record-size=NUMBER <text:s text:c="2"/>NUMBER of bytes per record, multiple of 512</text:p>
      <text:p text:style-name="Preformatted_20_Text"/>
      <text:p text:style-name="Preformatted_20_Text"><text:s/>Archive format selection:</text:p>
      <text:p text:style-name="Preformatted_20_Text"/>
      <text:p text:style-name="Preformatted_20_Text"><text:s text:c="2"/>-H, --format=FORMAT <text:s text:c="7"/>create archive of the given format</text:p>
      <text:p text:style-name="Preformatted_20_Text"/>
      <text:p text:style-name="Preformatted_20_Text"><text:s/>FORMAT is one of the following:</text:p>
      <text:p text:style-name="Preformatted_20_Text"/>
      <text:p text:style-name="Preformatted_20_Text"><text:s text:c="4"/>gnu <text:s text:c="21"/>GNU tar 1.13.x format</text:p>
      <text:p text:style-name="Preformatted_20_Text"><text:s text:c="4"/>oldgnu <text:s text:c="18"/>GNU format as per tar &lt;= 1.12</text:p>
      <text:p text:style-name="Preformatted_20_Text"><text:s text:c="4"/>pax <text:s text:c="21"/>POSIX 1003.1-2001 (pax) format</text:p>
      <text:p text:style-name="Preformatted_20_Text"><text:s text:c="4"/>posix <text:s text:c="19"/>same as pax</text:p>
      <text:p text:style-name="Preformatted_20_Text"><text:s text:c="4"/>ustar <text:s text:c="19"/>POSIX 1003.1-1988 (ustar) format</text:p>
      <text:p text:style-name="Preformatted_20_Text"><text:s text:c="4"/>v7 <text:s text:c="22"/>old V7 tar format</text:p>
      <text:p text:style-name="Preformatted_20_Text"/>
      <text:p text:style-name="Preformatted_20_Text"><text:s text:c="6"/>--old-archive, --portability</text:p>
      <text:p text:style-name="Preformatted_20_Text"><text:s text:c="29"/>same as --format=v7</text:p>
      <text:p text:style-name="Preformatted_20_Text"><text:s text:c="6"/>--pax-option=keyword[[:]=value][,keyword[[:]=value]]...</text:p>
      <text:p text:style-name="Preformatted_20_Text"><text:s text:c="29"/>control pax keywords</text:p>
      <text:p text:style-name="Preformatted_20_Text"><text:soft-page-break/><text:s text:c="6"/>--posix <text:s text:c="15"/>same as --format=posix</text:p>
      <text:p text:style-name="Preformatted_20_Text"><text:s text:c="2"/>-V, --label=TEXT <text:s text:c="10"/>create archive with volume name TEXT; at</text:p>
      <text:p text:style-name="Preformatted_20_Text"><text:s text:c="29"/>list/extract time, use TEXT as a globbing pattern</text:p>
      <text:p text:style-name="Preformatted_20_Text"><text:s text:c="29"/>for volume name</text:p>
      <text:p text:style-name="Preformatted_20_Text"/>
      <text:p text:style-name="Preformatted_20_Text"><text:s/>Compression options:</text:p>
      <text:p text:style-name="Preformatted_20_Text"/>
      <text:p text:style-name="Preformatted_20_Text"><text:s text:c="2"/>-a, --auto-compress <text:s text:c="7"/>use archive suffix to determine the compression</text:p>
      <text:p text:style-name="Preformatted_20_Text"><text:s text:c="29"/>program</text:p>
      <text:p text:style-name="Preformatted_20_Text"><text:s text:c="2"/>-I, --use-compress-program=PROG</text:p>
      <text:p text:style-name="Preformatted_20_Text"><text:s text:c="29"/>filter through PROG (must accept -d)</text:p>
      <text:p text:style-name="Preformatted_20_Text"><text:s text:c="2"/>-j, --bzip2 <text:s text:c="15"/>filter the archive through bzip2</text:p>
      <text:p text:style-name="Preformatted_20_Text"><text:s text:c="2"/>-J, --xz <text:s text:c="18"/>filter the archive through xz</text:p>
      <text:p text:style-name="Preformatted_20_Text"><text:s text:c="6"/>--lzip <text:s text:c="16"/>filter the archive through lzip</text:p>
      <text:p text:style-name="Preformatted_20_Text"><text:s text:c="6"/>--lzma <text:s text:c="16"/>filter the archive through xz</text:p>
      <text:p text:style-name="Preformatted_20_Text"><text:s text:c="6"/>--lzop <text:s text:c="16"/>filter the archive through lzop</text:p>
      <text:p text:style-name="Preformatted_20_Text"><text:s text:c="6"/>--no-auto-compress <text:s text:c="4"/>do not use archive suffix to determine the</text:p>
      <text:p text:style-name="Preformatted_20_Text"><text:s text:c="29"/>compression program</text:p>
      <text:p text:style-name="Preformatted_20_Text"><text:s text:c="2"/>-z, --gzip, --gunzip, --ungzip <text:s text:c="2"/>filter the archive through gzip</text:p>
      <text:p text:style-name="Preformatted_20_Text"><text:s text:c="6"/>--zstd <text:s text:c="16"/>filter the archive through zstd</text:p>
      <text:p text:style-name="Preformatted_20_Text"><text:s text:c="2"/>-Z, --compress, --uncompress <text:s text:c="2"/>filter the archive through compress</text:p>
      <text:p text:style-name="Preformatted_20_Text"/>
      <text:p text:style-name="Preformatted_20_Text"><text:s/>Local file selection:</text:p>
      <text:p text:style-name="Preformatted_20_Text"/>
      <text:p text:style-name="Preformatted_20_Text"><text:s text:c="6"/>--backup[=CONTROL] <text:s text:c="4"/>backup before removal, choose version CONTROL</text:p>
      <text:p text:style-name="Preformatted_20_Text"><text:s text:c="2"/>-h, --dereference <text:s text:c="9"/>follow symlinks; archive and dump the files they</text:p>
      <text:p text:style-name="Preformatted_20_Text"><text:s text:c="29"/>point to</text:p>
      <text:p text:style-name="Preformatted_20_Text"><text:s text:c="6"/>--hard-dereference <text:s text:c="4"/>follow hard links; archive and dump the files they</text:p>
      <text:p text:style-name="Preformatted_20_Text"><text:s text:c="29"/>refer to</text:p>
      <text:p text:style-name="Preformatted_20_Text"><text:s text:c="2"/>-K, --starting-file=MEMBER-NAME</text:p>
      <text:p text:style-name="Preformatted_20_Text"><text:s text:c="29"/>begin at member MEMBER-NAME when reading the</text:p>
      <text:p text:style-name="Preformatted_20_Text"><text:s text:c="29"/>archive</text:p>
      <text:p text:style-name="Preformatted_20_Text"><text:s text:c="6"/>--newer-mtime=DATE <text:s text:c="4"/>compare date and time when data changed only</text:p>
      <text:p text:style-name="Preformatted_20_Text"><text:s text:c="2"/>-N, --newer=DATE-OR-FILE, --after-date=DATE-OR-FILE</text:p>
      <text:p text:style-name="Preformatted_20_Text"><text:s text:c="29"/>only store files newer than DATE-OR-FILE</text:p>
      <text:p text:style-name="Preformatted_20_Text"><text:s text:c="6"/>--one-file-system <text:s text:c="5"/>stay in local file system when creating archive</text:p>
      <text:p text:style-name="Preformatted_20_Text"><text:s text:c="2"/>-P, --absolute-names <text:s text:c="6"/>don&amp;apos;t strip leading &amp;apos;/&amp;apos;s from file names</text:p>
      <text:p text:style-name="Preformatted_20_Text"><text:s text:c="6"/>--suffix=STRING <text:s text:c="7"/>backup before removal, override usual suffix (&amp;apos;~&amp;apos;</text:p>
      <text:p text:style-name="Preformatted_20_Text"><text:s text:c="29"/>unless overridden by environment variable</text:p>
      <text:p text:style-name="Preformatted_20_Text"><text:s text:c="29"/>SIMPLE_BACKUP_SUFFIX)</text:p>
      <text:p text:style-name="Preformatted_20_Text"/>
      <text:p text:style-name="Preformatted_20_Text"><text:s/>File name transformations:</text:p>
      <text:p text:style-name="Preformatted_20_Text"/>
      <text:p text:style-name="Preformatted_20_Text"><text:s text:c="6"/>--strip-components=NUMBER <text:s text:c="2"/>strip NUMBER leading components from file</text:p>
      <text:p text:style-name="Preformatted_20_Text"><text:s text:c="29"/>names on extraction</text:p>
      <text:p text:style-name="Preformatted_20_Text"><text:s text:c="6"/>--transform=EXPRESSION, --xform=EXPRESSION</text:p>
      <text:p text:style-name="Preformatted_20_Text"><text:s text:c="29"/>use sed replace EXPRESSION to transform file</text:p>
      <text:p text:style-name="Preformatted_20_Text"><text:s text:c="29"/>names</text:p>
      <text:p text:style-name="Preformatted_20_Text"/>
      <text:p text:style-name="Preformatted_20_Text"><text:s/>Informative output:</text:p>
      <text:p text:style-name="Preformatted_20_Text"/>
      <text:p text:style-name="Preformatted_20_Text"><text:s text:c="6"/>--checkpoint[=NUMBER] <text:s/>display progress messages every NUMBERth record</text:p>
      <text:p text:style-name="Preformatted_20_Text"><text:s text:c="29"/>(default 10)</text:p>
      <text:p text:style-name="Preformatted_20_Text"><text:s text:c="6"/>--checkpoint-action=ACTION <text:s text:c="2"/>execute ACTION on each checkpoint</text:p>
      <text:p text:style-name="Preformatted_20_Text"><text:s text:c="6"/>--full-time <text:s text:c="11"/>print file time to its full resolution</text:p>
      <text:p text:style-name="Preformatted_20_Text"><text:s text:c="6"/>--index-file=FILE <text:s text:c="5"/>send verbose output to FILE</text:p>
      <text:p text:style-name="Preformatted_20_Text"><text:s text:c="2"/>-l, --check-links <text:s text:c="9"/>print a message if not all links are dumped</text:p>
      <text:p text:style-name="Preformatted_20_Text"><text:s text:c="6"/>--no-quote-chars=STRING <text:s text:c="2"/>disable quoting for characters from STRING</text:p>
      <text:p text:style-name="Preformatted_20_Text"><text:s text:c="6"/>--quote-chars=STRING <text:s text:c="2"/>additionally quote characters from STRING</text:p>
      <text:p text:style-name="Preformatted_20_Text"><text:s text:c="6"/>--quoting-style=STYLE <text:s/>set name quoting style; see below for valid STYLE</text:p>
      <text:p text:style-name="Preformatted_20_Text"><text:s text:c="29"/>values</text:p>
      <text:p text:style-name="Preformatted_20_Text"><text:s text:c="2"/>-R, --block-number <text:s text:c="8"/>show block number within archive with each message</text:p>
      <text:p text:style-name="Preformatted_20_Text"><text:soft-page-break/><text:s text:c="28"/></text:p>
      <text:p text:style-name="Preformatted_20_Text"><text:s text:c="6"/>--show-defaults <text:s text:c="7"/>show tar defaults</text:p>
      <text:p text:style-name="Preformatted_20_Text"><text:s text:c="6"/>--show-omitted-dirs <text:s text:c="3"/>when listing or extracting, list each directory</text:p>
      <text:p text:style-name="Preformatted_20_Text"><text:s text:c="29"/>that does not match search criteria</text:p>
      <text:p text:style-name="Preformatted_20_Text"><text:s text:c="6"/>--show-snapshot-field-ranges</text:p>
      <text:p text:style-name="Preformatted_20_Text"><text:s text:c="29"/>show valid ranges for snapshot-file fields</text:p>
      <text:p text:style-name="Preformatted_20_Text"><text:s text:c="6"/>--show-transformed-names, --show-stored-names</text:p>
      <text:p text:style-name="Preformatted_20_Text"><text:s text:c="29"/>show file or archive names after transformation</text:p>
      <text:p text:style-name="Preformatted_20_Text"><text:s text:c="6"/>--totals[=SIGNAL] <text:s text:c="5"/>print total bytes after processing the archive;</text:p>
      <text:p text:style-name="Preformatted_20_Text"><text:s text:c="29"/>with an argument - print total bytes when this</text:p>
      <text:p text:style-name="Preformatted_20_Text"><text:s text:c="29"/>SIGNAL is delivered; Allowed signals are: SIGHUP,</text:p>
      <text:p text:style-name="Preformatted_20_Text"><text:s text:c="29"/>SIGQUIT, SIGINT, SIGUSR1 and SIGUSR2; the names</text:p>
      <text:p text:style-name="Preformatted_20_Text"><text:s text:c="29"/>without SIG prefix are also accepted</text:p>
      <text:p text:style-name="Preformatted_20_Text"><text:s text:c="6"/>--utc <text:s text:c="17"/>print file modification times in UTC</text:p>
      <text:p text:style-name="Preformatted_20_Text"><text:s text:c="2"/>-v, --verbose <text:s text:c="13"/>verbosely list files processed</text:p>
      <text:p text:style-name="Preformatted_20_Text"><text:s text:c="6"/>--warning=KEYWORD <text:s text:c="5"/>warning control</text:p>
      <text:p text:style-name="Preformatted_20_Text"><text:s text:c="2"/>-w, --interactive, --confirmation</text:p>
      <text:p text:style-name="Preformatted_20_Text"><text:s text:c="29"/>ask for confirmation for every action</text:p>
      <text:p text:style-name="Preformatted_20_Text"/>
      <text:p text:style-name="Preformatted_20_Text"><text:s/>Compatibility options:</text:p>
      <text:p text:style-name="Preformatted_20_Text"/>
      <text:p text:style-name="Preformatted_20_Text"><text:s text:c="2"/>-o <text:s text:c="24"/>when creating, same as --old-archive; when</text:p>
      <text:p text:style-name="Preformatted_20_Text"><text:s text:c="29"/>extracting, same as --no-same-owner</text:p>
      <text:p text:style-name="Preformatted_20_Text"/>
      <text:p text:style-name="Preformatted_20_Text"><text:s/>Other options:</text:p>
      <text:p text:style-name="Preformatted_20_Text"/>
      <text:p text:style-name="Preformatted_20_Text"><text:s text:c="2"/>-?, --help <text:s text:c="16"/>give this help list</text:p>
      <text:p text:style-name="Preformatted_20_Text"><text:s text:c="6"/>--restrict <text:s text:c="12"/>disable use of some potentially harmful options</text:p>
      <text:p text:style-name="Preformatted_20_Text"><text:s text:c="6"/>--usage <text:s text:c="15"/>give a short usage message</text:p>
      <text:p text:style-name="Preformatted_20_Text"><text:s text:c="6"/>--version <text:s text:c="13"/>print program version</text:p>
      <text:p text:style-name="Preformatted_20_Text"/>
      <text:p text:style-name="Preformatted_20_Text">Mandatory or optional arguments to long options are also mandatory or optional</text:p>
      <text:p text:style-name="Preformatted_20_Text">for any corresponding short options.</text:p>
      <text:p text:style-name="Preformatted_20_Text"/>
      <text:p text:style-name="Preformatted_20_Text">The backup suffix is &amp;apos;~&amp;apos;, unless set with --suffix or SIMPLE_BACKUP_SUFFIX.</text:p>
      <text:p text:style-name="Preformatted_20_Text">The version control may be set with --backup or VERSION_CONTROL, values are:</text:p>
      <text:p text:style-name="Preformatted_20_Text"/>
      <text:p text:style-name="Preformatted_20_Text"><text:s text:c="2"/>none, off <text:s text:c="6"/>never make backups</text:p>
      <text:p text:style-name="Preformatted_20_Text"><text:s text:c="2"/>t, numbered <text:s text:c="4"/>make numbered backups</text:p>
      <text:p text:style-name="Preformatted_20_Text"><text:s text:c="2"/>nil, existing <text:s text:c="2"/>numbered if numbered backups exist, simple otherwise</text:p>
      <text:p text:style-name="Preformatted_20_Text"><text:s text:c="2"/>never, simple <text:s text:c="2"/>always make simple backups</text:p>
      <text:p text:style-name="Preformatted_20_Text"/>
      <text:p text:style-name="Preformatted_20_Text">Valid arguments for the --quoting-style option are:</text:p>
      <text:p text:style-name="Preformatted_20_Text"/>
      <text:p text:style-name="Preformatted_20_Text"><text:s text:c="2"/>literal</text:p>
      <text:p text:style-name="Preformatted_20_Text"><text:s text:c="2"/>shell</text:p>
      <text:p text:style-name="Preformatted_20_Text"><text:s text:c="2"/>shell-always</text:p>
      <text:p text:style-name="Preformatted_20_Text"><text:s text:c="2"/>shell-escape</text:p>
      <text:p text:style-name="Preformatted_20_Text"><text:s text:c="2"/>shell-escape-always</text:p>
      <text:p text:style-name="Preformatted_20_Text"><text:s text:c="2"/>c</text:p>
      <text:p text:style-name="Preformatted_20_Text"><text:s text:c="2"/>c-maybe</text:p>
      <text:p text:style-name="Preformatted_20_Text"><text:s text:c="2"/>escape</text:p>
      <text:p text:style-name="Preformatted_20_Text"><text:s text:c="2"/>locale</text:p>
      <text:p text:style-name="Preformatted_20_Text"><text:s text:c="2"/>clocale</text:p>
      <text:p text:style-name="Preformatted_20_Text"/>
      <text:p text:style-name="Preformatted_20_Text">*This* tar defaults to:</text:p>
      <text:p text:style-name="Preformatted_20_Text">--format=gnu -f- -b20 --quoting-style=escape --rmt-command=/usr/sbin/rmt</text:p>
      <text:p text:style-name="Preformatted_20_Text">--rsh-command=/usr/bin/rsh</text:p>
      <text:p text:style-name="Preformatted_20_Text">(base) <text:span text:style-name="T1">student@bioinfo-Precision-T5600</text:span>:<text:span text:style-name="T2">~</text:span>$ apt --help</text:p>
      <text:p text:style-name="Preformatted_20_Text">apt 2.0.10 (amd64)</text:p>
      <text:p text:style-name="Preformatted_20_Text">Usage: apt [options] command</text:p>
      <text:p text:style-name="Preformatted_20_Text"/>
      <text:p text:style-name="Preformatted_20_Text">apt is a commandline package manager and provides commands for</text:p>
      <text:p text:style-name="Preformatted_20_Text"><text:soft-page-break/>searching and managing as well as querying information about packages.</text:p>
      <text:p text:style-name="Preformatted_20_Text">It provides the same functionality as the specialized APT tools,</text:p>
      <text:p text:style-name="Preformatted_20_Text">like apt-get and apt-cache, but enables options more suitable for</text:p>
      <text:p text:style-name="Preformatted_20_Text">interactive use by default.</text:p>
      <text:p text:style-name="Preformatted_20_Text"/>
      <text:p text:style-name="Preformatted_20_Text">Most used commands:</text:p>
      <text:p text:style-name="Preformatted_20_Text"><text:s text:c="2"/>list - list packages based on package names</text:p>
      <text:p text:style-name="Preformatted_20_Text"><text:s text:c="2"/>search - search in package descriptions</text:p>
      <text:p text:style-name="Preformatted_20_Text"><text:s text:c="2"/>show - show package details</text:p>
      <text:p text:style-name="Preformatted_20_Text"><text:s text:c="2"/>install - install packages</text:p>
      <text:p text:style-name="Preformatted_20_Text"><text:s text:c="2"/>reinstall - reinstall packages</text:p>
      <text:p text:style-name="Preformatted_20_Text"><text:s text:c="2"/>remove - remove packages</text:p>
      <text:p text:style-name="Preformatted_20_Text"><text:s text:c="2"/>autoremove - Remove automatically all unused packages</text:p>
      <text:p text:style-name="Preformatted_20_Text"><text:s text:c="2"/>update - update list of available packages</text:p>
      <text:p text:style-name="Preformatted_20_Text"><text:s text:c="2"/>upgrade - upgrade the system by installing/upgrading packages</text:p>
      <text:p text:style-name="Preformatted_20_Text"><text:s text:c="2"/>full-upgrade - upgrade the system by removing/installing/upgrading packages</text:p>
      <text:p text:style-name="Preformatted_20_Text"><text:s text:c="2"/>edit-sources - edit the source information file</text:p>
      <text:p text:style-name="Preformatted_20_Text"><text:s text:c="2"/>satisfy - satisfy dependency strings</text:p>
      <text:p text:style-name="Preformatted_20_Text"/>
      <text:p text:style-name="Preformatted_20_Text">See apt(8) for more information about the available commands.</text:p>
      <text:p text:style-name="Preformatted_20_Text">Configuration options and syntax is detailed in apt.conf(5).</text:p>
      <text:p text:style-name="Preformatted_20_Text">Information about how to configure sources can be found in sources.list(5).</text:p>
      <text:p text:style-name="Preformatted_20_Text">Package and version choices can be expressed via apt_preferences(5).</text:p>
      <text:p text:style-name="Preformatted_20_Text">Security details are available in apt-secure(8).</text:p>
      <text:p text:style-name="Preformatted_20_Text"><text:s text:c="40"/>This APT has Super Cow Powers.</text:p>
      <text:p text:style-name="Preformatted_20_Text">(base) <text:span text:style-name="T1">student@bioinfo-Precision-T5600</text:span>:<text:span text:style-name="T2">~</text:span>$ echo --help</text:p>
      <text:p text:style-name="Preformatted_20_Text">--help</text:p>
      <text:p text:style-name="Preformatted_20_Text">(base) <text:span text:style-name="T1">student@bioinfo-Precision-T5600</text:span>:<text:span text:style-name="T2">~</text:span>$ ps --help</text:p>
      <text:p text:style-name="Preformatted_20_Text"/>
      <text:p text:style-name="Preformatted_20_Text">Usage:</text:p>
      <text:p text:style-name="Preformatted_20_Text"><text:s/>ps [options]</text:p>
      <text:p text:style-name="Preformatted_20_Text"/>
      <text:p text:style-name="Preformatted_20_Text"><text:s/>Try &amp;apos;ps --help &lt;simple|list|output|threads|misc|all&gt;&amp;apos;</text:p>
      <text:p text:style-name="Preformatted_20_Text"><text:s text:c="2"/>or &amp;apos;ps --help &lt;s|l|o|t|m|a&gt;&amp;apos;</text:p>
      <text:p text:style-name="Preformatted_20_Text"><text:s/>for additional help text.</text:p>
      <text:p text:style-name="Preformatted_20_Text"/>
      <text:p text:style-name="Preformatted_20_Text">For more details see ps(1).</text:p>
      <text:p text:style-name="Preformatted_20_Text">(base) <text:span text:style-name="T1">student@bioinfo-Precision-T5600</text:span>:<text:span text:style-name="T2">~</text:span>$ kill --help</text:p>
      <text:p text:style-name="Preformatted_20_Text">kill: kill [-s sigspec | -n signum | -sigspec] pid | jobspec ... or kill -l [sigspec]</text:p>
      <text:p text:style-name="Preformatted_20_Text"><text:s text:c="4"/>Send a signal to a job.</text:p>
      <text:p text:style-name="Preformatted_20_Text"><text:s text:c="4"/></text:p>
      <text:p text:style-name="Preformatted_20_Text"><text:s text:c="4"/>Send the processes identified by PID or JOBSPEC the signal named by</text:p>
      <text:p text:style-name="Preformatted_20_Text"><text:s text:c="4"/>SIGSPEC or SIGNUM. <text:s/>If neither SIGSPEC nor SIGNUM is present, then</text:p>
      <text:p text:style-name="Preformatted_20_Text"><text:s text:c="4"/>SIGTERM is assumed.</text:p>
      <text:p text:style-name="Preformatted_20_Text"><text:s text:c="4"/></text:p>
      <text:p text:style-name="Preformatted_20_Text"><text:s text:c="4"/>Options:</text:p>
      <text:p text:style-name="Preformatted_20_Text"><text:s text:c="6"/>-s sig <text:s text:c="3"/>SIG is a signal name</text:p>
      <text:p text:style-name="Preformatted_20_Text"><text:s text:c="6"/>-n sig <text:s text:c="3"/>SIG is a signal number</text:p>
      <text:p text:style-name="Preformatted_20_Text"><text:s text:c="6"/>-l <text:s text:c="7"/>list the signal names; if arguments follow `-l&amp;apos; they are</text:p>
      <text:p text:style-name="Preformatted_20_Text"><text:s text:c="16"/>assumed to be signal numbers for which names should be listed</text:p>
      <text:p text:style-name="Preformatted_20_Text"><text:s text:c="6"/>-L <text:s text:c="7"/>synonym for -l</text:p>
      <text:p text:style-name="Preformatted_20_Text"><text:s text:c="4"/></text:p>
      <text:p text:style-name="Preformatted_20_Text"><text:s text:c="4"/>Kill is a shell builtin for two reasons: it allows job IDs to be used</text:p>
      <text:p text:style-name="Preformatted_20_Text"><text:s text:c="4"/>instead of process IDs, and allows processes to be killed if the limit</text:p>
      <text:p text:style-name="Preformatted_20_Text"><text:s text:c="4"/>on processes that you can create is reached.</text:p>
      <text:p text:style-name="Preformatted_20_Text"><text:s text:c="4"/></text:p>
      <text:p text:style-name="Preformatted_20_Text"><text:s text:c="4"/>Exit Status:</text:p>
      <text:p text:style-name="Preformatted_20_Text"><text:s text:c="4"/>Returns success unless an invalid option is given or an error occurs.</text:p>
      <text:p text:style-name="Preformatted_20_Text">(base) <text:span text:style-name="T1">student@bioinfo-Precision-T5600</text:span>:<text:span text:style-name="T2">~</text:span>$ history --help</text:p>
      <text:p text:style-name="Preformatted_20_Text">history: history [-c] [-d offset] [n] or history -anrw [filename] or history -ps arg [arg...]</text:p>
      <text:p text:style-name="Preformatted_20_Text"><text:s text:c="4"/>Display or manipulate the history list.</text:p>
      <text:p text:style-name="Preformatted_20_Text"><text:s text:c="4"/></text:p>
      <text:p text:style-name="Preformatted_20_Text"><text:soft-page-break/><text:s text:c="4"/>Display the history list with line numbers, prefixing each modified</text:p>
      <text:p text:style-name="Preformatted_20_Text"><text:s text:c="4"/>entry with a `*&amp;apos;. <text:s/>An argument of N lists only the last N entries.</text:p>
      <text:p text:style-name="Preformatted_20_Text"><text:s text:c="4"/></text:p>
      <text:p text:style-name="Preformatted_20_Text"><text:s text:c="4"/>Options:</text:p>
      <text:p text:style-name="Preformatted_20_Text"><text:s text:c="6"/>-c <text:s text:c="7"/>clear the history list by deleting all of the entries</text:p>
      <text:p text:style-name="Preformatted_20_Text"><text:s text:c="6"/>-d offset delete the history entry at position OFFSET. Negative</text:p>
      <text:p text:style-name="Preformatted_20_Text"><text:s text:c="16"/>offsets count back from the end of the history list</text:p>
      <text:p text:style-name="Preformatted_20_Text"><text:s text:c="4"/></text:p>
      <text:p text:style-name="Preformatted_20_Text"><text:s text:c="6"/>-a <text:s text:c="7"/>append history lines from this session to the history file</text:p>
      <text:p text:style-name="Preformatted_20_Text"><text:s text:c="6"/>-n <text:s text:c="7"/>read all history lines not already read from the history file</text:p>
      <text:p text:style-name="Preformatted_20_Text"><text:s text:c="16"/>and append them to the history list</text:p>
      <text:p text:style-name="Preformatted_20_Text"><text:s text:c="6"/>-r <text:s text:c="7"/>read the history file and append the contents to the history</text:p>
      <text:p text:style-name="Preformatted_20_Text"><text:s text:c="16"/>list</text:p>
      <text:p text:style-name="Preformatted_20_Text"><text:s text:c="6"/>-w <text:s text:c="7"/>write the current history to the history file</text:p>
      <text:p text:style-name="Preformatted_20_Text"><text:s text:c="4"/></text:p>
      <text:p text:style-name="Preformatted_20_Text"><text:s text:c="6"/>-p <text:s text:c="7"/>perform history expansion on each ARG and display the result</text:p>
      <text:p text:style-name="Preformatted_20_Text"><text:s text:c="16"/>without storing it in the history list</text:p>
      <text:p text:style-name="Preformatted_20_Text"><text:s text:c="6"/>-s <text:s text:c="7"/>append the ARGs to the history list as a single entry</text:p>
      <text:p text:style-name="Preformatted_20_Text"><text:s text:c="4"/></text:p>
      <text:p text:style-name="Preformatted_20_Text"><text:s text:c="4"/>If FILENAME is given, it is used as the history file. <text:s/>Otherwise,</text:p>
      <text:p text:style-name="Preformatted_20_Text"><text:s text:c="4"/>if HISTFILE has a value, that is used, else ~/.bash_history.</text:p>
      <text:p text:style-name="Preformatted_20_Text"><text:s text:c="4"/></text:p>
      <text:p text:style-name="Preformatted_20_Text"><text:s text:c="4"/>If the HISTTIMEFORMAT variable is set and not null, its value is used</text:p>
      <text:p text:style-name="Preformatted_20_Text"><text:s text:c="4"/>as a format string for strftime(3) to print the time stamp associated</text:p>
      <text:p text:style-name="Preformatted_20_Text"><text:s text:c="4"/>with each displayed history entry. <text:s/>No time stamps are printed otherwise.</text:p>
      <text:p text:style-name="Preformatted_20_Text"><text:s text:c="4"/></text:p>
      <text:p text:style-name="Preformatted_20_Text"><text:s text:c="4"/>Exit Status:</text:p>
      <text:p text:style-name="Preformatted_20_Text"><text:s text:c="4"/>Returns success unless an invalid option is given or an error occurs.</text:p>
      <text:p text:style-name="Preformatted_20_Text">(base) <text:span text:style-name="T1">student@bioinfo-Precision-T5600</text:span>:<text:span text:style-name="T2">~</text:span>$ passwd --help</text:p>
      <text:p text:style-name="Preformatted_20_Text">Usage: passwd [options] [LOGIN]</text:p>
      <text:p text:style-name="Preformatted_20_Text"/>
      <text:p text:style-name="Preformatted_20_Text">Options:</text:p>
      <text:p text:style-name="Preformatted_20_Text"><text:s text:c="2"/>-a, --all <text:s text:c="20"/>report password status on all accounts</text:p>
      <text:p text:style-name="Preformatted_20_Text"><text:s text:c="2"/>-d, --delete <text:s text:c="17"/>delete the password for the named account</text:p>
      <text:p text:style-name="Preformatted_20_Text"><text:s text:c="2"/>-e, --expire <text:s text:c="17"/>force expire the password for the named account</text:p>
      <text:p text:style-name="Preformatted_20_Text"><text:s text:c="2"/>-h, --help <text:s text:c="19"/>display this help message and exit</text:p>
      <text:p text:style-name="Preformatted_20_Text"><text:s text:c="2"/>-k, --keep-tokens <text:s text:c="12"/>change password only if expired</text:p>
      <text:p text:style-name="Preformatted_20_Text"><text:s text:c="2"/>-i, --inactive INACTIVE <text:s text:c="6"/>set password inactive after expiration</text:p>
      <text:p text:style-name="Preformatted_20_Text"><text:s text:c="32"/>to INACTIVE</text:p>
      <text:p text:style-name="Preformatted_20_Text"><text:s text:c="2"/>-l, --lock <text:s text:c="19"/>lock the password of the named account</text:p>
      <text:p text:style-name="Preformatted_20_Text"><text:s text:c="2"/>-n, --mindays MIN_DAYS <text:s text:c="7"/>set minimum number of days before password</text:p>
      <text:p text:style-name="Preformatted_20_Text"><text:s text:c="32"/>change to MIN_DAYS</text:p>
      <text:p text:style-name="Preformatted_20_Text"><text:s text:c="2"/>-q, --quiet <text:s text:c="18"/>quiet mode</text:p>
      <text:p text:style-name="Preformatted_20_Text"><text:s text:c="2"/>-r, --repository REPOSITORY <text:s text:c="2"/>change password in REPOSITORY repository</text:p>
      <text:p text:style-name="Preformatted_20_Text"><text:s text:c="2"/>-R, --root CHROOT_DIR <text:s text:c="8"/>directory to chroot into</text:p>
      <text:p text:style-name="Preformatted_20_Text"><text:s text:c="2"/>-S, --status <text:s text:c="17"/>report password status on the named account</text:p>
      <text:p text:style-name="Preformatted_20_Text"><text:s text:c="2"/>-u, --unlock <text:s text:c="17"/>unlock the password of the named account</text:p>
      <text:p text:style-name="Preformatted_20_Text"><text:s text:c="2"/>-w, --warndays WARN_DAYS <text:s text:c="5"/>set expiration warning days to WARN_DAYS</text:p>
      <text:p text:style-name="Preformatted_20_Text"><text:s text:c="2"/>-x, --maxdays MAX_DAYS <text:s text:c="7"/>set maximum number of days before password</text:p>
      <text:p text:style-name="Preformatted_20_Text"><text:s text:c="32"/>change to MAX_DAYS</text:p>
      <text:p text:style-name="Preformatted_20_Text"/>
      <text:p text:style-name="Preformatted_20_Text">(base) <text:span text:style-name="T1">student@bioinfo-Precision-T5600</text:span>:<text:span text:style-name="T2">~</text:span>$ which --help</text:p>
      <text:p text:style-name="Preformatted_20_Text">Illegal option --</text:p>
      <text:p text:style-name="Preformatted_20_Text">Usage: /usr/bin/which [-a] args</text:p>
      <text:p text:style-name="Preformatted_20_Text">(base) <text:span text:style-name="T1">student@bioinfo-Precision-T5600</text:span>:<text:span text:style-name="T2">~</text:span>$ tail --head</text:p>
      <text:p text:style-name="Preformatted_20_Text">tail: unrecognized option &amp;apos;--head&amp;apos;</text:p>
      <text:p text:style-name="Preformatted_20_Text">Try &amp;apos;tail --help&amp;apos; for more information.</text:p>
      <text:p text:style-name="Preformatted_20_Text">(base) <text:span text:style-name="T1">student@bioinfo-Precision-T5600</text:span>:<text:span text:style-name="T2">~</text:span>$ head --help</text:p>
      <text:p text:style-name="Preformatted_20_Text">Usage: head [OPTION]... [FILE]...</text:p>
      <text:p text:style-name="Preformatted_20_Text">Print the first 10 lines of each FILE to standard output.</text:p>
      <text:p text:style-name="Preformatted_20_Text">With more than one FILE, precede each with a header giving the file name.</text:p>
      <text:p text:style-name="Preformatted_20_Text"/>
      <text:p text:style-name="Preformatted_20_Text">With no FILE, or when FILE is -, read standard input.</text:p>
      <text:p text:style-name="Preformatted_20_Text"/>
      <text:p text:style-name="Preformatted_20_Text"><text:soft-page-break/>Mandatory arguments to long options are mandatory for short options too.</text:p>
      <text:p text:style-name="Preformatted_20_Text"><text:s text:c="2"/>-c, --bytes=[-]NUM <text:s text:c="6"/>print the first NUM bytes of each file;</text:p>
      <text:p text:style-name="Preformatted_20_Text"><text:s text:c="29"/>with the leading &amp;apos;-&amp;apos;, print all but the last</text:p>
      <text:p text:style-name="Preformatted_20_Text"><text:s text:c="29"/>NUM bytes of each file</text:p>
      <text:p text:style-name="Preformatted_20_Text"><text:s text:c="2"/>-n, --lines=[-]NUM <text:s text:c="6"/>print the first NUM lines instead of the first 10;</text:p>
      <text:p text:style-name="Preformatted_20_Text"><text:s text:c="29"/>with the leading &amp;apos;-&amp;apos;, print all but the last</text:p>
      <text:p text:style-name="Preformatted_20_Text"><text:s text:c="29"/>NUM lines of each file</text:p>
      <text:p text:style-name="Preformatted_20_Text"><text:s text:c="2"/>-q, --quiet, --silent <text:s text:c="3"/>never print headers giving file names</text:p>
      <text:p text:style-name="Preformatted_20_Text"><text:s text:c="2"/>-v, --verbose <text:s text:c="11"/>always print headers giving file names</text:p>
      <text:p text:style-name="Preformatted_20_Text"><text:s text:c="2"/>-z, --zero-terminated <text:s text:c="3"/>line delimiter is NUL, not newlin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NUM may have a multiplier suffix:</text:p>
      <text:p text:style-name="Preformatted_20_Text">b 512, kB 1000, K 1024, MB 1000*1000, M 1024*1024,</text:p>
      <text:p text:style-name="Preformatted_20_Text">GB 1000*1000*1000, G 1024*1024*1024, and so on for T, P, E, Z, Y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head&gt;</text:p>
      <text:p text:style-name="Preformatted_20_Text">or available locally via: info &amp;apos;(coreutils) head invocation&amp;apos;</text:p>
      <text:p text:style-name="Preformatted_20_Text">(base) <text:span text:style-name="T1">student@bioinfo-Precision-T5600</text:span>:<text:span text:style-name="T2">~</text:span>$ more --help</text:p>
      <text:p text:style-name="Preformatted_20_Text"/>
      <text:p text:style-name="Preformatted_20_Text">Usage:</text:p>
      <text:p text:style-name="Preformatted_20_Text"><text:s/>more [options] &lt;file&gt;...</text:p>
      <text:p text:style-name="Preformatted_20_Text"/>
      <text:p text:style-name="Preformatted_20_Text">A file perusal filter for CRT viewing.</text:p>
      <text:p text:style-name="Preformatted_20_Text"/>
      <text:p text:style-name="Preformatted_20_Text">Options:</text:p>
      <text:p text:style-name="Preformatted_20_Text"><text:s/>-d <text:s text:c="9"/>display help instead of ringing bell</text:p>
      <text:p text:style-name="Preformatted_20_Text"><text:s/>-f <text:s text:c="9"/>count logical rather than screen lines</text:p>
      <text:p text:style-name="Preformatted_20_Text"><text:s/>-l <text:s text:c="9"/>suppress pause after form feed</text:p>
      <text:p text:style-name="Preformatted_20_Text"><text:s/>-c <text:s text:c="9"/>do not scroll, display text and clean line ends</text:p>
      <text:p text:style-name="Preformatted_20_Text"><text:s/>-p <text:s text:c="9"/>do not scroll, clean screen and display text</text:p>
      <text:p text:style-name="Preformatted_20_Text"><text:s/>-s <text:s text:c="9"/>squeeze multiple blank lines into one</text:p>
      <text:p text:style-name="Preformatted_20_Text"><text:s/>-u <text:s text:c="9"/>suppress underlining</text:p>
      <text:p text:style-name="Preformatted_20_Text"><text:s/>-&lt;number&gt; <text:s text:c="2"/>the number of lines per screenful</text:p>
      <text:p text:style-name="Preformatted_20_Text"><text:s/>+&lt;number&gt; <text:s text:c="2"/>display file beginning from line number</text:p>
      <text:p text:style-name="Preformatted_20_Text"><text:s/>+/&lt;string&gt; <text:s/>display file beginning from search string match</text:p>
      <text:p text:style-name="Preformatted_20_Text"/>
      <text:p text:style-name="Preformatted_20_Text"><text:s text:c="5"/>--help <text:s text:c="4"/>display this help</text:p>
      <text:p text:style-name="Preformatted_20_Text"><text:s/>-V, --version <text:s/>display version</text:p>
      <text:p text:style-name="Preformatted_20_Text"/>
      <text:p text:style-name="Preformatted_20_Text">For more details see more(1).</text:p>
      <text:p text:style-name="Preformatted_20_Text">(base) <text:span text:style-name="T1">student@bioinfo-Precision-T5600</text:span>:<text:span text:style-name="T2">~</text:span>$ less --help</text:p>
      <text:p text:style-name="Preformatted_20_Text">(base) <text:span text:style-name="T1">student@bioinfo-Precision-T5600</text:span>:<text:span text:style-name="T2">~</text:span>$ wget --help</text:p>
      <text:p text:style-name="Preformatted_20_Text">GNU Wget 1.20.3, a non-interactive network retriever.</text:p>
      <text:p text:style-name="Preformatted_20_Text">Usage: wget [OPTION]... [URL]...</text:p>
      <text:p text:style-name="Preformatted_20_Text"/>
      <text:p text:style-name="Preformatted_20_Text">Mandatory arguments to long options are mandatory for short options too.</text:p>
      <text:p text:style-name="Preformatted_20_Text"/>
      <text:p text:style-name="Preformatted_20_Text">Startup:</text:p>
      <text:p text:style-name="Preformatted_20_Text"><text:s text:c="2"/>-V, <text:s/>--version <text:s text:c="18"/>display the version of Wget and exit</text:p>
      <text:p text:style-name="Preformatted_20_Text"><text:s text:c="2"/>-h, <text:s/>--help <text:s text:c="21"/>print this help</text:p>
      <text:p text:style-name="Preformatted_20_Text"><text:s text:c="2"/>-b, <text:s/>--background <text:s text:c="15"/>go to background after startup</text:p>
      <text:p text:style-name="Preformatted_20_Text"><text:s text:c="2"/>-e, <text:s/>--execute=COMMAND <text:s text:c="10"/>execute a `.wgetrc&amp;apos;-style command</text:p>
      <text:p text:style-name="Preformatted_20_Text"/>
      <text:p text:style-name="Preformatted_20_Text">Logging and input file:</text:p>
      <text:p text:style-name="Preformatted_20_Text"><text:s text:c="2"/>-o, <text:s/>--output-file=FILE <text:s text:c="9"/>log messages to FILE</text:p>
      <text:p text:style-name="Preformatted_20_Text"><text:s text:c="2"/>-a, <text:s/>--append-output=FILE <text:s text:c="7"/>append messages to FILE</text:p>
      <text:p text:style-name="Preformatted_20_Text"><text:s text:c="2"/>-d, <text:s/>--debug <text:s text:c="20"/>print lots of debugging information</text:p>
      <text:p text:style-name="Preformatted_20_Text"><text:s text:c="2"/>-q, <text:s/>--quiet <text:s text:c="20"/>quiet (no output)</text:p>
      <text:p text:style-name="Preformatted_20_Text"><text:s text:c="2"/>-v, <text:s/>--verbose <text:s text:c="18"/>be verbose (this is the default)</text:p>
      <text:p text:style-name="Preformatted_20_Text"><text:soft-page-break/><text:s text:c="2"/>-nv, --no-verbose <text:s text:c="15"/>turn off verboseness, without being quiet</text:p>
      <text:p text:style-name="Preformatted_20_Text"><text:s text:c="7"/>--report-speed=TYPE <text:s text:c="8"/>output bandwidth as TYPE. <text:s/>TYPE can be bits</text:p>
      <text:p text:style-name="Preformatted_20_Text"><text:s text:c="2"/>-i, <text:s/>--input-file=FILE <text:s text:c="10"/>download URLs found in local or external FILE</text:p>
      <text:p text:style-name="Preformatted_20_Text"><text:s text:c="2"/>-F, <text:s/>--force-html <text:s text:c="15"/>treat input file as HTML</text:p>
      <text:p text:style-name="Preformatted_20_Text"><text:s text:c="2"/>-B, <text:s/>--base=URL <text:s text:c="17"/>resolves HTML input-file links (-i -F)</text:p>
      <text:p text:style-name="Preformatted_20_Text"><text:s text:c="37"/>relative to URL</text:p>
      <text:p text:style-name="Preformatted_20_Text"><text:s text:c="7"/>--config=FILE <text:s text:c="14"/>specify config file to use</text:p>
      <text:p text:style-name="Preformatted_20_Text"><text:s text:c="7"/>--no-config <text:s text:c="16"/>do not read any config file</text:p>
      <text:p text:style-name="Preformatted_20_Text"><text:s text:c="7"/>--rejected-log=FILE <text:s text:c="8"/>log reasons for URL rejection to FILE</text:p>
      <text:p text:style-name="Preformatted_20_Text"/>
      <text:p text:style-name="Preformatted_20_Text">Download:</text:p>
      <text:p text:style-name="Preformatted_20_Text"><text:s text:c="2"/>-t, <text:s/>--tries=NUMBER <text:s text:c="13"/>set number of retries to NUMBER (0 unlimits)</text:p>
      <text:p text:style-name="Preformatted_20_Text"><text:s text:c="7"/>--retry-connrefused <text:s text:c="8"/>retry even if connection is refused</text:p>
      <text:p text:style-name="Preformatted_20_Text"><text:s text:c="7"/>--retry-on-http-error=ERRORS <text:s text:c="3"/>comma-separated list of HTTP errors to retry</text:p>
      <text:p text:style-name="Preformatted_20_Text"><text:s text:c="2"/>-O, <text:s/>--output-document=FILE <text:s text:c="5"/>write documents to FILE</text:p>
      <text:p text:style-name="Preformatted_20_Text"><text:s text:c="2"/>-nc, --no-clobber <text:s text:c="15"/>skip downloads that would download to</text:p>
      <text:p text:style-name="Preformatted_20_Text"><text:s text:c="37"/>existing files (overwriting them)</text:p>
      <text:p text:style-name="Preformatted_20_Text"><text:s text:c="7"/>--no-netrc <text:s text:c="17"/>don&amp;apos;t try to obtain credentials from .netrc</text:p>
      <text:p text:style-name="Preformatted_20_Text"><text:s text:c="2"/>-c, <text:s/>--continue <text:s text:c="17"/>resume getting a partially-downloaded file</text:p>
      <text:p text:style-name="Preformatted_20_Text"><text:s text:c="7"/>--start-pos=OFFSET <text:s text:c="9"/>start downloading from zero-based position OFFSET</text:p>
      <text:p text:style-name="Preformatted_20_Text"><text:s text:c="7"/>--progress=TYPE <text:s text:c="12"/>select progress gauge type</text:p>
      <text:p text:style-name="Preformatted_20_Text"><text:s text:c="7"/>--show-progress <text:s text:c="12"/>display the progress bar in any verbosity mode</text:p>
      <text:p text:style-name="Preformatted_20_Text"><text:s text:c="2"/>-N, <text:s/>--timestamping <text:s text:c="13"/>don&amp;apos;t re-retrieve files unless newer than</text:p>
      <text:p text:style-name="Preformatted_20_Text"><text:s text:c="37"/>local</text:p>
      <text:p text:style-name="Preformatted_20_Text"><text:s text:c="7"/>--no-if-modified-since <text:s text:c="5"/>don&amp;apos;t use conditional if-modified-since get</text:p>
      <text:p text:style-name="Preformatted_20_Text"><text:s text:c="37"/>requests in timestamping mode</text:p>
      <text:p text:style-name="Preformatted_20_Text"><text:s text:c="7"/>--no-use-server-timestamps <text:s/>don&amp;apos;t set the local file&amp;apos;s timestamp by</text:p>
      <text:p text:style-name="Preformatted_20_Text"><text:s text:c="37"/>the one on the server</text:p>
      <text:p text:style-name="Preformatted_20_Text"><text:s text:c="2"/>-S, <text:s/>--server-response <text:s text:c="10"/>print server response</text:p>
      <text:p text:style-name="Preformatted_20_Text"><text:s text:c="7"/>--spider <text:s text:c="19"/>don&amp;apos;t download anything</text:p>
      <text:p text:style-name="Preformatted_20_Text"><text:s text:c="2"/>-T, <text:s/>--timeout=SECONDS <text:s text:c="10"/>set all timeout values to SECONDS</text:p>
      <text:p text:style-name="Preformatted_20_Text"><text:s text:c="7"/>--dns-timeout=SECS <text:s text:c="9"/>set the DNS lookup timeout to SECS</text:p>
      <text:p text:style-name="Preformatted_20_Text"><text:s text:c="7"/>--connect-timeout=SECS <text:s text:c="5"/>set the connect timeout to SECS</text:p>
      <text:p text:style-name="Preformatted_20_Text"><text:s text:c="7"/>--read-timeout=SECS <text:s text:c="8"/>set the read timeout to SECS</text:p>
      <text:p text:style-name="Preformatted_20_Text"><text:s text:c="2"/>-w, <text:s/>--wait=SECONDS <text:s text:c="13"/>wait SECONDS between retrievals</text:p>
      <text:p text:style-name="Preformatted_20_Text"><text:s text:c="7"/>--waitretry=SECONDS <text:s text:c="8"/>wait 1..SECONDS between retries of a retrieval</text:p>
      <text:p text:style-name="Preformatted_20_Text"><text:s text:c="7"/>--random-wait <text:s text:c="14"/>wait from 0.5*WAIT...1.5*WAIT secs between retrievals</text:p>
      <text:p text:style-name="Preformatted_20_Text"><text:s text:c="7"/>--no-proxy <text:s text:c="17"/>explicitly turn off proxy</text:p>
      <text:p text:style-name="Preformatted_20_Text"><text:s text:c="2"/>-Q, <text:s/>--quota=NUMBER <text:s text:c="13"/>set retrieval quota to NUMBER</text:p>
      <text:p text:style-name="Preformatted_20_Text"><text:s text:c="7"/>--bind-address=ADDRESS <text:s text:c="5"/>bind to ADDRESS (hostname or IP) on local host</text:p>
      <text:p text:style-name="Preformatted_20_Text"><text:s text:c="7"/>--limit-rate=RATE <text:s text:c="10"/>limit download rate to RATE</text:p>
      <text:p text:style-name="Preformatted_20_Text"><text:s text:c="7"/>--no-dns-cache <text:s text:c="13"/>disable caching DNS lookups</text:p>
      <text:p text:style-name="Preformatted_20_Text"><text:s text:c="7"/>--restrict-file-names=OS <text:s text:c="3"/>restrict chars in file names to ones OS allows</text:p>
      <text:p text:style-name="Preformatted_20_Text"><text:s text:c="7"/>--ignore-case <text:s text:c="14"/>ignore case when matching files/directories</text:p>
      <text:p text:style-name="Preformatted_20_Text"><text:s text:c="2"/>-4, <text:s/>--inet4-only <text:s text:c="15"/>connect only to IPv4 addresses</text:p>
      <text:p text:style-name="Preformatted_20_Text"><text:s text:c="2"/>-6, <text:s/>--inet6-only <text:s text:c="15"/>connect only to IPv6 addresses</text:p>
      <text:p text:style-name="Preformatted_20_Text"><text:s text:c="7"/>--prefer-family=FAMILY <text:s text:c="5"/>connect first to addresses of specified family,</text:p>
      <text:p text:style-name="Preformatted_20_Text"><text:s text:c="37"/>one of IPv6, IPv4, or none</text:p>
      <text:p text:style-name="Preformatted_20_Text"><text:s text:c="7"/>--user=USER <text:s text:c="16"/>set both ftp and http user to USER</text:p>
      <text:p text:style-name="Preformatted_20_Text"><text:s text:c="7"/>--password=PASS <text:s text:c="12"/>set both ftp and http password to PASS</text:p>
      <text:p text:style-name="Preformatted_20_Text"><text:s text:c="7"/>--ask-password <text:s text:c="13"/>prompt for passwords</text:p>
      <text:p text:style-name="Preformatted_20_Text"><text:s text:c="7"/>--use-askpass=COMMAND <text:s text:c="6"/>specify credential handler for requesting </text:p>
      <text:p text:style-name="Preformatted_20_Text"><text:soft-page-break/><text:s text:c="37"/>username and password. <text:s/>If no COMMAND is </text:p>
      <text:p text:style-name="Preformatted_20_Text"><text:s text:c="37"/>specified the WGET_ASKPASS or the SSH_ASKPASS </text:p>
      <text:p text:style-name="Preformatted_20_Text"><text:s text:c="37"/>environment variable is used.</text:p>
      <text:p text:style-name="Preformatted_20_Text"><text:s text:c="7"/>--no-iri <text:s text:c="19"/>turn off IRI support</text:p>
      <text:p text:style-name="Preformatted_20_Text"><text:s text:c="7"/>--local-encoding=ENC <text:s text:c="7"/>use ENC as the local encoding for IRIs</text:p>
      <text:p text:style-name="Preformatted_20_Text"><text:s text:c="7"/>--remote-encoding=ENC <text:s text:c="6"/>use ENC as the default remote encoding</text:p>
      <text:p text:style-name="Preformatted_20_Text"><text:s text:c="7"/>--unlink <text:s text:c="19"/>remove file before clobber</text:p>
      <text:p text:style-name="Preformatted_20_Text"><text:s text:c="7"/>--xattr <text:s text:c="20"/>turn on storage of metadata in extended file attributes</text:p>
      <text:p text:style-name="Preformatted_20_Text"/>
      <text:p text:style-name="Preformatted_20_Text">Directories:</text:p>
      <text:p text:style-name="Preformatted_20_Text"><text:s text:c="2"/>-nd, --no-directories <text:s text:c="11"/>don&amp;apos;t create directories</text:p>
      <text:p text:style-name="Preformatted_20_Text"><text:s text:c="2"/>-x, <text:s/>--force-directories <text:s text:c="8"/>force creation of directories</text:p>
      <text:p text:style-name="Preformatted_20_Text"><text:s text:c="2"/>-nH, --no-host-directories <text:s text:c="6"/>don&amp;apos;t create host directories</text:p>
      <text:p text:style-name="Preformatted_20_Text"><text:s text:c="7"/>--protocol-directories <text:s text:c="5"/>use protocol name in directories</text:p>
      <text:p text:style-name="Preformatted_20_Text"><text:s text:c="2"/>-P, <text:s/>--directory-prefix=PREFIX <text:s text:c="2"/>save files to PREFIX/..</text:p>
      <text:p text:style-name="Preformatted_20_Text"><text:s text:c="7"/>--cut-dirs=NUMBER <text:s text:c="10"/>ignore NUMBER remote directory components</text:p>
      <text:p text:style-name="Preformatted_20_Text"/>
      <text:p text:style-name="Preformatted_20_Text">HTTP options:</text:p>
      <text:p text:style-name="Preformatted_20_Text"><text:s text:c="7"/>--http-user=USER <text:s text:c="11"/>set http user to USER</text:p>
      <text:p text:style-name="Preformatted_20_Text"><text:s text:c="7"/>--http-password=PASS <text:s text:c="7"/>set http password to PASS</text:p>
      <text:p text:style-name="Preformatted_20_Text"><text:s text:c="7"/>--no-cache <text:s text:c="17"/>disallow server-cached data</text:p>
      <text:p text:style-name="Preformatted_20_Text"><text:s text:c="7"/>--default-page=NAME <text:s text:c="8"/>change the default page name (normally</text:p>
      <text:p text:style-name="Preformatted_20_Text"><text:s text:c="37"/>this is &amp;apos;index.html&amp;apos;.)</text:p>
      <text:p text:style-name="Preformatted_20_Text"><text:s text:c="2"/>-E, <text:s/>--adjust-extension <text:s text:c="9"/>save HTML/CSS documents with proper extensions</text:p>
      <text:p text:style-name="Preformatted_20_Text"><text:s text:c="7"/>--ignore-length <text:s text:c="12"/>ignore &amp;apos;Content-Length&amp;apos; header field</text:p>
      <text:p text:style-name="Preformatted_20_Text"><text:s text:c="7"/>--header=STRING <text:s text:c="12"/>insert STRING among the headers</text:p>
      <text:p text:style-name="Preformatted_20_Text"><text:s text:c="7"/>--compression=TYPE <text:s text:c="9"/>choose compression, one of auto, gzip and none. (default: none)</text:p>
      <text:p text:style-name="Preformatted_20_Text"><text:s text:c="7"/>--max-redirect <text:s text:c="13"/>maximum redirections allowed per page</text:p>
      <text:p text:style-name="Preformatted_20_Text"><text:s text:c="7"/>--proxy-user=USER <text:s text:c="10"/>set USER as proxy username</text:p>
      <text:p text:style-name="Preformatted_20_Text"><text:s text:c="7"/>--proxy-password=PASS <text:s text:c="6"/>set PASS as proxy password</text:p>
      <text:p text:style-name="Preformatted_20_Text"><text:s text:c="7"/>--referer=URL <text:s text:c="14"/>include &amp;apos;Referer: URL&amp;apos; header in HTTP request</text:p>
      <text:p text:style-name="Preformatted_20_Text"><text:s text:c="7"/>--save-headers <text:s text:c="13"/>save the HTTP headers to file</text:p>
      <text:p text:style-name="Preformatted_20_Text"><text:s text:c="2"/>-U, <text:s/>--user-agent=AGENT <text:s text:c="9"/>identify as AGENT instead of Wget/VERSION</text:p>
      <text:p text:style-name="Preformatted_20_Text"><text:s text:c="7"/>--no-http-keep-alive <text:s text:c="7"/>disable HTTP keep-alive (persistent connections)</text:p>
      <text:p text:style-name="Preformatted_20_Text"><text:s text:c="7"/>--no-cookies <text:s text:c="15"/>don&amp;apos;t use cookies</text:p>
      <text:p text:style-name="Preformatted_20_Text"><text:s text:c="7"/>--load-cookies=FILE <text:s text:c="8"/>load cookies from FILE before session</text:p>
      <text:p text:style-name="Preformatted_20_Text"><text:s text:c="7"/>--save-cookies=FILE <text:s text:c="8"/>save cookies to FILE after session</text:p>
      <text:p text:style-name="Preformatted_20_Text"><text:s text:c="7"/>--keep-session-cookies <text:s text:c="5"/>load and save session (non-permanent) cookies</text:p>
      <text:p text:style-name="Preformatted_20_Text"><text:s text:c="7"/>--post-data=STRING <text:s text:c="9"/>use the POST method; send STRING as the data</text:p>
      <text:p text:style-name="Preformatted_20_Text"><text:s text:c="7"/>--post-file=FILE <text:s text:c="11"/>use the POST method; send contents of FILE</text:p>
      <text:p text:style-name="Preformatted_20_Text"><text:s text:c="7"/>--method=HTTPMethod <text:s text:c="8"/>use method "HTTPMethod" in the request</text:p>
      <text:p text:style-name="Preformatted_20_Text"><text:s text:c="7"/>--body-data=STRING <text:s text:c="9"/>send STRING as data. --method MUST be set</text:p>
      <text:p text:style-name="Preformatted_20_Text"><text:s text:c="7"/>--body-file=FILE <text:s text:c="11"/>send contents of FILE. --method MUST be set</text:p>
      <text:p text:style-name="Preformatted_20_Text"><text:s text:c="7"/>--content-disposition <text:s text:c="6"/>honor the Content-Disposition header when</text:p>
      <text:p text:style-name="Preformatted_20_Text"><text:s text:c="37"/>choosing local file names (EXPERIMENTAL)</text:p>
      <text:p text:style-name="Preformatted_20_Text"><text:s text:c="7"/>--content-on-error <text:s text:c="9"/>output the received content on server errors</text:p>
      <text:p text:style-name="Preformatted_20_Text"><text:s text:c="7"/>--auth-no-challenge <text:s text:c="8"/>send Basic HTTP authentication information</text:p>
      <text:p text:style-name="Preformatted_20_Text"><text:s text:c="37"/>without first waiting for the server&amp;apos;s</text:p>
      <text:p text:style-name="Preformatted_20_Text"><text:s text:c="37"/>challenge</text:p>
      <text:p text:style-name="Preformatted_20_Text"/>
      <text:p text:style-name="Preformatted_20_Text">HTTPS (SSL/TLS) options:</text:p>
      <text:p text:style-name="Preformatted_20_Text"><text:s text:c="7"/>--secure-protocol=PR <text:s text:c="7"/>choose secure protocol, one of auto, SSLv2,</text:p>
      <text:p text:style-name="Preformatted_20_Text"><text:s text:c="37"/>SSLv3, TLSv1, TLSv1_1, TLSv1_2 and PFS</text:p>
      <text:p text:style-name="Preformatted_20_Text"><text:s text:c="7"/>--https-only <text:s text:c="15"/>only follow secure HTTPS links</text:p>
      <text:p text:style-name="Preformatted_20_Text"><text:s text:c="7"/>--no-check-certificate <text:s text:c="5"/>don&amp;apos;t validate the server&amp;apos;s certificate</text:p>
      <text:p text:style-name="Preformatted_20_Text"><text:s text:c="7"/>--certificate=FILE <text:s text:c="9"/>client certificate file</text:p>
      <text:p text:style-name="Preformatted_20_Text"><text:soft-page-break/><text:s text:c="7"/>--certificate-type=TYPE <text:s text:c="4"/>client certificate type, PEM or DER</text:p>
      <text:p text:style-name="Preformatted_20_Text"><text:s text:c="7"/>--private-key=FILE <text:s text:c="9"/>private key file</text:p>
      <text:p text:style-name="Preformatted_20_Text"><text:s text:c="7"/>--private-key-type=TYPE <text:s text:c="4"/>private key type, PEM or DER</text:p>
      <text:p text:style-name="Preformatted_20_Text"><text:s text:c="7"/>--ca-certificate=FILE <text:s text:c="6"/>file with the bundle of CAs</text:p>
      <text:p text:style-name="Preformatted_20_Text"><text:s text:c="7"/>--ca-directory=DIR <text:s text:c="9"/>directory where hash list of CAs is stored</text:p>
      <text:p text:style-name="Preformatted_20_Text"><text:s text:c="7"/>--crl-file=FILE <text:s text:c="12"/>file with bundle of CRLs</text:p>
      <text:p text:style-name="Preformatted_20_Text"><text:s text:c="7"/>--pinnedpubkey=FILE/HASHES <text:s/>Public key (PEM/DER) file, or any number</text:p>
      <text:p text:style-name="Preformatted_20_Text"><text:s text:c="35"/>of base64 encoded sha256 hashes preceded by</text:p>
      <text:p text:style-name="Preformatted_20_Text"><text:s text:c="35"/>&amp;apos;sha256//&amp;apos; and separated by &amp;apos;;&amp;apos;, to verify</text:p>
      <text:p text:style-name="Preformatted_20_Text"><text:s text:c="35"/>peer against</text:p>
      <text:p text:style-name="Preformatted_20_Text"><text:s text:c="7"/>--random-file=FILE <text:s text:c="9"/>file with random data for seeding the SSL PRNG</text:p>
      <text:p text:style-name="Preformatted_20_Text"/>
      <text:p text:style-name="Preformatted_20_Text"><text:s text:c="7"/>--ciphers=STR <text:s text:c="10"/>Set the priority string (GnuTLS) or cipher list string (OpenSSL) directly.</text:p>
      <text:p text:style-name="Preformatted_20_Text"><text:s text:c="35"/>Use with care. This option overrides --secure-protocol.</text:p>
      <text:p text:style-name="Preformatted_20_Text"><text:s text:c="35"/>The format and syntax of this string depend on the specific SSL/TLS engine.</text:p>
      <text:p text:style-name="Preformatted_20_Text">HSTS options:</text:p>
      <text:p text:style-name="Preformatted_20_Text"><text:s text:c="7"/>--no-hsts <text:s text:c="18"/>disable HSTS</text:p>
      <text:p text:style-name="Preformatted_20_Text"><text:s text:c="7"/>--hsts-file <text:s text:c="16"/>path of HSTS database (will override default)</text:p>
      <text:p text:style-name="Preformatted_20_Text"/>
      <text:p text:style-name="Preformatted_20_Text">FTP options:</text:p>
      <text:p text:style-name="Preformatted_20_Text"><text:s text:c="7"/>--ftp-user=USER <text:s text:c="12"/>set ftp user to USER</text:p>
      <text:p text:style-name="Preformatted_20_Text"><text:s text:c="7"/>--ftp-password=PASS <text:s text:c="8"/>set ftp password to PASS</text:p>
      <text:p text:style-name="Preformatted_20_Text"><text:s text:c="7"/>--no-remove-listing <text:s text:c="8"/>don&amp;apos;t remove &amp;apos;.listing&amp;apos; files</text:p>
      <text:p text:style-name="Preformatted_20_Text"><text:s text:c="7"/>--no-glob <text:s text:c="18"/>turn off FTP file name globbing</text:p>
      <text:p text:style-name="Preformatted_20_Text"><text:s text:c="7"/>--no-passive-ftp <text:s text:c="11"/>disable the "passive" transfer mode</text:p>
      <text:p text:style-name="Preformatted_20_Text"><text:s text:c="7"/>--preserve-permissions <text:s text:c="5"/>preserve remote file permissions</text:p>
      <text:p text:style-name="Preformatted_20_Text"><text:s text:c="7"/>--retr-symlinks <text:s text:c="12"/>when recursing, get linked-to files (not dir)</text:p>
      <text:p text:style-name="Preformatted_20_Text"/>
      <text:p text:style-name="Preformatted_20_Text">FTPS options:</text:p>
      <text:p text:style-name="Preformatted_20_Text"><text:s text:c="7"/>--ftps-implicit <text:s text:c="16"/>use implicit FTPS (default port is 990)</text:p>
      <text:p text:style-name="Preformatted_20_Text"><text:s text:c="7"/>--ftps-resume-ssl <text:s text:c="14"/>resume the SSL/TLS session started in the control connection when</text:p>
      <text:p text:style-name="Preformatted_20_Text"><text:s text:c="41"/>opening a data connection</text:p>
      <text:p text:style-name="Preformatted_20_Text"><text:s text:c="7"/>--ftps-clear-data-connection <text:s text:c="3"/>cipher the control channel only; all the data will be in plaintext</text:p>
      <text:p text:style-name="Preformatted_20_Text"><text:s text:c="7"/>--ftps-fallback-to-ftp <text:s text:c="9"/>fall back to FTP if FTPS is not supported in the target server</text:p>
      <text:p text:style-name="Preformatted_20_Text">WARC options:</text:p>
      <text:p text:style-name="Preformatted_20_Text"><text:s text:c="7"/>--warc-file=FILENAME <text:s text:c="7"/>save request/response data to a .warc.gz file</text:p>
      <text:p text:style-name="Preformatted_20_Text"><text:s text:c="7"/>--warc-header=STRING <text:s text:c="7"/>insert STRING into the warcinfo record</text:p>
      <text:p text:style-name="Preformatted_20_Text"><text:s text:c="7"/>--warc-max-size=NUMBER <text:s text:c="5"/>set maximum size of WARC files to NUMBER</text:p>
      <text:p text:style-name="Preformatted_20_Text"><text:s text:c="7"/>--warc-cdx <text:s text:c="17"/>write CDX index files</text:p>
      <text:p text:style-name="Preformatted_20_Text"><text:s text:c="7"/>--warc-dedup=FILENAME <text:s text:c="6"/>do not store records listed in this CDX file</text:p>
      <text:p text:style-name="Preformatted_20_Text"><text:s text:c="7"/>--no-warc-compression <text:s text:c="6"/>do not compress WARC files with GZIP</text:p>
      <text:p text:style-name="Preformatted_20_Text"><text:s text:c="7"/>--no-warc-digests <text:s text:c="10"/>do not calculate SHA1 digests</text:p>
      <text:p text:style-name="Preformatted_20_Text"><text:s text:c="7"/>--no-warc-keep-log <text:s text:c="9"/>do not store the log file in a WARC record</text:p>
      <text:p text:style-name="Preformatted_20_Text"><text:s text:c="7"/>--warc-tempdir=DIRECTORY <text:s text:c="3"/>location for temporary files created by the</text:p>
      <text:p text:style-name="Preformatted_20_Text"><text:s text:c="37"/>WARC writer</text:p>
      <text:p text:style-name="Preformatted_20_Text"/>
      <text:p text:style-name="Preformatted_20_Text">Recursive download:</text:p>
      <text:p text:style-name="Preformatted_20_Text"><text:s text:c="2"/>-r, <text:s/>--recursive <text:s text:c="16"/>specify recursive download</text:p>
      <text:p text:style-name="Preformatted_20_Text"><text:s text:c="2"/>-l, <text:s/>--level=NUMBER <text:s text:c="13"/>maximum recursion depth (inf or 0 for infinite)</text:p>
      <text:p text:style-name="Preformatted_20_Text"><text:s text:c="7"/>--delete-after <text:s text:c="13"/>delete files locally after downloading them</text:p>
      <text:p text:style-name="Preformatted_20_Text"><text:s text:c="2"/>-k, <text:s/>--convert-links <text:s text:c="12"/>make links in downloaded HTML or CSS point to</text:p>
      <text:p text:style-name="Preformatted_20_Text"><text:s text:c="37"/>local files</text:p>
      <text:p text:style-name="Preformatted_20_Text"><text:s text:c="7"/>--convert-file-only <text:s text:c="8"/>convert the file part of the URLs only (usually known as the basename)</text:p>
      <text:p text:style-name="Preformatted_20_Text"><text:soft-page-break/><text:s text:c="7"/>--backups=N <text:s text:c="16"/>before writing file X, rotate up to N backup files</text:p>
      <text:p text:style-name="Preformatted_20_Text"><text:s text:c="2"/>-K, <text:s/>--backup-converted <text:s text:c="9"/>before converting file X, back up as X.orig</text:p>
      <text:p text:style-name="Preformatted_20_Text"><text:s text:c="2"/>-m, <text:s/>--mirror <text:s text:c="19"/>shortcut for -N -r -l inf --no-remove-listing</text:p>
      <text:p text:style-name="Preformatted_20_Text"><text:s text:c="2"/>-p, <text:s/>--page-requisites <text:s text:c="10"/>get all images, etc. needed to display HTML page</text:p>
      <text:p text:style-name="Preformatted_20_Text"><text:s text:c="7"/>--strict-comments <text:s text:c="10"/>turn on strict (SGML) handling of HTML comments</text:p>
      <text:p text:style-name="Preformatted_20_Text"/>
      <text:p text:style-name="Preformatted_20_Text">Recursive accept/reject:</text:p>
      <text:p text:style-name="Preformatted_20_Text"><text:s text:c="2"/>-A, <text:s/>--accept=LIST <text:s text:c="14"/>comma-separated list of accepted extensions</text:p>
      <text:p text:style-name="Preformatted_20_Text"><text:s text:c="2"/>-R, <text:s/>--reject=LIST <text:s text:c="14"/>comma-separated list of rejected extensions</text:p>
      <text:p text:style-name="Preformatted_20_Text"><text:s text:c="7"/>--accept-regex=REGEX <text:s text:c="7"/>regex matching accepted URLs</text:p>
      <text:p text:style-name="Preformatted_20_Text"><text:s text:c="7"/>--reject-regex=REGEX <text:s text:c="7"/>regex matching rejected URLs</text:p>
      <text:p text:style-name="Preformatted_20_Text"><text:s text:c="7"/>--regex-type=TYPE <text:s text:c="10"/>regex type (posix|pcre)</text:p>
      <text:p text:style-name="Preformatted_20_Text"><text:s text:c="2"/>-D, <text:s/>--domains=LIST <text:s text:c="13"/>comma-separated list of accepted domains</text:p>
      <text:p text:style-name="Preformatted_20_Text"><text:s text:c="7"/>--exclude-domains=LIST <text:s text:c="5"/>comma-separated list of rejected domains</text:p>
      <text:p text:style-name="Preformatted_20_Text"><text:s text:c="7"/>--follow-ftp <text:s text:c="15"/>follow FTP links from HTML documents</text:p>
      <text:p text:style-name="Preformatted_20_Text"><text:s text:c="7"/>--follow-tags=LIST <text:s text:c="9"/>comma-separated list of followed HTML tags</text:p>
      <text:p text:style-name="Preformatted_20_Text"><text:s text:c="7"/>--ignore-tags=LIST <text:s text:c="9"/>comma-separated list of ignored HTML tags</text:p>
      <text:p text:style-name="Preformatted_20_Text"><text:s text:c="2"/>-H, <text:s/>--span-hosts <text:s text:c="15"/>go to foreign hosts when recursive</text:p>
      <text:p text:style-name="Preformatted_20_Text"><text:s text:c="2"/>-L, <text:s/>--relative <text:s text:c="17"/>follow relative links only</text:p>
      <text:p text:style-name="Preformatted_20_Text"><text:s text:c="2"/>-I, <text:s/>--include-directories=LIST <text:s/>list of allowed directories</text:p>
      <text:p text:style-name="Preformatted_20_Text"><text:s text:c="7"/>--trust-server-names <text:s text:c="7"/>use the name specified by the redirection</text:p>
      <text:p text:style-name="Preformatted_20_Text"><text:s text:c="37"/>URL&amp;apos;s last component</text:p>
      <text:p text:style-name="Preformatted_20_Text"><text:s text:c="2"/>-X, <text:s/>--exclude-directories=LIST <text:s/>list of excluded directories</text:p>
      <text:p text:style-name="Preformatted_20_Text"><text:s text:c="2"/>-np, --no-parent <text:s text:c="16"/>don&amp;apos;t ascend to the parent directory</text:p>
      <text:p text:style-name="Preformatted_20_Text"/>
      <text:p text:style-name="Preformatted_20_Text">Email bug reports, questions, discussions to &lt;bug-wget@gnu.org&gt;</text:p>
      <text:p text:style-name="Preformatted_20_Text">and/or open issues at https://savannah.gnu.org/bugs/?func=additem&amp;group=wget.</text:p>
      <text:p text:style-name="Preformatted_20_Text">(base) <text:span text:style-name="T1">student@bioinfo-Precision-T5600</text:span>:<text:span text:style-name="T2">~</text:span>$ pipe --help</text:p>
      <text:p text:style-name="Preformatted_20_Text"/>
      <text:p text:style-name="Preformatted_20_Text">Command &amp;apos;pipe&amp;apos; not found, did you mean:</text:p>
      <text:p text:style-name="Preformatted_20_Text"/>
      <text:p text:style-name="Preformatted_20_Text"><text:s text:c="2"/>command &amp;apos;piper&amp;apos; from deb piper (0.4-1)</text:p>
      <text:p text:style-name="Preformatted_20_Text"><text:s text:c="2"/>command &amp;apos;spipe&amp;apos; from deb spiped (1.6.0-5)</text:p>
      <text:p text:style-name="Preformatted_20_Text"><text:s text:c="2"/>command &amp;apos;cpipe&amp;apos; from deb cpipe (3.0.1-2)</text:p>
      <text:p text:style-name="Preformatted_20_Text"><text:s text:c="2"/>command &amp;apos;vipe&amp;apos; from deb moreutils (0.63-1)</text:p>
      <text:p text:style-name="Preformatted_20_Text"><text:s text:c="2"/>command &amp;apos;zpipe&amp;apos; from deb opencaster (3.2.2+dfsg-1.1build2)</text:p>
      <text:p text:style-name="Preformatted_20_Text"><text:s text:c="2"/>command &amp;apos;pipx&amp;apos; from deb pipx (0.12.3.1-2ubuntu1)</text:p>
      <text:p text:style-name="Preformatted_20_Text"><text:s text:c="2"/>command &amp;apos;pip&amp;apos; from deb python3-pip (20.0.2-5ubuntu1.10)</text:p>
      <text:p text:style-name="Preformatted_20_Text"><text:s text:c="2"/>command &amp;apos;ipe&amp;apos; from deb ipe (7.2.13-2build1)</text:p>
      <text:p text:style-name="Preformatted_20_Text"><text:s text:c="2"/>command &amp;apos;dpipe&amp;apos; from deb vde2 (2.3.2+r586-2.2build1)</text:p>
      <text:p text:style-name="Preformatted_20_Text"><text:s text:c="2"/>command &amp;apos;pip3&amp;apos; from deb python3-pip (20.0.2-5ubuntu1.10)</text:p>
      <text:p text:style-name="Preformatted_20_Text"><text:s text:c="2"/>command &amp;apos;wipe&amp;apos; from deb wipe (0.24-6)</text:p>
      <text:p text:style-name="Preformatted_20_Text"/>
      <text:p text:style-name="Preformatted_20_Text">Try: sudo apt install &lt;deb name&gt;</text:p>
      <text:p text:style-name="Preformatted_20_Text"/>
      <text:p text:style-name="Preformatted_20_Text">(base) <text:span text:style-name="T1">student@bioinfo-Precision-T5600</text:span>:<text:span text:style-name="T2">~</text:span>$ grep --help</text:p>
      <text:p text:style-name="Preformatted_20_Text">Usage: grep [OPTION]... PATTERNS [FILE]...</text:p>
      <text:p text:style-name="Preformatted_20_Text">Search for PATTERNS in each FILE.</text:p>
      <text:p text:style-name="Preformatted_20_Text">Example: grep -i &amp;apos;hello world&amp;apos; menu.h main.c</text:p>
      <text:p text:style-name="Preformatted_20_Text">PATTERNS can contain multiple patterns separated by newlines.</text:p>
      <text:p text:style-name="Preformatted_20_Text"/>
      <text:p text:style-name="Preformatted_20_Text">Pattern selection and interpretation:</text:p>
      <text:p text:style-name="Preformatted_20_Text"><text:s text:c="2"/>-E, --extended-regexp <text:s text:c="4"/>PATTERNS are extended regular expressions</text:p>
      <text:p text:style-name="Preformatted_20_Text"><text:s text:c="2"/>-F, --fixed-strings <text:s text:c="6"/>PATTERNS are strings</text:p>
      <text:p text:style-name="Preformatted_20_Text"><text:s text:c="2"/>-G, --basic-regexp <text:s text:c="7"/>PATTERNS are basic regular expressions</text:p>
      <text:p text:style-name="Preformatted_20_Text"><text:s text:c="2"/>-P, --perl-regexp <text:s text:c="8"/>PATTERNS are Perl regular expressions</text:p>
      <text:p text:style-name="Preformatted_20_Text"><text:s text:c="2"/>-e, --regexp=PATTERNS <text:s text:c="4"/>use PATTERNS for matching</text:p>
      <text:p text:style-name="Preformatted_20_Text"><text:s text:c="2"/>-f, --file=FILE <text:s text:c="10"/>take PATTERNS from FILE</text:p>
      <text:p text:style-name="Preformatted_20_Text"><text:s text:c="2"/>-i, --ignore-case <text:s text:c="8"/>ignore case distinctions in patterns and data</text:p>
      <text:p text:style-name="Preformatted_20_Text"><text:s text:c="6"/>--no-ignore-case <text:s text:c="5"/>do not ignore case distinctions (default)</text:p>
      <text:p text:style-name="Preformatted_20_Text"><text:s text:c="2"/>-w, --word-regexp <text:s text:c="8"/>match only whole words</text:p>
      <text:p text:style-name="Preformatted_20_Text"><text:soft-page-break/><text:s text:c="2"/>-x, --line-regexp <text:s text:c="8"/>match only whole lines</text:p>
      <text:p text:style-name="Preformatted_20_Text"><text:s text:c="2"/>-z, --null-data <text:s text:c="10"/>a data line ends in 0 byte, not newline</text:p>
      <text:p text:style-name="Preformatted_20_Text"/>
      <text:p text:style-name="Preformatted_20_Text">Miscellaneous:</text:p>
      <text:p text:style-name="Preformatted_20_Text"><text:s text:c="2"/>-s, --no-messages <text:s text:c="8"/>suppress error messages</text:p>
      <text:p text:style-name="Preformatted_20_Text"><text:s text:c="2"/>-v, --invert-match <text:s text:c="7"/>select non-matching lines</text:p>
      <text:p text:style-name="Preformatted_20_Text"><text:s text:c="2"/>-V, --version <text:s text:c="12"/>display version information and exit</text:p>
      <text:p text:style-name="Preformatted_20_Text"><text:s text:c="6"/>--help <text:s text:c="15"/>display this help text and exit</text:p>
      <text:p text:style-name="Preformatted_20_Text"/>
      <text:p text:style-name="Preformatted_20_Text">Output control:</text:p>
      <text:p text:style-name="Preformatted_20_Text"><text:s text:c="2"/>-m, --max-count=NUM <text:s text:c="6"/>stop after NUM selected lines</text:p>
      <text:p text:style-name="Preformatted_20_Text"><text:s text:c="2"/>-b, --byte-offset <text:s text:c="8"/>print the byte offset with output lines</text:p>
      <text:p text:style-name="Preformatted_20_Text"><text:s text:c="2"/>-n, --line-number <text:s text:c="8"/>print line number with output lines</text:p>
      <text:p text:style-name="Preformatted_20_Text"><text:s text:c="6"/>--line-buffered <text:s text:c="6"/>flush output on every line</text:p>
      <text:p text:style-name="Preformatted_20_Text"><text:s text:c="2"/>-H, --with-filename <text:s text:c="6"/>print file name with output lines</text:p>
      <text:p text:style-name="Preformatted_20_Text"><text:s text:c="2"/>-h, --no-filename <text:s text:c="8"/>suppress the file name prefix on output</text:p>
      <text:p text:style-name="Preformatted_20_Text"><text:s text:c="6"/>--label=LABEL <text:s text:c="8"/>use LABEL as the standard input file name prefix</text:p>
      <text:p text:style-name="Preformatted_20_Text"><text:s text:c="2"/>-o, --only-matching <text:s text:c="6"/>show only nonempty parts of lines that match</text:p>
      <text:p text:style-name="Preformatted_20_Text"><text:s text:c="2"/>-q, --quiet, --silent <text:s text:c="4"/>suppress all normal output</text:p>
      <text:p text:style-name="Preformatted_20_Text"><text:s text:c="6"/>--binary-files=TYPE <text:s text:c="2"/>assume that binary files are TYPE;</text:p>
      <text:p text:style-name="Preformatted_20_Text"><text:s text:c="28"/>TYPE is &amp;apos;binary&amp;apos;, &amp;apos;text&amp;apos;, or &amp;apos;without-match&amp;apos;</text:p>
      <text:p text:style-name="Preformatted_20_Text"><text:s text:c="2"/>-a, --text <text:s text:c="15"/>equivalent to --binary-files=text</text:p>
      <text:p text:style-name="Preformatted_20_Text"><text:s text:c="2"/>-I <text:s text:c="23"/>equivalent to --binary-files=without-match</text:p>
      <text:p text:style-name="Preformatted_20_Text"><text:s text:c="2"/>-d, --directories=ACTION <text:s/>how to handle directories;</text:p>
      <text:p text:style-name="Preformatted_20_Text"><text:s text:c="28"/>ACTION is &amp;apos;read&amp;apos;, &amp;apos;recurse&amp;apos;, or &amp;apos;skip&amp;apos;</text:p>
      <text:p text:style-name="Preformatted_20_Text"><text:s text:c="2"/>-D, --devices=ACTION <text:s text:c="5"/>how to handle devices, FIFOs and sockets;</text:p>
      <text:p text:style-name="Preformatted_20_Text"><text:s text:c="28"/>ACTION is &amp;apos;read&amp;apos; or &amp;apos;skip&amp;apos;</text:p>
      <text:p text:style-name="Preformatted_20_Text"><text:s text:c="2"/>-r, --recursive <text:s text:c="10"/>like --directories=recurse</text:p>
      <text:p text:style-name="Preformatted_20_Text"><text:s text:c="2"/>-R, --dereference-recursive <text:s/>likewise, but follow all symlinks</text:p>
      <text:p text:style-name="Preformatted_20_Text"><text:s text:c="6"/>--include=GLOB <text:s text:c="7"/>search only files that match GLOB (a file pattern)</text:p>
      <text:p text:style-name="Preformatted_20_Text"><text:s text:c="6"/>--exclude=GLOB <text:s text:c="7"/>skip files that match GLOB</text:p>
      <text:p text:style-name="Preformatted_20_Text"><text:s text:c="6"/>--exclude-from=FILE <text:s text:c="2"/>skip files that match any file pattern from FILE</text:p>
      <text:p text:style-name="Preformatted_20_Text"><text:s text:c="6"/>--exclude-dir=GLOB <text:s text:c="3"/>skip directories that match GLOB</text:p>
      <text:p text:style-name="Preformatted_20_Text"><text:s text:c="2"/>-L, --files-without-match <text:s/>print only names of FILEs with no selected lines</text:p>
      <text:p text:style-name="Preformatted_20_Text"><text:s text:c="2"/>-l, --files-with-matches <text:s/>print only names of FILEs with selected lines</text:p>
      <text:p text:style-name="Preformatted_20_Text"><text:s text:c="2"/>-c, --count <text:s text:c="14"/>print only a count of selected lines per FILE</text:p>
      <text:p text:style-name="Preformatted_20_Text"><text:s text:c="2"/>-T, --initial-tab <text:s text:c="8"/>make tabs line up (if needed)</text:p>
      <text:p text:style-name="Preformatted_20_Text"><text:s text:c="2"/>-Z, --null <text:s text:c="15"/>print 0 byte after FILE name</text:p>
      <text:p text:style-name="Preformatted_20_Text"/>
      <text:p text:style-name="Preformatted_20_Text">Context control:</text:p>
      <text:p text:style-name="Preformatted_20_Text"><text:s text:c="2"/>-B, --before-context=NUM <text:s/>print NUM lines of leading context</text:p>
      <text:p text:style-name="Preformatted_20_Text"><text:s text:c="2"/>-A, --after-context=NUM <text:s text:c="2"/>print NUM lines of trailing context</text:p>
      <text:p text:style-name="Preformatted_20_Text"><text:s text:c="2"/>-C, --context=NUM <text:s text:c="8"/>print NUM lines of output context</text:p>
      <text:p text:style-name="Preformatted_20_Text"><text:s text:c="2"/>-NUM <text:s text:c="21"/>same as --context=NUM</text:p>
      <text:p text:style-name="Preformatted_20_Text"><text:s text:c="6"/>--color[=WHEN],</text:p>
      <text:p text:style-name="Preformatted_20_Text"><text:s text:c="6"/>--colour[=WHEN] <text:s text:c="6"/>use markers to highlight the matching strings;</text:p>
      <text:p text:style-name="Preformatted_20_Text"><text:s text:c="28"/>WHEN is &amp;apos;always&amp;apos;, &amp;apos;never&amp;apos;, or &amp;apos;auto&amp;apos;</text:p>
      <text:p text:style-name="Preformatted_20_Text"><text:s text:c="2"/>-U, --binary <text:s text:c="13"/>do not strip CR characters at EOL (MSDOS/Windows)</text:p>
      <text:p text:style-name="Preformatted_20_Text"/>
      <text:p text:style-name="Preformatted_20_Text">When FILE is &amp;apos;-&amp;apos;, read standard input. <text:s/>With no FILE, read &amp;apos;.&amp;apos; if</text:p>
      <text:p text:style-name="Preformatted_20_Text">recursive, &amp;apos;-&amp;apos; otherwise. <text:s/>With fewer than two FILEs, assume -h.</text:p>
      <text:p text:style-name="Preformatted_20_Text">Exit status is 0 if any line (or file if -L) is selected, 1 otherwise;</text:p>
      <text:p text:style-name="Preformatted_20_Text">if any error occurs and -q is not given, the exit status is 2.</text:p>
      <text:p text:style-name="Preformatted_20_Text"/>
      <text:p text:style-name="Preformatted_20_Text">Report bugs to: bug-grep@gnu.org</text:p>
      <text:p text:style-name="Preformatted_20_Text">GNU grep home page: &lt;http://www.gnu.org/software/grep/&gt;</text:p>
      <text:p text:style-name="Preformatted_20_Text">General help using GNU software: &lt;https://www.gnu.org/gethelp/&gt;</text:p>
      <text:p text:style-name="Preformatted_20_Text">(base) <text:span text:style-name="T1">student@bioinfo-Precision-T5600</text:span>:<text:span text:style-name="T2">~</text:span>$ sed --help</text:p>
      <text:p text:style-name="Preformatted_20_Text">Usage: sed [OPTION]... {script-only-if-no-other-script} [input-file]...</text:p>
      <text:p text:style-name="Preformatted_20_Text"/>
      <text:p text:style-name="Preformatted_20_Text"><text:soft-page-break/><text:s text:c="2"/>-n, --quiet, --silent</text:p>
      <text:p text:style-name="Preformatted_20_Text"><text:s text:c="17"/>suppress automatic printing of pattern space</text:p>
      <text:p text:style-name="Preformatted_20_Text"><text:s text:c="6"/>--debug</text:p>
      <text:p text:style-name="Preformatted_20_Text"><text:s text:c="17"/>annotate program execution</text:p>
      <text:p text:style-name="Preformatted_20_Text"><text:s text:c="2"/>-e script, --expression=script</text:p>
      <text:p text:style-name="Preformatted_20_Text"><text:s text:c="17"/>add the script to the commands to be executed</text:p>
      <text:p text:style-name="Preformatted_20_Text"><text:s text:c="2"/>-f script-file, --file=script-file</text:p>
      <text:p text:style-name="Preformatted_20_Text"><text:s text:c="17"/>add the contents of script-file to the commands to be executed</text:p>
      <text:p text:style-name="Preformatted_20_Text"><text:s text:c="2"/>--follow-symlinks</text:p>
      <text:p text:style-name="Preformatted_20_Text"><text:s text:c="17"/>follow symlinks when processing in place</text:p>
      <text:p text:style-name="Preformatted_20_Text"><text:s text:c="2"/>-i[SUFFIX], --in-place[=SUFFIX]</text:p>
      <text:p text:style-name="Preformatted_20_Text"><text:s text:c="17"/>edit files in place (makes backup if SUFFIX supplied)</text:p>
      <text:p text:style-name="Preformatted_20_Text"><text:s text:c="2"/>-l N, --line-length=N</text:p>
      <text:p text:style-name="Preformatted_20_Text"><text:s text:c="17"/>specify the desired line-wrap length for the `l&amp;apos; command</text:p>
      <text:p text:style-name="Preformatted_20_Text"><text:s text:c="2"/>--posix</text:p>
      <text:p text:style-name="Preformatted_20_Text"><text:s text:c="17"/>disable all GNU extensions.</text:p>
      <text:p text:style-name="Preformatted_20_Text"><text:s text:c="2"/>-E, -r, --regexp-extended</text:p>
      <text:p text:style-name="Preformatted_20_Text"><text:s text:c="17"/>use extended regular expressions in the script</text:p>
      <text:p text:style-name="Preformatted_20_Text"><text:s text:c="17"/>(for portability use POSIX -E).</text:p>
      <text:p text:style-name="Preformatted_20_Text"><text:s text:c="2"/>-s, --separate</text:p>
      <text:p text:style-name="Preformatted_20_Text"><text:s text:c="17"/>consider files as separate rather than as a single,</text:p>
      <text:p text:style-name="Preformatted_20_Text"><text:s text:c="17"/>continuous long stream.</text:p>
      <text:p text:style-name="Preformatted_20_Text"><text:s text:c="6"/>--sandbox</text:p>
      <text:p text:style-name="Preformatted_20_Text"><text:s text:c="17"/>operate in sandbox mode (disable e/r/w commands).</text:p>
      <text:p text:style-name="Preformatted_20_Text"><text:s text:c="2"/>-u, --unbuffered</text:p>
      <text:p text:style-name="Preformatted_20_Text"><text:s text:c="17"/>load minimal amounts of data from the input files and flush</text:p>
      <text:p text:style-name="Preformatted_20_Text"><text:s text:c="17"/>the output buffers more often</text:p>
      <text:p text:style-name="Preformatted_20_Text"><text:s text:c="2"/>-z, --null-data</text:p>
      <text:p text:style-name="Preformatted_20_Text"><text:s text:c="17"/>separate lines by NUL characters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If no -e, --expression, -f, or --file option is given, then the first</text:p>
      <text:p text:style-name="Preformatted_20_Text">non-option argument is taken as the sed script to interpret. <text:s/>All</text:p>
      <text:p text:style-name="Preformatted_20_Text">remaining arguments are names of input files; if no input files are</text:p>
      <text:p text:style-name="Preformatted_20_Text">specified, then the standard input is read.</text:p>
      <text:p text:style-name="Preformatted_20_Text"/>
      <text:p text:style-name="Preformatted_20_Text">GNU sed home page: &lt;https://www.gnu.org/software/sed/&gt;.</text:p>
      <text:p text:style-name="Preformatted_20_Text">General help using GNU software: &lt;https://www.gnu.org/gethelp/&gt;.</text:p>
      <text:p text:style-name="Preformatted_20_Text">E-mail bug reports to: &lt;bug-sed@gnu.org&gt;.</text:p>
      <text:p text:style-name="Preformatted_20_Text">(base) <text:span text:style-name="T1">student@bioinfo-Precision-T5600</text:span>:<text:span text:style-name="T2">~</text:span>$ ~^C</text:p>
      <text:p text:style-name="P1">(base) <text:span text:style-name="T1">student@bioinfo-Precision-T5600</text:span>:<text:span text:style-name="T2">~</text:span>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8T10:55:13.856704764</meta:creation-date>
    <dc:date>2024-08-28T11:15:12.794243330</dc:date>
    <meta:editing-duration>PT8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9" meta:paragraph-count="1569" meta:word-count="11442" meta:character-count="92742" meta:non-whitespace-character-count="64647"/>
  </office:meta>
</office:document-meta>
</file>